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135.3pt"/>
    </style:style>
    <style:style style:name="co5" style:family="table-column">
      <style:table-column-properties fo:break-before="auto" style:column-width="241.6pt"/>
    </style:style>
    <style:style style:name="co6" style:family="table-column">
      <style:table-column-properties fo:break-before="auto" style:column-width="318.81pt"/>
    </style:style>
    <style:style style:name="co7" style:family="table-column">
      <style:table-column-properties fo:break-before="auto" style:column-width="227.71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130.45pt"/>
    </style:style>
    <style:style style:name="co10" style:family="table-column">
      <style:table-column-properties fo:break-before="auto" style:column-width="184.5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Droid Sans Fallback" style:font-name-complex="Droid Sans Devanagari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enseLog-2017-06-14 13:13:11.204118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cpu_temp</text:p>
          </table:table-cell>
          <table:table-cell office:value-type="string" calcext:value-type="string">
            <text:p>temp_h</text:p>
          </table:table-cell>
          <table:table-cell office:value-type="string" calcext:value-type="string">
            <text:p>temp_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ag_x</text:p>
          </table:table-cell>
          <table:table-cell office:value-type="string" calcext:value-type="string">
            <text:p>mag_y</text:p>
          </table:table-cell>
          <table:table-cell office:value-type="string" calcext:value-type="string">
            <text:p>ma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verage_temp_sense</text:p>
          </table:table-cell>
          <table:table-cell office:value-type="string" calcext:value-type="string">
            <text:p>To adjust temp;</text:p>
          </table:table-cell>
          <table:table-cell table:style-name="ce2" office:value-type="string" calcext:value-type="string">
            <text:p>(cpu_temp – average_temp)</text:p>
          </table:table-cell>
          <table:table-cell office:value-type="string" calcext:value-type="string">
            <text:p>average_temp – ans / X</text:p>
          </table:table-cell>
          <table:table-cell/>
          <table:table-cell office:value-type="string" calcext:value-type="string">
            <text:p>corrected_temp</text:p>
          </table:table-cell>
          <table:table-cell table:number-columns-repeated="2"/>
          <table:table-cell office:value-type="string" calcext:value-type="string">
            <text:p>ambient tem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_temp – (cpu_temp – average_temp) / X = ambient_temp</text:p>
          </table:table-cell>
          <table:table-cell table:number-columns-repeated="7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546257019043" calcext:value-type="float">
            <text:p>37.546257019043</text:p>
          </table:table-cell>
          <table:table-cell office:value-type="float" office:value="1003.04516601563" calcext:value-type="float">
            <text:p>1003.04516601563</text:p>
          </table:table-cell>
          <table:table-cell office:value-type="float" office:value="-4.65083932876587" calcext:value-type="float">
            <text:p>-4.65083932876587</text:p>
          </table:table-cell>
          <table:table-cell office:value-type="float" office:value="2.93412780761719" calcext:value-type="float">
            <text:p>2.93412780761719</text:p>
          </table:table-cell>
          <table:table-cell office:value-type="float" office:value="5.17563009262085" calcext:value-type="float">
            <text:p>5.17563009262085</text:p>
          </table:table-cell>
          <table:table-cell table:style-name="ce1" office:value-type="string" calcext:value-type="string">
            <text:p>2017-06-14 13:13:11.357101</text:p>
          </table:table-cell>
          <table:table-cell table:formula="of:=([.B3]+[.C3])/2" office:value-type="float" office:value="34.2676239013672" calcext:value-type="float">
            <text:p>34.2676239013672</text:p>
          </table:table-cell>
          <table:table-cell/>
          <table:table-cell table:formula="of:=([.A3]-[.J3]) / 1" office:value-type="float" office:value="16.2323760986328" calcext:value-type="float">
            <text:p>16.2323760986328</text:p>
          </table:table-cell>
          <table:table-cell office:value-type="string" calcext:value-type="string">
            <text:p>34.26-(16.23/x)=24.4</text:p>
          </table:table-cell>
          <table:table-cell office:value-type="string" calcext:value-type="string">
            <text:p>-(16.23/x)=24.4-34.26</text:p>
          </table:table-cell>
          <table:table-cell table:formula="of:=[.J3]-([.A3]-[.J3])/1.64771573604061" office:value-type="float" office:value="24.4161818452037" calcext:value-type="float">
            <text:p>24.4161818452037</text:p>
          </table:table-cell>
          <table:table-cell table:number-columns-repeated="2"/>
          <table:table-cell office:value-type="float" office:value="24.4" calcext:value-type="float">
            <text:p>24.4</text:p>
          </table:table-cell>
        </table:table-row>
        <table:table-row table:style-name="ro1">
          <table:table-cell table:number-columns-repeated="9"/>
          <table:table-cell table:formula="of:=([.B4]+[.C4])/2" office:value-type="float" office:value="0" calcext:value-type="float">
            <text:p>0</text:p>
          </table:table-cell>
          <table:table-cell table:number-columns-repeated="4"/>
          <table:table-cell table:formula="of:=[.J4]-([.A4]-[.J4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8174438476562" calcext:value-type="float">
            <text:p>37.8174438476562</text:p>
          </table:table-cell>
          <table:table-cell office:value-type="float" office:value="1003.05029296875" calcext:value-type="float">
            <text:p>1003.05029296875</text:p>
          </table:table-cell>
          <table:table-cell office:value-type="float" office:value="-8.37151050567627" calcext:value-type="float">
            <text:p>-8.37151050567627</text:p>
          </table:table-cell>
          <table:table-cell office:value-type="float" office:value="5.2814302444458" calcext:value-type="float">
            <text:p>5.2814302444458</text:p>
          </table:table-cell>
          <table:table-cell office:value-type="float" office:value="9.31613445281982" calcext:value-type="float">
            <text:p>9.31613445281982</text:p>
          </table:table-cell>
          <table:table-cell table:style-name="ce1" office:value-type="string" calcext:value-type="string">
            <text:p>2017-06-14 13:13:11.382180</text:p>
          </table:table-cell>
          <table:table-cell table:formula="of:=([.B5]+[.C5])/2" office:value-type="float" office:value="34.2942504882812" calcext:value-type="float">
            <text:p>34.2942504882812</text:p>
          </table:table-cell>
          <table:table-cell table:number-columns-repeated="3"/>
          <table:table-cell office:value-type="string" calcext:value-type="string">
            <text:p>-16/x=-9.85</text:p>
          </table:table-cell>
          <table:table-cell table:formula="of:=[.J5]-([.A5]-[.J5])/1.64771573604061" office:value-type="float" office:value="24.4589681290434" calcext:value-type="float">
            <text:p>24.4589681290434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6]+[.C6])/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1[-16/x=-9.85]</text:p>
          </table:table-cell>
          <table:table-cell table:formula="of:=[.J6]-([.A6]-[.J6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8174438476562" calcext:value-type="float">
            <text:p>37.8174438476562</text:p>
          </table:table-cell>
          <table:table-cell office:value-type="float" office:value="1003.05029296875" calcext:value-type="float">
            <text:p>1003.05029296875</text:p>
          </table:table-cell>
          <table:table-cell office:value-type="float" office:value="-11.3474588394165" calcext:value-type="float">
            <text:p>-11.3474588394165</text:p>
          </table:table-cell>
          <table:table-cell office:value-type="float" office:value="7.15934753417969" calcext:value-type="float">
            <text:p>7.15934753417969</text:p>
          </table:table-cell>
          <table:table-cell office:value-type="float" office:value="12.6016130447388" calcext:value-type="float">
            <text:p>12.6016130447388</text:p>
          </table:table-cell>
          <table:table-cell table:style-name="ce1" office:value-type="string" calcext:value-type="string">
            <text:p>2017-06-14 13:13:11.404860</text:p>
          </table:table-cell>
          <table:table-cell table:formula="of:=([.B7]+[.C7])/2" office:value-type="float" office:value="34.2942504882812" calcext:value-type="float">
            <text:p>34.2942504882812</text:p>
          </table:table-cell>
          <table:table-cell table:number-columns-repeated="3"/>
          <table:table-cell table:style-name="ce3" office:value-type="string" calcext:value-type="string">
            <text:p>16.23 = 9.85 x </text:p>
          </table:table-cell>
          <table:table-cell table:formula="of:=[.J7]-([.A7]-[.J7])/1.64771573604061" office:value-type="float" office:value="24.4589681290434" calcext:value-type="float">
            <text:p>24.4589681290434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8]+[.C8])/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6.23 / 9.85 = x </text:p>
          </table:table-cell>
          <table:table-cell table:formula="of:=[.J8]-([.A8]-[.J8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624992370605" calcext:value-type="float">
            <text:p>33.3624992370605</text:p>
          </table:table-cell>
          <table:table-cell office:value-type="float" office:value="37.8174438476562" calcext:value-type="float">
            <text:p>37.8174438476562</text:p>
          </table:table-cell>
          <table:table-cell office:value-type="float" office:value="1003.05200195313" calcext:value-type="float">
            <text:p>1003.05200195313</text:p>
          </table:table-cell>
          <table:table-cell office:value-type="float" office:value="-13.7658786773682" calcext:value-type="float">
            <text:p>-13.7658786773682</text:p>
          </table:table-cell>
          <table:table-cell office:value-type="float" office:value="8.62841129302979" calcext:value-type="float">
            <text:p>8.62841129302979</text:p>
          </table:table-cell>
          <table:table-cell office:value-type="float" office:value="15.2309322357178" calcext:value-type="float">
            <text:p>15.2309322357178</text:p>
          </table:table-cell>
          <table:table-cell table:style-name="ce1" office:value-type="string" calcext:value-type="string">
            <text:p>2017-06-14 13:13:11.428738</text:p>
          </table:table-cell>
          <table:table-cell table:formula="of:=([.B9]+[.C9])/2" office:value-type="float" office:value="34.2973747253418" calcext:value-type="float">
            <text:p>34.2973747253418</text:p>
          </table:table-cell>
          <table:table-cell table:number-columns-repeated="3"/>
          <table:table-cell table:formula="of:=16.23 / 9.85" office:value-type="float" office:value="1.64771573604061" calcext:value-type="float">
            <text:p>1.64771573604061</text:p>
          </table:table-cell>
          <table:table-cell table:formula="of:=[.J9]-([.A9]-[.J9])/1.64771573604061" office:value-type="float" office:value="24.4639884680785" calcext:value-type="float">
            <text:p>24.463988468078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10]+[.C10])/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=1.64771573604061</text:p>
          </table:table-cell>
          <table:table-cell table:formula="of:=[.J10]-([.A10]-[.J10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624992370605" calcext:value-type="float">
            <text:p>33.3624992370605</text:p>
          </table:table-cell>
          <table:table-cell office:value-type="float" office:value="37.8174438476562" calcext:value-type="float">
            <text:p>37.8174438476562</text:p>
          </table:table-cell>
          <table:table-cell office:value-type="float" office:value="1003.05200195313" calcext:value-type="float">
            <text:p>1003.05200195313</text:p>
          </table:table-cell>
          <table:table-cell office:value-type="float" office:value="-15.7006139755249" calcext:value-type="float">
            <text:p>-15.7006139755249</text:p>
          </table:table-cell>
          <table:table-cell office:value-type="float" office:value="9.80366230010986" calcext:value-type="float">
            <text:p>9.80366230010986</text:p>
          </table:table-cell>
          <table:table-cell office:value-type="float" office:value="17.3343868255615" calcext:value-type="float">
            <text:p>17.3343868255615</text:p>
          </table:table-cell>
          <table:table-cell table:style-name="ce1" office:value-type="string" calcext:value-type="string">
            <text:p>2017-06-14 13:13:11.451990</text:p>
          </table:table-cell>
          <table:table-cell table:formula="of:=([.B11]+[.C11])/2" office:value-type="float" office:value="34.3151264190674" calcext:value-type="float">
            <text:p>34.3151264190674</text:p>
          </table:table-cell>
          <table:table-cell table:number-columns-repeated="4"/>
          <table:table-cell table:formula="of:=[.J11]-([.A11]-[.J11])/1.64771573604061" office:value-type="float" office:value="24.492513678945" calcext:value-type="float">
            <text:p>24.49251367894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12]+[.C12])/2" office:value-type="float" office:value="0" calcext:value-type="float">
            <text:p>0</text:p>
          </table:table-cell>
          <table:table-cell table:number-columns-repeated="4"/>
          <table:table-cell table:formula="of:=[.J12]-([.A12]-[.J12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7.9114570617676" calcext:value-type="float">
            <text:p>37.9114570617676</text:p>
          </table:table-cell>
          <table:table-cell office:value-type="float" office:value="1003.05590820313" calcext:value-type="float">
            <text:p>1003.05590820313</text:p>
          </table:table-cell>
          <table:table-cell office:value-type="float" office:value="-17.2583065032959" calcext:value-type="float">
            <text:p>-17.2583065032959</text:p>
          </table:table-cell>
          <table:table-cell office:value-type="float" office:value="10.8563165664673" calcext:value-type="float">
            <text:p>10.8563165664673</text:p>
          </table:table-cell>
          <table:table-cell office:value-type="float" office:value="19.1455879211426" calcext:value-type="float">
            <text:p>19.1455879211426</text:p>
          </table:table-cell>
          <table:table-cell table:style-name="ce1" office:value-type="string" calcext:value-type="string">
            <text:p>2017-06-14 13:13:11.476719</text:p>
          </table:table-cell>
          <table:table-cell table:formula="of:=([.B13]+[.C13])/2" office:value-type="float" office:value="34.3099174499512" calcext:value-type="float">
            <text:p>34.3099174499512</text:p>
          </table:table-cell>
          <table:table-cell table:number-columns-repeated="4"/>
          <table:table-cell table:formula="of:=[.J13]-([.A13]-[.J13])/1.64771573604061" office:value-type="float" office:value="24.4841433822999" calcext:value-type="float">
            <text:p>24.484143382299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14]+[.C14])/2" office:value-type="float" office:value="0" calcext:value-type="float">
            <text:p>0</text:p>
          </table:table-cell>
          <table:table-cell table:number-columns-repeated="4"/>
          <table:table-cell table:formula="of:=[.J14]-([.A14]-[.J14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9114570617676" calcext:value-type="float">
            <text:p>37.9114570617676</text:p>
          </table:table-cell>
          <table:table-cell office:value-type="float" office:value="1003.05419921875" calcext:value-type="float">
            <text:p>1003.05419921875</text:p>
          </table:table-cell>
          <table:table-cell office:value-type="float" office:value="-18.5044612884521" calcext:value-type="float">
            <text:p>-18.5044612884521</text:p>
          </table:table-cell>
          <table:table-cell office:value-type="float" office:value="11.6984405517578" calcext:value-type="float">
            <text:p>11.6984405517578</text:p>
          </table:table-cell>
          <table:table-cell office:value-type="float" office:value="20.5945472717285" calcext:value-type="float">
            <text:p>20.5945472717285</text:p>
          </table:table-cell>
          <table:table-cell table:style-name="ce1" office:value-type="string" calcext:value-type="string">
            <text:p>2017-06-14 13:13:11.502311</text:p>
          </table:table-cell>
          <table:table-cell table:formula="of:=([.B15]+[.C15])/2" office:value-type="float" office:value="34.3120021820068" calcext:value-type="float">
            <text:p>34.3120021820068</text:p>
          </table:table-cell>
          <table:table-cell table:number-columns-repeated="4"/>
          <table:table-cell table:formula="of:=[.J15]-([.A15]-[.J15])/1.64771573604061" office:value-type="float" office:value="24.4874933399099" calcext:value-type="float">
            <text:p>24.487493339909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16]+[.C16])/2" office:value-type="float" office:value="0" calcext:value-type="float">
            <text:p>0</text:p>
          </table:table-cell>
          <table:table-cell table:number-columns-repeated="4"/>
          <table:table-cell table:formula="of:=[.J16]-([.A16]-[.J16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9114570617676" calcext:value-type="float">
            <text:p>37.9114570617676</text:p>
          </table:table-cell>
          <table:table-cell office:value-type="float" office:value="1003.05419921875" calcext:value-type="float">
            <text:p>1003.05419921875</text:p>
          </table:table-cell>
          <table:table-cell office:value-type="float" office:value="-19.4969463348389" calcext:value-type="float">
            <text:p>-19.4969463348389</text:p>
          </table:table-cell>
          <table:table-cell office:value-type="float" office:value="12.485652923584" calcext:value-type="float">
            <text:p>12.485652923584</text:p>
          </table:table-cell>
          <table:table-cell office:value-type="float" office:value="21.4751815795898" calcext:value-type="float">
            <text:p>21.4751815795898</text:p>
          </table:table-cell>
          <table:table-cell table:style-name="ce1" office:value-type="string" calcext:value-type="string">
            <text:p>2017-06-14 13:13:11.524982</text:p>
          </table:table-cell>
          <table:table-cell table:formula="of:=([.B17]+[.C17])/2" office:value-type="float" office:value="34.3120021820068" calcext:value-type="float">
            <text:p>34.3120021820068</text:p>
          </table:table-cell>
          <table:table-cell table:number-columns-repeated="4"/>
          <table:table-cell table:formula="of:=[.J17]-([.A17]-[.J17])/1.64771573604061" office:value-type="float" office:value="24.4874933399099" calcext:value-type="float">
            <text:p>24.487493339909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18]+[.C18])/2" office:value-type="float" office:value="0" calcext:value-type="float">
            <text:p>0</text:p>
          </table:table-cell>
          <table:table-cell table:number-columns-repeated="4"/>
          <table:table-cell table:formula="of:=[.J18]-([.A18]-[.J18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9.5458145141602" calcext:value-type="float">
            <text:p>39.5458145141602</text:p>
          </table:table-cell>
          <table:table-cell office:value-type="float" office:value="1003.05541992188" calcext:value-type="float">
            <text:p>1003.05541992188</text:p>
          </table:table-cell>
          <table:table-cell office:value-type="float" office:value="-20.2909336090088" calcext:value-type="float">
            <text:p>-20.2909336090088</text:p>
          </table:table-cell>
          <table:table-cell office:value-type="float" office:value="13.1154232025146" calcext:value-type="float">
            <text:p>13.1154232025146</text:p>
          </table:table-cell>
          <table:table-cell office:value-type="float" office:value="22.1796894073486" calcext:value-type="float">
            <text:p>22.1796894073486</text:p>
          </table:table-cell>
          <table:table-cell table:style-name="ce1" office:value-type="string" calcext:value-type="string">
            <text:p>2017-06-14 13:13:11.550007</text:p>
          </table:table-cell>
          <table:table-cell table:formula="of:=([.B19]+[.C19])/2" office:value-type="float" office:value="34.254581451416" calcext:value-type="float">
            <text:p>34.254581451416</text:p>
          </table:table-cell>
          <table:table-cell table:number-columns-repeated="4"/>
          <table:table-cell table:formula="of:=[.J19]-([.A19]-[.J19])/1.64771573604061" office:value-type="float" office:value="24.3952239219304" calcext:value-type="float">
            <text:p>24.3952239219304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20]+[.C20])/2" office:value-type="float" office:value="0" calcext:value-type="float">
            <text:p>0</text:p>
          </table:table-cell>
          <table:table-cell table:number-columns-repeated="4"/>
          <table:table-cell table:formula="of:=[.J20]-([.A20]-[.J20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9.5458145141602" calcext:value-type="float">
            <text:p>39.5458145141602</text:p>
          </table:table-cell>
          <table:table-cell office:value-type="float" office:value="1003.05541992188" calcext:value-type="float">
            <text:p>1003.05541992188</text:p>
          </table:table-cell>
          <table:table-cell office:value-type="float" office:value="-20.8866634368896" calcext:value-type="float">
            <text:p>-20.8866634368896</text:p>
          </table:table-cell>
          <table:table-cell office:value-type="float" office:value="13.6414442062378" calcext:value-type="float">
            <text:p>13.6414442062378</text:p>
          </table:table-cell>
          <table:table-cell office:value-type="float" office:value="22.6676006317139" calcext:value-type="float">
            <text:p>22.6676006317139</text:p>
          </table:table-cell>
          <table:table-cell table:style-name="ce1" office:value-type="string" calcext:value-type="string">
            <text:p>2017-06-14 13:13:11.572723</text:p>
          </table:table-cell>
          <table:table-cell table:formula="of:=([.B21]+[.C21])/2" office:value-type="float" office:value="34.254581451416" calcext:value-type="float">
            <text:p>34.254581451416</text:p>
          </table:table-cell>
          <table:table-cell table:number-columns-repeated="4"/>
          <table:table-cell table:formula="of:=[.J21]-([.A21]-[.J21])/1.64771573604061" office:value-type="float" office:value="24.0917735214374" calcext:value-type="float">
            <text:p>24.0917735214374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22]+[.C22])/2" office:value-type="float" office:value="0" calcext:value-type="float">
            <text:p>0</text:p>
          </table:table-cell>
          <table:table-cell table:number-columns-repeated="4"/>
          <table:table-cell table:formula="of:=[.J22]-([.A22]-[.J22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45832824707" calcext:value-type="float">
            <text:p>33.345832824707</text:p>
          </table:table-cell>
          <table:table-cell office:value-type="float" office:value="39.5458145141602" calcext:value-type="float">
            <text:p>39.5458145141602</text:p>
          </table:table-cell>
          <table:table-cell office:value-type="float" office:value="1003.05737304688" calcext:value-type="float">
            <text:p>1003.05737304688</text:p>
          </table:table-cell>
          <table:table-cell office:value-type="float" office:value="-21.3632488250732" calcext:value-type="float">
            <text:p>-21.3632488250732</text:p>
          </table:table-cell>
          <table:table-cell office:value-type="float" office:value="14.0622615814209" calcext:value-type="float">
            <text:p>14.0622615814209</text:p>
          </table:table-cell>
          <table:table-cell office:value-type="float" office:value="23.0579299926758" calcext:value-type="float">
            <text:p>23.0579299926758</text:p>
          </table:table-cell>
          <table:table-cell table:style-name="ce1" office:value-type="string" calcext:value-type="string">
            <text:p>2017-06-14 13:13:11.596550</text:p>
          </table:table-cell>
          <table:table-cell table:formula="of:=([.B23]+[.C23])/2" office:value-type="float" office:value="34.2535400390625" calcext:value-type="float">
            <text:p>34.2535400390625</text:p>
          </table:table-cell>
          <table:table-cell table:number-columns-repeated="4"/>
          <table:table-cell table:formula="of:=[.J23]-([.A23]-[.J23])/1.64771573604061" office:value-type="float" office:value="24.3935504755853" calcext:value-type="float">
            <text:p>24.3935504755853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24]+[.C24])/2" office:value-type="float" office:value="0" calcext:value-type="float">
            <text:p>0</text:p>
          </table:table-cell>
          <table:table-cell table:number-columns-repeated="4"/>
          <table:table-cell table:formula="of:=[.J24]-([.A24]-[.J24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5908203125" calcext:value-type="float">
            <text:p>1003.05908203125</text:p>
          </table:table-cell>
          <table:table-cell office:value-type="float" office:value="-21.8836917877197" calcext:value-type="float">
            <text:p>-21.8836917877197</text:p>
          </table:table-cell>
          <table:table-cell office:value-type="float" office:value="14.5747985839844" calcext:value-type="float">
            <text:p>14.5747985839844</text:p>
          </table:table-cell>
          <table:table-cell office:value-type="float" office:value="23.6388244628906" calcext:value-type="float">
            <text:p>23.6388244628906</text:p>
          </table:table-cell>
          <table:table-cell table:style-name="ce1" office:value-type="string" calcext:value-type="string">
            <text:p>2017-06-14 13:13:11.621468</text:p>
          </table:table-cell>
          <table:table-cell table:formula="of:=([.B25]+[.C25])/2" office:value-type="float" office:value="34.2764987945557" calcext:value-type="float">
            <text:p>34.2764987945557</text:p>
          </table:table-cell>
          <table:table-cell table:number-columns-repeated="4"/>
          <table:table-cell table:formula="of:=[.J25]-([.A25]-[.J25])/1.64771573604061" office:value-type="float" office:value="24.4304429181769" calcext:value-type="float">
            <text:p>24.430442918176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26]+[.C26])/2" office:value-type="float" office:value="0" calcext:value-type="float">
            <text:p>0</text:p>
          </table:table-cell>
          <table:table-cell table:number-columns-repeated="4"/>
          <table:table-cell table:formula="of:=[.J26]-([.A26]-[.J26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5908203125" calcext:value-type="float">
            <text:p>1003.05908203125</text:p>
          </table:table-cell>
          <table:table-cell office:value-type="float" office:value="-22.3000469207764" calcext:value-type="float">
            <text:p>-22.3000469207764</text:p>
          </table:table-cell>
          <table:table-cell office:value-type="float" office:value="14.9848279953003" calcext:value-type="float">
            <text:p>14.9848279953003</text:p>
          </table:table-cell>
          <table:table-cell office:value-type="float" office:value="24.1035404205322" calcext:value-type="float">
            <text:p>24.1035404205322</text:p>
          </table:table-cell>
          <table:table-cell table:style-name="ce1" office:value-type="string" calcext:value-type="string">
            <text:p>2017-06-14 13:13:11.644175</text:p>
          </table:table-cell>
          <table:table-cell table:formula="of:=([.B27]+[.C27])/2" office:value-type="float" office:value="34.2764987945557" calcext:value-type="float">
            <text:p>34.2764987945557</text:p>
          </table:table-cell>
          <table:table-cell table:number-columns-repeated="4"/>
          <table:table-cell table:formula="of:=[.J27]-([.A27]-[.J27])/1.64771573604061" office:value-type="float" office:value="24.4304429181769" calcext:value-type="float">
            <text:p>24.430442918176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28]+[.C28])/2" office:value-type="float" office:value="0" calcext:value-type="float">
            <text:p>0</text:p>
          </table:table-cell>
          <table:table-cell table:number-columns-repeated="4"/>
          <table:table-cell table:formula="of:=[.J28]-([.A28]-[.J28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583335876465" calcext:value-type="float">
            <text:p>33.3583335876465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5444335938" calcext:value-type="float">
            <text:p>1003.05444335938</text:p>
          </table:table-cell>
          <table:table-cell office:value-type="float" office:value="-22.5531330108643" calcext:value-type="float">
            <text:p>-22.5531330108643</text:p>
          </table:table-cell>
          <table:table-cell office:value-type="float" office:value="15.1984996795654" calcext:value-type="float">
            <text:p>15.1984996795654</text:p>
          </table:table-cell>
          <table:table-cell office:value-type="float" office:value="24.62939453125" calcext:value-type="float">
            <text:p>24.62939453125</text:p>
          </table:table-cell>
          <table:table-cell table:style-name="ce1" office:value-type="string" calcext:value-type="string">
            <text:p>2017-06-14 13:13:11.667907</text:p>
          </table:table-cell>
          <table:table-cell table:formula="of:=([.B29]+[.C29])/2" office:value-type="float" office:value="34.2775402069092" calcext:value-type="float">
            <text:p>34.2775402069092</text:p>
          </table:table-cell>
          <table:table-cell table:number-columns-repeated="4"/>
          <table:table-cell table:formula="of:=[.J29]-([.A29]-[.J29])/1.64771573604061" office:value-type="float" office:value="24.432116364522" calcext:value-type="float">
            <text:p>24.432116364522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30]+[.C30])/2" office:value-type="float" office:value="0" calcext:value-type="float">
            <text:p>0</text:p>
          </table:table-cell>
          <table:table-cell table:number-columns-repeated="4"/>
          <table:table-cell table:formula="of:=[.J30]-([.A30]-[.J30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583335876465" calcext:value-type="float">
            <text:p>33.3583335876465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5444335938" calcext:value-type="float">
            <text:p>1003.05444335938</text:p>
          </table:table-cell>
          <table:table-cell office:value-type="float" office:value="-22.7556018829346" calcext:value-type="float">
            <text:p>-22.7556018829346</text:p>
          </table:table-cell>
          <table:table-cell office:value-type="float" office:value="15.3694372177124" calcext:value-type="float">
            <text:p>15.3694372177124</text:p>
          </table:table-cell>
          <table:table-cell office:value-type="float" office:value="25.0500793457031" calcext:value-type="float">
            <text:p>25.0500793457031</text:p>
          </table:table-cell>
          <table:table-cell table:style-name="ce1" office:value-type="string" calcext:value-type="string">
            <text:p>2017-06-14 13:13:11.690578</text:p>
          </table:table-cell>
          <table:table-cell table:formula="of:=([.B31]+[.C31])/2" office:value-type="float" office:value="34.2775402069092" calcext:value-type="float">
            <text:p>34.2775402069092</text:p>
          </table:table-cell>
          <table:table-cell table:number-columns-repeated="4"/>
          <table:table-cell table:formula="of:=[.J31]-([.A31]-[.J31])/1.64771573604061" office:value-type="float" office:value="24.128665964029" calcext:value-type="float">
            <text:p>24.128665964029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32]+[.C32])/2" office:value-type="float" office:value="0" calcext:value-type="float">
            <text:p>0</text:p>
          </table:table-cell>
          <table:table-cell table:number-columns-repeated="4"/>
          <table:table-cell table:formula="of:=[.J32]-([.A32]-[.J32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7.8716812133789" calcext:value-type="float">
            <text:p>37.8716812133789</text:p>
          </table:table-cell>
          <table:table-cell office:value-type="float" office:value="1003.04956054688" calcext:value-type="float">
            <text:p>1003.04956054688</text:p>
          </table:table-cell>
          <table:table-cell office:value-type="float" office:value="-22.7796001434326" calcext:value-type="float">
            <text:p>-22.7796001434326</text:p>
          </table:table-cell>
          <table:table-cell office:value-type="float" office:value="15.1833209991455" calcext:value-type="float">
            <text:p>15.1833209991455</text:p>
          </table:table-cell>
          <table:table-cell office:value-type="float" office:value="25.2709808349609" calcext:value-type="float">
            <text:p>25.2709808349609</text:p>
          </table:table-cell>
          <table:table-cell table:style-name="ce1" office:value-type="string" calcext:value-type="string">
            <text:p>2017-06-14 13:13:11.715781</text:p>
          </table:table-cell>
          <table:table-cell table:formula="of:=([.B33]+[.C33])/2" office:value-type="float" office:value="34.2634563446045" calcext:value-type="float">
            <text:p>34.2634563446045</text:p>
          </table:table-cell>
          <table:table-cell table:number-columns-repeated="4"/>
          <table:table-cell table:formula="of:=[.J33]-([.A33]-[.J33])/1.64771573604061" office:value-type="float" office:value="24.4094849949036" calcext:value-type="float">
            <text:p>24.4094849949036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[.B34]+[.C34])/2" office:value-type="float" office:value="0" calcext:value-type="float">
            <text:p>0</text:p>
          </table:table-cell>
          <table:table-cell table:number-columns-repeated="4"/>
          <table:table-cell table:formula="of:=[.J34]-([.A34]-[.J34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99984741211" calcext:value-type="float">
            <text:p>33.3499984741211</text:p>
          </table:table-cell>
          <table:table-cell office:value-type="float" office:value="37.8716812133789" calcext:value-type="float">
            <text:p>37.8716812133789</text:p>
          </table:table-cell>
          <table:table-cell office:value-type="float" office:value="1003.0478515625" calcext:value-type="float">
            <text:p>1003.0478515625</text:p>
          </table:table-cell>
          <table:table-cell office:value-type="float" office:value="-22.7987995147705" calcext:value-type="float">
            <text:p>-22.7987995147705</text:p>
          </table:table-cell>
          <table:table-cell office:value-type="float" office:value="15.0344285964966" calcext:value-type="float">
            <text:p>15.0344285964966</text:p>
          </table:table-cell>
          <table:table-cell office:value-type="float" office:value="25.4477024078369" calcext:value-type="float">
            <text:p>25.4477024078369</text:p>
          </table:table-cell>
          <table:table-cell table:style-name="ce1" office:value-type="string" calcext:value-type="string">
            <text:p>2017-06-14 13:13:11.739884</text:p>
          </table:table-cell>
          <table:table-cell table:formula="of:=([.B35]+[.C35])/2" office:value-type="float" office:value="34.264497756958" calcext:value-type="float">
            <text:p>34.264497756958</text:p>
          </table:table-cell>
          <table:table-cell table:number-columns-repeated="4"/>
          <table:table-cell table:formula="of:=[.J35]-([.A35]-[.J35])/1.64771573604061" office:value-type="float" office:value="24.4111584412486" calcext:value-type="float">
            <text:p>24.4111584412486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[.J36]-([.A36]-[.J36])/1.6477157360406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99984741211" calcext:value-type="float">
            <text:p>33.3499984741211</text:p>
          </table:table-cell>
          <table:table-cell office:value-type="float" office:value="37.8716812133789" calcext:value-type="float">
            <text:p>37.8716812133789</text:p>
          </table:table-cell>
          <table:table-cell office:value-type="float" office:value="1003.0478515625" calcext:value-type="float">
            <text:p>1003.0478515625</text:p>
          </table:table-cell>
          <table:table-cell office:value-type="float" office:value="-23.5070858001709" calcext:value-type="float">
            <text:p>-23.5070858001709</text:p>
          </table:table-cell>
          <table:table-cell office:value-type="float" office:value="14.8525915145874" calcext:value-type="float">
            <text:p>14.8525915145874</text:p>
          </table:table-cell>
          <table:table-cell office:value-type="float" office:value="25.4371166229248" calcext:value-type="float">
            <text:p>25.4371166229248</text:p>
          </table:table-cell>
          <table:table-cell table:style-name="ce1" office:value-type="string" calcext:value-type="string">
            <text:p>2017-06-14 13:13:11.76269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7.8282928466797" calcext:value-type="float">
            <text:p>37.8282928466797</text:p>
          </table:table-cell>
          <table:table-cell office:value-type="float" office:value="1003.05249023438" calcext:value-type="float">
            <text:p>1003.05249023438</text:p>
          </table:table-cell>
          <table:table-cell office:value-type="float" office:value="-23.4469127655029" calcext:value-type="float">
            <text:p>-23.4469127655029</text:p>
          </table:table-cell>
          <table:table-cell office:value-type="float" office:value="14.6980609893799" calcext:value-type="float">
            <text:p>14.6980609893799</text:p>
          </table:table-cell>
          <table:table-cell office:value-type="float" office:value="25.414852142334" calcext:value-type="float">
            <text:p>25.414852142334</text:p>
          </table:table-cell>
          <table:table-cell table:style-name="ce1" office:value-type="string" calcext:value-type="string">
            <text:p>2017-06-14 13:13:11.78756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7.8282928466797" calcext:value-type="float">
            <text:p>37.8282928466797</text:p>
          </table:table-cell>
          <table:table-cell office:value-type="float" office:value="1003.05249023438" calcext:value-type="float">
            <text:p>1003.05249023438</text:p>
          </table:table-cell>
          <table:table-cell office:value-type="float" office:value="-23.3973369598389" calcext:value-type="float">
            <text:p>-23.3973369598389</text:p>
          </table:table-cell>
          <table:table-cell office:value-type="float" office:value="14.5746212005615" calcext:value-type="float">
            <text:p>14.5746212005615</text:p>
          </table:table-cell>
          <table:table-cell office:value-type="float" office:value="25.331226348877" calcext:value-type="float">
            <text:p>25.331226348877</text:p>
          </table:table-cell>
          <table:table-cell table:style-name="ce1" office:value-type="string" calcext:value-type="string">
            <text:p>2017-06-14 13:13:11.81028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7.8282928466797" calcext:value-type="float">
            <text:p>37.8282928466797</text:p>
          </table:table-cell>
          <table:table-cell office:value-type="float" office:value="1003.0498046875" calcext:value-type="float">
            <text:p>1003.0498046875</text:p>
          </table:table-cell>
          <table:table-cell office:value-type="float" office:value="-23.5045909881592" calcext:value-type="float">
            <text:p>-23.5045909881592</text:p>
          </table:table-cell>
          <table:table-cell office:value-type="float" office:value="14.4610862731934" calcext:value-type="float">
            <text:p>14.4610862731934</text:p>
          </table:table-cell>
          <table:table-cell office:value-type="float" office:value="25.267614364624" calcext:value-type="float">
            <text:p>25.267614364624</text:p>
          </table:table-cell>
          <table:table-cell table:style-name="ce1" office:value-type="string" calcext:value-type="string">
            <text:p>2017-06-14 13:13:11.83419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7.8282928466797" calcext:value-type="float">
            <text:p>37.8282928466797</text:p>
          </table:table-cell>
          <table:table-cell office:value-type="float" office:value="1003.04858398438" calcext:value-type="float">
            <text:p>1003.04858398438</text:p>
          </table:table-cell>
          <table:table-cell office:value-type="float" office:value="-23.5903949737549" calcext:value-type="float">
            <text:p>-23.5903949737549</text:p>
          </table:table-cell>
          <table:table-cell office:value-type="float" office:value="14.3702583312988" calcext:value-type="float">
            <text:p>14.3702583312988</text:p>
          </table:table-cell>
          <table:table-cell office:value-type="float" office:value="25.216724395752" calcext:value-type="float">
            <text:p>25.216724395752</text:p>
          </table:table-cell>
          <table:table-cell table:style-name="ce1" office:value-type="string" calcext:value-type="string">
            <text:p>2017-06-14 13:13:11.85810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7.3076095581055" calcext:value-type="float">
            <text:p>37.3076095581055</text:p>
          </table:table-cell>
          <table:table-cell office:value-type="float" office:value="1003.04858398438" calcext:value-type="float">
            <text:p>1003.04858398438</text:p>
          </table:table-cell>
          <table:table-cell office:value-type="float" office:value="-23.519323348999" calcext:value-type="float">
            <text:p>-23.519323348999</text:p>
          </table:table-cell>
          <table:table-cell office:value-type="float" office:value="14.3291749954224" calcext:value-type="float">
            <text:p>14.3291749954224</text:p>
          </table:table-cell>
          <table:table-cell office:value-type="float" office:value="25.2416019439697" calcext:value-type="float">
            <text:p>25.2416019439697</text:p>
          </table:table-cell>
          <table:table-cell table:style-name="ce1" office:value-type="string" calcext:value-type="string">
            <text:p>2017-06-14 13:13:11.88181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45832824707" calcext:value-type="float">
            <text:p>33.345832824707</text:p>
          </table:table-cell>
          <table:table-cell office:value-type="float" office:value="37.3076095581055" calcext:value-type="float">
            <text:p>37.3076095581055</text:p>
          </table:table-cell>
          <table:table-cell office:value-type="float" office:value="1003.04760742188" calcext:value-type="float">
            <text:p>1003.04760742188</text:p>
          </table:table-cell>
          <table:table-cell office:value-type="float" office:value="-23.4624652862549" calcext:value-type="float">
            <text:p>-23.4624652862549</text:p>
          </table:table-cell>
          <table:table-cell office:value-type="float" office:value="14.2963085174561" calcext:value-type="float">
            <text:p>14.2963085174561</text:p>
          </table:table-cell>
          <table:table-cell office:value-type="float" office:value="25.2615032196045" calcext:value-type="float">
            <text:p>25.2615032196045</text:p>
          </table:table-cell>
          <table:table-cell table:style-name="ce1" office:value-type="string" calcext:value-type="string">
            <text:p>2017-06-14 13:13:11.90598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45832824707" calcext:value-type="float">
            <text:p>33.345832824707</text:p>
          </table:table-cell>
          <table:table-cell office:value-type="float" office:value="37.3076095581055" calcext:value-type="float">
            <text:p>37.3076095581055</text:p>
          </table:table-cell>
          <table:table-cell office:value-type="float" office:value="1003.04760742188" calcext:value-type="float">
            <text:p>1003.04760742188</text:p>
          </table:table-cell>
          <table:table-cell office:value-type="float" office:value="-23.4783515930176" calcext:value-type="float">
            <text:p>-23.4783515930176</text:p>
          </table:table-cell>
          <table:table-cell office:value-type="float" office:value="14.3223028182983" calcext:value-type="float">
            <text:p>14.3223028182983</text:p>
          </table:table-cell>
          <table:table-cell office:value-type="float" office:value="25.0603370666504" calcext:value-type="float">
            <text:p>25.0603370666504</text:p>
          </table:table-cell>
          <table:table-cell table:style-name="ce1" office:value-type="string" calcext:value-type="string">
            <text:p>2017-06-14 13:13:11.93145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7.9223022460937" calcext:value-type="float">
            <text:p>37.9223022460937</text:p>
          </table:table-cell>
          <table:table-cell office:value-type="float" office:value="1003.04321289063" calcext:value-type="float">
            <text:p>1003.04321289063</text:p>
          </table:table-cell>
          <table:table-cell office:value-type="float" office:value="-23.491060256958" calcext:value-type="float">
            <text:p>-23.491060256958</text:p>
          </table:table-cell>
          <table:table-cell office:value-type="float" office:value="14.3430976867676" calcext:value-type="float">
            <text:p>14.3430976867676</text:p>
          </table:table-cell>
          <table:table-cell office:value-type="float" office:value="24.8994045257568" calcext:value-type="float">
            <text:p>24.8994045257568</text:p>
          </table:table-cell>
          <table:table-cell table:style-name="ce1" office:value-type="string" calcext:value-type="string">
            <text:p>2017-06-14 13:13:11.9569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7.9223022460937" calcext:value-type="float">
            <text:p>37.9223022460937</text:p>
          </table:table-cell>
          <table:table-cell office:value-type="float" office:value="1003.04321289063" calcext:value-type="float">
            <text:p>1003.04321289063</text:p>
          </table:table-cell>
          <table:table-cell office:value-type="float" office:value="-23.51003074646" calcext:value-type="float">
            <text:p>-23.51003074646</text:p>
          </table:table-cell>
          <table:table-cell office:value-type="float" office:value="14.2923936843872" calcext:value-type="float">
            <text:p>14.2923936843872</text:p>
          </table:table-cell>
          <table:table-cell office:value-type="float" office:value="24.720235824585" calcext:value-type="float">
            <text:p>24.720235824585</text:p>
          </table:table-cell>
          <table:table-cell table:style-name="ce1" office:value-type="string" calcext:value-type="string">
            <text:p>2017-06-14 13:13:11.98240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7.9223022460937" calcext:value-type="float">
            <text:p>37.9223022460937</text:p>
          </table:table-cell>
          <table:table-cell office:value-type="float" office:value="1003.04321289063" calcext:value-type="float">
            <text:p>1003.04321289063</text:p>
          </table:table-cell>
          <table:table-cell office:value-type="float" office:value="-23.5252075195312" calcext:value-type="float">
            <text:p>-23.5252075195312</text:p>
          </table:table-cell>
          <table:table-cell office:value-type="float" office:value="14.2518310546875" calcext:value-type="float">
            <text:p>14.2518310546875</text:p>
          </table:table-cell>
          <table:table-cell office:value-type="float" office:value="24.5769004821777" calcext:value-type="float">
            <text:p>24.5769004821777</text:p>
          </table:table-cell>
          <table:table-cell table:style-name="ce1" office:value-type="string" calcext:value-type="string">
            <text:p>2017-06-14 13:13:12.00668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8.8660354614258" calcext:value-type="float">
            <text:p>38.8660354614258</text:p>
          </table:table-cell>
          <table:table-cell office:value-type="float" office:value="1003.03833007813" calcext:value-type="float">
            <text:p>1003.03833007813</text:p>
          </table:table-cell>
          <table:table-cell office:value-type="float" office:value="-23.5361156463623" calcext:value-type="float">
            <text:p>-23.5361156463623</text:p>
          </table:table-cell>
          <table:table-cell office:value-type="float" office:value="14.1122398376465" calcext:value-type="float">
            <text:p>14.1122398376465</text:p>
          </table:table-cell>
          <table:table-cell office:value-type="float" office:value="24.4774932861328" calcext:value-type="float">
            <text:p>24.4774932861328</text:p>
          </table:table-cell>
          <table:table-cell table:style-name="ce1" office:value-type="string" calcext:value-type="string">
            <text:p>2017-06-14 13:13:12.04759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8.8660354614258" calcext:value-type="float">
            <text:p>38.8660354614258</text:p>
          </table:table-cell>
          <table:table-cell office:value-type="float" office:value="1003.03588867188" calcext:value-type="float">
            <text:p>1003.03588867188</text:p>
          </table:table-cell>
          <table:table-cell office:value-type="float" office:value="-23.5427856445312" calcext:value-type="float">
            <text:p>-23.5427856445312</text:p>
          </table:table-cell>
          <table:table-cell office:value-type="float" office:value="13.9322862625122" calcext:value-type="float">
            <text:p>13.9322862625122</text:p>
          </table:table-cell>
          <table:table-cell office:value-type="float" office:value="24.5984745025635" calcext:value-type="float">
            <text:p>24.5984745025635</text:p>
          </table:table-cell>
          <table:table-cell table:style-name="ce1" office:value-type="string" calcext:value-type="string">
            <text:p>2017-06-14 13:13:12.0856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7.904224395752" calcext:value-type="float">
            <text:p>37.904224395752</text:p>
          </table:table-cell>
          <table:table-cell office:value-type="float" office:value="1003.03735351563" calcext:value-type="float">
            <text:p>1003.03735351563</text:p>
          </table:table-cell>
          <table:table-cell office:value-type="float" office:value="-23.4342765808105" calcext:value-type="float">
            <text:p>-23.4342765808105</text:p>
          </table:table-cell>
          <table:table-cell office:value-type="float" office:value="13.8099565505981" calcext:value-type="float">
            <text:p>13.8099565505981</text:p>
          </table:table-cell>
          <table:table-cell office:value-type="float" office:value="24.4564628601074" calcext:value-type="float">
            <text:p>24.4564628601074</text:p>
          </table:table-cell>
          <table:table-cell table:style-name="ce1" office:value-type="string" calcext:value-type="string">
            <text:p>2017-06-14 13:13:12.12613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7.904224395752" calcext:value-type="float">
            <text:p>37.904224395752</text:p>
          </table:table-cell>
          <table:table-cell office:value-type="float" office:value="1003.03930664063" calcext:value-type="float">
            <text:p>1003.03930664063</text:p>
          </table:table-cell>
          <table:table-cell office:value-type="float" office:value="-23.347469329834" calcext:value-type="float">
            <text:p>-23.347469329834</text:p>
          </table:table-cell>
          <table:table-cell office:value-type="float" office:value="13.7120923995972" calcext:value-type="float">
            <text:p>13.7120923995972</text:p>
          </table:table-cell>
          <table:table-cell office:value-type="float" office:value="24.3428535461426" calcext:value-type="float">
            <text:p>24.3428535461426</text:p>
          </table:table-cell>
          <table:table-cell table:style-name="ce1" office:value-type="string" calcext:value-type="string">
            <text:p>2017-06-14 13:13:12.16407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479156494141" calcext:value-type="float">
            <text:p>33.3479156494141</text:p>
          </table:table-cell>
          <table:table-cell office:value-type="float" office:value="37.9910049438477" calcext:value-type="float">
            <text:p>37.9910049438477</text:p>
          </table:table-cell>
          <table:table-cell office:value-type="float" office:value="1003.03564453125" calcext:value-type="float">
            <text:p>1003.03564453125</text:p>
          </table:table-cell>
          <table:table-cell office:value-type="float" office:value="-23.3151016235352" calcext:value-type="float">
            <text:p>-23.3151016235352</text:p>
          </table:table-cell>
          <table:table-cell office:value-type="float" office:value="13.786190032959" calcext:value-type="float">
            <text:p>13.786190032959</text:p>
          </table:table-cell>
          <table:table-cell office:value-type="float" office:value="24.3509750366211" calcext:value-type="float">
            <text:p>24.3509750366211</text:p>
          </table:table-cell>
          <table:table-cell table:style-name="ce1" office:value-type="string" calcext:value-type="string">
            <text:p>2017-06-14 13:13:12.20373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541679382324" calcext:value-type="float">
            <text:p>33.3541679382324</text:p>
          </table:table-cell>
          <table:table-cell office:value-type="float" office:value="37.9910049438477" calcext:value-type="float">
            <text:p>37.9910049438477</text:p>
          </table:table-cell>
          <table:table-cell office:value-type="float" office:value="1003.037109375" calcext:value-type="float">
            <text:p>1003.037109375</text:p>
          </table:table-cell>
          <table:table-cell office:value-type="float" office:value="-23.4793643951416" calcext:value-type="float">
            <text:p>-23.4793643951416</text:p>
          </table:table-cell>
          <table:table-cell office:value-type="float" office:value="13.9152917861938" calcext:value-type="float">
            <text:p>13.9152917861938</text:p>
          </table:table-cell>
          <table:table-cell office:value-type="float" office:value="24.5378589630127" calcext:value-type="float">
            <text:p>24.5378589630127</text:p>
          </table:table-cell>
          <table:table-cell table:style-name="ce1" office:value-type="string" calcext:value-type="string">
            <text:p>2017-06-14 13:13:12.24217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8.9564323425293" calcext:value-type="float">
            <text:p>38.9564323425293</text:p>
          </table:table-cell>
          <table:table-cell office:value-type="float" office:value="1003.03759765625" calcext:value-type="float">
            <text:p>1003.03759765625</text:p>
          </table:table-cell>
          <table:table-cell office:value-type="float" office:value="-23.5421867370605" calcext:value-type="float">
            <text:p>-23.5421867370605</text:p>
          </table:table-cell>
          <table:table-cell office:value-type="float" office:value="14.1640882492065" calcext:value-type="float">
            <text:p>14.1640882492065</text:p>
          </table:table-cell>
          <table:table-cell office:value-type="float" office:value="24.6913738250732" calcext:value-type="float">
            <text:p>24.6913738250732</text:p>
          </table:table-cell>
          <table:table-cell table:style-name="ce1" office:value-type="string" calcext:value-type="string">
            <text:p>2017-06-14 13:13:12.28172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99984741211" calcext:value-type="float">
            <text:p>33.3499984741211</text:p>
          </table:table-cell>
          <table:table-cell office:value-type="float" office:value="38.9564323425293" calcext:value-type="float">
            <text:p>38.9564323425293</text:p>
          </table:table-cell>
          <table:table-cell office:value-type="float" office:value="1003.03344726563" calcext:value-type="float">
            <text:p>1003.03344726563</text:p>
          </table:table-cell>
          <table:table-cell office:value-type="float" office:value="-23.5925102233887" calcext:value-type="float">
            <text:p>-23.5925102233887</text:p>
          </table:table-cell>
          <table:table-cell office:value-type="float" office:value="14.3631162643433" calcext:value-type="float">
            <text:p>14.3631162643433</text:p>
          </table:table-cell>
          <table:table-cell office:value-type="float" office:value="24.8171768188477" calcext:value-type="float">
            <text:p>24.8171768188477</text:p>
          </table:table-cell>
          <table:table-cell table:style-name="ce1" office:value-type="string" calcext:value-type="string">
            <text:p>2017-06-14 13:13:12.3197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41667175293" calcext:value-type="float">
            <text:p>33.341667175293</text:p>
          </table:table-cell>
          <table:table-cell office:value-type="float" office:value="38.9564323425293" calcext:value-type="float">
            <text:p>38.9564323425293</text:p>
          </table:table-cell>
          <table:table-cell office:value-type="float" office:value="1003.03540039063" calcext:value-type="float">
            <text:p>1003.03540039063</text:p>
          </table:table-cell>
          <table:table-cell office:value-type="float" office:value="-23.5644874572754" calcext:value-type="float">
            <text:p>-23.5644874572754</text:p>
          </table:table-cell>
          <table:table-cell office:value-type="float" office:value="14.3241081237793" calcext:value-type="float">
            <text:p>14.3241081237793</text:p>
          </table:table-cell>
          <table:table-cell office:value-type="float" office:value="24.9169406890869" calcext:value-type="float">
            <text:p>24.9169406890869</text:p>
          </table:table-cell>
          <table:table-cell table:style-name="ce1" office:value-type="string" calcext:value-type="string">
            <text:p>2017-06-14 13:13:12.35872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8.0597076416016" calcext:value-type="float">
            <text:p>38.0597076416016</text:p>
          </table:table-cell>
          <table:table-cell office:value-type="float" office:value="1003.03271484375" calcext:value-type="float">
            <text:p>1003.03271484375</text:p>
          </table:table-cell>
          <table:table-cell office:value-type="float" office:value="-23.593713760376" calcext:value-type="float">
            <text:p>-23.593713760376</text:p>
          </table:table-cell>
          <table:table-cell office:value-type="float" office:value="14.6377611160278" calcext:value-type="float">
            <text:p>14.6377611160278</text:p>
          </table:table-cell>
          <table:table-cell office:value-type="float" office:value="24.8861675262451" calcext:value-type="float">
            <text:p>24.8861675262451</text:p>
          </table:table-cell>
          <table:table-cell table:style-name="ce1" office:value-type="string" calcext:value-type="string">
            <text:p>2017-06-14 13:13:12.39791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4375" calcext:value-type="float">
            <text:p>33.34375</text:p>
          </table:table-cell>
          <table:table-cell office:value-type="float" office:value="38.0597076416016" calcext:value-type="float">
            <text:p>38.0597076416016</text:p>
          </table:table-cell>
          <table:table-cell office:value-type="float" office:value="1003.03149414063" calcext:value-type="float">
            <text:p>1003.03149414063</text:p>
          </table:table-cell>
          <table:table-cell office:value-type="float" office:value="-23.5733470916748" calcext:value-type="float">
            <text:p>-23.5733470916748</text:p>
          </table:table-cell>
          <table:table-cell office:value-type="float" office:value="14.5895442962646" calcext:value-type="float">
            <text:p>14.5895442962646</text:p>
          </table:table-cell>
          <table:table-cell office:value-type="float" office:value="24.8047180175781" calcext:value-type="float">
            <text:p>24.8047180175781</text:p>
          </table:table-cell>
          <table:table-cell table:style-name="ce1" office:value-type="string" calcext:value-type="string">
            <text:p>2017-06-14 13:13:12.4361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583335876465" calcext:value-type="float">
            <text:p>33.3583335876465</text:p>
          </table:table-cell>
          <table:table-cell office:value-type="float" office:value="36.9532585144043" calcext:value-type="float">
            <text:p>36.9532585144043</text:p>
          </table:table-cell>
          <table:table-cell office:value-type="float" office:value="1003.033203125" calcext:value-type="float">
            <text:p>1003.033203125</text:p>
          </table:table-cell>
          <table:table-cell office:value-type="float" office:value="-23.5615005493164" calcext:value-type="float">
            <text:p>-23.5615005493164</text:p>
          </table:table-cell>
          <table:table-cell office:value-type="float" office:value="14.5504016876221" calcext:value-type="float">
            <text:p>14.5504016876221</text:p>
          </table:table-cell>
          <table:table-cell office:value-type="float" office:value="24.9429836273193" calcext:value-type="float">
            <text:p>24.9429836273193</text:p>
          </table:table-cell>
          <table:table-cell table:style-name="ce1" office:value-type="string" calcext:value-type="string">
            <text:p>2017-06-14 13:13:12.4758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520812988281" calcext:value-type="float">
            <text:p>33.3520812988281</text:p>
          </table:table-cell>
          <table:table-cell office:value-type="float" office:value="36.9532585144043" calcext:value-type="float">
            <text:p>36.9532585144043</text:p>
          </table:table-cell>
          <table:table-cell office:value-type="float" office:value="1003.033203125" calcext:value-type="float">
            <text:p>1003.033203125</text:p>
          </table:table-cell>
          <table:table-cell office:value-type="float" office:value="-23.6037044525146" calcext:value-type="float">
            <text:p>-23.6037044525146</text:p>
          </table:table-cell>
          <table:table-cell office:value-type="float" office:value="14.7001714706421" calcext:value-type="float">
            <text:p>14.7001714706421</text:p>
          </table:table-cell>
          <table:table-cell office:value-type="float" office:value="25.054162979126" calcext:value-type="float">
            <text:p>25.054162979126</text:p>
          </table:table-cell>
          <table:table-cell table:style-name="ce1" office:value-type="string" calcext:value-type="string">
            <text:p>2017-06-14 13:13:12.5140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3499984741211" calcext:value-type="float">
            <text:p>33.3499984741211</text:p>
          </table:table-cell>
          <table:table-cell office:value-type="float" office:value="37.6836585998535" calcext:value-type="float">
            <text:p>37.6836585998535</text:p>
          </table:table-cell>
          <table:table-cell office:value-type="float" office:value="1003.0341796875" calcext:value-type="float">
            <text:p>1003.0341796875</text:p>
          </table:table-cell>
          <table:table-cell office:value-type="float" office:value="-23.6288909912109" calcext:value-type="float">
            <text:p>-23.6288909912109</text:p>
          </table:table-cell>
          <table:table-cell office:value-type="float" office:value="15.0010213851929" calcext:value-type="float">
            <text:p>15.0010213851929</text:p>
          </table:table-cell>
          <table:table-cell office:value-type="float" office:value="24.8792171478271" calcext:value-type="float">
            <text:p>24.8792171478271</text:p>
          </table:table-cell>
          <table:table-cell table:style-name="ce1" office:value-type="string" calcext:value-type="string">
            <text:p>2017-06-14 13:13:12.55613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3541679382324" calcext:value-type="float">
            <text:p>33.3541679382324</text:p>
          </table:table-cell>
          <table:table-cell office:value-type="float" office:value="37.6836585998535" calcext:value-type="float">
            <text:p>37.6836585998535</text:p>
          </table:table-cell>
          <table:table-cell office:value-type="float" office:value="1003.03686523438" calcext:value-type="float">
            <text:p>1003.03686523438</text:p>
          </table:table-cell>
          <table:table-cell office:value-type="float" office:value="-23.7447261810303" calcext:value-type="float">
            <text:p>-23.7447261810303</text:p>
          </table:table-cell>
          <table:table-cell office:value-type="float" office:value="15.0732345581055" calcext:value-type="float">
            <text:p>15.0732345581055</text:p>
          </table:table-cell>
          <table:table-cell office:value-type="float" office:value="24.993070602417" calcext:value-type="float">
            <text:p>24.993070602417</text:p>
          </table:table-cell>
          <table:table-cell table:style-name="ce1" office:value-type="string" calcext:value-type="string">
            <text:p>2017-06-14 13:13:12.59406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541679382324" calcext:value-type="float">
            <text:p>33.3541679382324</text:p>
          </table:table-cell>
          <table:table-cell office:value-type="float" office:value="38.8732681274414" calcext:value-type="float">
            <text:p>38.8732681274414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6965503692627" calcext:value-type="float">
            <text:p>-23.6965503692627</text:p>
          </table:table-cell>
          <table:table-cell office:value-type="float" office:value="15.1344928741455" calcext:value-type="float">
            <text:p>15.1344928741455</text:p>
          </table:table-cell>
          <table:table-cell office:value-type="float" office:value="25.1169185638428" calcext:value-type="float">
            <text:p>25.1169185638428</text:p>
          </table:table-cell>
          <table:table-cell table:style-name="ce1" office:value-type="string" calcext:value-type="string">
            <text:p>2017-06-14 13:13:12.63367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8.8732681274414" calcext:value-type="float">
            <text:p>38.8732681274414</text:p>
          </table:table-cell>
          <table:table-cell office:value-type="float" office:value="1003.03173828125" calcext:value-type="float">
            <text:p>1003.03173828125</text:p>
          </table:table-cell>
          <table:table-cell office:value-type="float" office:value="-23.6580085754395" calcext:value-type="float">
            <text:p>-23.6580085754395</text:p>
          </table:table-cell>
          <table:table-cell office:value-type="float" office:value="15.183500289917" calcext:value-type="float">
            <text:p>15.183500289917</text:p>
          </table:table-cell>
          <table:table-cell office:value-type="float" office:value="25.2159957885742" calcext:value-type="float">
            <text:p>25.2159957885742</text:p>
          </table:table-cell>
          <table:table-cell table:style-name="ce1" office:value-type="string" calcext:value-type="string">
            <text:p>2017-06-14 13:13:12.6716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7342796325684" calcext:value-type="float">
            <text:p>37.7342796325684</text:p>
          </table:table-cell>
          <table:table-cell office:value-type="float" office:value="1003.0283203125" calcext:value-type="float">
            <text:p>1003.0283203125</text:p>
          </table:table-cell>
          <table:table-cell office:value-type="float" office:value="-23.5910224914551" calcext:value-type="float">
            <text:p>-23.5910224914551</text:p>
          </table:table-cell>
          <table:table-cell office:value-type="float" office:value="14.9629020690918" calcext:value-type="float">
            <text:p>14.9629020690918</text:p>
          </table:table-cell>
          <table:table-cell office:value-type="float" office:value="25.3102321624756" calcext:value-type="float">
            <text:p>25.3102321624756</text:p>
          </table:table-cell>
          <table:table-cell table:style-name="ce1" office:value-type="string" calcext:value-type="string">
            <text:p>2017-06-14 13:13:12.7114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3687515258789" calcext:value-type="float">
            <text:p>33.3687515258789</text:p>
          </table:table-cell>
          <table:table-cell office:value-type="float" office:value="37.7342796325684" calcext:value-type="float">
            <text:p>37.7342796325684</text:p>
          </table:table-cell>
          <table:table-cell office:value-type="float" office:value="1003.0263671875" calcext:value-type="float">
            <text:p>1003.0263671875</text:p>
          </table:table-cell>
          <table:table-cell office:value-type="float" office:value="-23.6113719940186" calcext:value-type="float">
            <text:p>-23.6113719940186</text:p>
          </table:table-cell>
          <table:table-cell office:value-type="float" office:value="14.8273601531982" calcext:value-type="float">
            <text:p>14.8273601531982</text:p>
          </table:table-cell>
          <table:table-cell office:value-type="float" office:value="25.2525691986084" calcext:value-type="float">
            <text:p>25.2525691986084</text:p>
          </table:table-cell>
          <table:table-cell table:style-name="ce1" office:value-type="string" calcext:value-type="string">
            <text:p>2017-06-14 13:13:12.74960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3562507629395" calcext:value-type="float">
            <text:p>33.3562507629395</text:p>
          </table:table-cell>
          <table:table-cell office:value-type="float" office:value="37.5860290527344" calcext:value-type="float">
            <text:p>37.5860290527344</text:p>
          </table:table-cell>
          <table:table-cell office:value-type="float" office:value="1003.0283203125" calcext:value-type="float">
            <text:p>1003.0283203125</text:p>
          </table:table-cell>
          <table:table-cell office:value-type="float" office:value="-23.5290336608887" calcext:value-type="float">
            <text:p>-23.5290336608887</text:p>
          </table:table-cell>
          <table:table-cell office:value-type="float" office:value="14.6554546356201" calcext:value-type="float">
            <text:p>14.6554546356201</text:p>
          </table:table-cell>
          <table:table-cell office:value-type="float" office:value="25.2224063873291" calcext:value-type="float">
            <text:p>25.2224063873291</text:p>
          </table:table-cell>
          <table:table-cell table:style-name="ce1" office:value-type="string" calcext:value-type="string">
            <text:p>2017-06-14 13:13:12.78974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3583335876465" calcext:value-type="float">
            <text:p>33.3583335876465</text:p>
          </table:table-cell>
          <table:table-cell office:value-type="float" office:value="37.5860290527344" calcext:value-type="float">
            <text:p>37.5860290527344</text:p>
          </table:table-cell>
          <table:table-cell office:value-type="float" office:value="1003.02807617188" calcext:value-type="float">
            <text:p>1003.02807617188</text:p>
          </table:table-cell>
          <table:table-cell office:value-type="float" office:value="-23.4464225769043" calcext:value-type="float">
            <text:p>-23.4464225769043</text:p>
          </table:table-cell>
          <table:table-cell office:value-type="float" office:value="14.5200757980347" calcext:value-type="float">
            <text:p>14.5200757980347</text:p>
          </table:table-cell>
          <table:table-cell office:value-type="float" office:value="24.4324398040771" calcext:value-type="float">
            <text:p>24.4324398040771</text:p>
          </table:table-cell>
          <table:table-cell table:style-name="ce1" office:value-type="string" calcext:value-type="string">
            <text:p>2017-06-14 13:13:12.82809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3583335876465" calcext:value-type="float">
            <text:p>33.3583335876465</text:p>
          </table:table-cell>
          <table:table-cell office:value-type="float" office:value="37.8102111816406" calcext:value-type="float">
            <text:p>37.8102111816406</text:p>
          </table:table-cell>
          <table:table-cell office:value-type="float" office:value="1003.02880859375" calcext:value-type="float">
            <text:p>1003.02880859375</text:p>
          </table:table-cell>
          <table:table-cell office:value-type="float" office:value="-23.3639583587646" calcext:value-type="float">
            <text:p>-23.3639583587646</text:p>
          </table:table-cell>
          <table:table-cell office:value-type="float" office:value="14.5786247253418" calcext:value-type="float">
            <text:p>14.5786247253418</text:p>
          </table:table-cell>
          <table:table-cell office:value-type="float" office:value="24.4334735870361" calcext:value-type="float">
            <text:p>24.4334735870361</text:p>
          </table:table-cell>
          <table:table-cell table:style-name="ce1" office:value-type="string" calcext:value-type="string">
            <text:p>2017-06-14 13:13:12.86794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3624992370605" calcext:value-type="float">
            <text:p>33.3624992370605</text:p>
          </table:table-cell>
          <table:table-cell office:value-type="float" office:value="37.8102111816406" calcext:value-type="float">
            <text:p>37.8102111816406</text:p>
          </table:table-cell>
          <table:table-cell office:value-type="float" office:value="1003.02709960938" calcext:value-type="float">
            <text:p>1003.02709960938</text:p>
          </table:table-cell>
          <table:table-cell office:value-type="float" office:value="-23.3792171478271" calcext:value-type="float">
            <text:p>-23.3792171478271</text:p>
          </table:table-cell>
          <table:table-cell office:value-type="float" office:value="14.4565181732178" calcext:value-type="float">
            <text:p>14.4565181732178</text:p>
          </table:table-cell>
          <table:table-cell office:value-type="float" office:value="24.7745056152344" calcext:value-type="float">
            <text:p>24.7745056152344</text:p>
          </table:table-cell>
          <table:table-cell table:style-name="ce1" office:value-type="string" calcext:value-type="string">
            <text:p>2017-06-14 13:13:12.90726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666687011719" calcext:value-type="float">
            <text:p>33.3666687011719</text:p>
          </table:table-cell>
          <table:table-cell office:value-type="float" office:value="37.755973815918" calcext:value-type="float">
            <text:p>37.755973815918</text:p>
          </table:table-cell>
          <table:table-cell office:value-type="float" office:value="1003.02880859375" calcext:value-type="float">
            <text:p>1003.02880859375</text:p>
          </table:table-cell>
          <table:table-cell office:value-type="float" office:value="-23.3115100860596" calcext:value-type="float">
            <text:p>-23.3115100860596</text:p>
          </table:table-cell>
          <table:table-cell office:value-type="float" office:value="14.4203119277954" calcext:value-type="float">
            <text:p>14.4203119277954</text:p>
          </table:table-cell>
          <table:table-cell office:value-type="float" office:value="24.8390579223633" calcext:value-type="float">
            <text:p>24.8390579223633</text:p>
          </table:table-cell>
          <table:table-cell table:style-name="ce1" office:value-type="string" calcext:value-type="string">
            <text:p>2017-06-14 13:13:12.94719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708343505859" calcext:value-type="float">
            <text:p>33.3708343505859</text:p>
          </table:table-cell>
          <table:table-cell office:value-type="float" office:value="37.755973815918" calcext:value-type="float">
            <text:p>37.755973815918</text:p>
          </table:table-cell>
          <table:table-cell office:value-type="float" office:value="1003.02880859375" calcext:value-type="float">
            <text:p>1003.02880859375</text:p>
          </table:table-cell>
          <table:table-cell office:value-type="float" office:value="-23.2568206787109" calcext:value-type="float">
            <text:p>-23.2568206787109</text:p>
          </table:table-cell>
          <table:table-cell office:value-type="float" office:value="14.3914136886597" calcext:value-type="float">
            <text:p>14.3914136886597</text:p>
          </table:table-cell>
          <table:table-cell office:value-type="float" office:value="24.8667678833008" calcext:value-type="float">
            <text:p>24.8667678833008</text:p>
          </table:table-cell>
          <table:table-cell table:style-name="ce1" office:value-type="string" calcext:value-type="string">
            <text:p>2017-06-14 13:13:12.98339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645820617676" calcext:value-type="float">
            <text:p>33.3645820617676</text:p>
          </table:table-cell>
          <table:table-cell office:value-type="float" office:value="37.8463706970215" calcext:value-type="float">
            <text:p>37.8463706970215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2167949676514" calcext:value-type="float">
            <text:p>-23.2167949676514</text:p>
          </table:table-cell>
          <table:table-cell office:value-type="float" office:value="14.250002861023" calcext:value-type="float">
            <text:p>14.250002861023</text:p>
          </table:table-cell>
          <table:table-cell office:value-type="float" office:value="24.8893928527832" calcext:value-type="float">
            <text:p>24.8893928527832</text:p>
          </table:table-cell>
          <table:table-cell table:style-name="ce1" office:value-type="string" calcext:value-type="string">
            <text:p>2017-06-14 13:13:13.02351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645820617676" calcext:value-type="float">
            <text:p>33.3645820617676</text:p>
          </table:table-cell>
          <table:table-cell office:value-type="float" office:value="37.8463706970215" calcext:value-type="float">
            <text:p>37.8463706970215</text:p>
          </table:table-cell>
          <table:table-cell office:value-type="float" office:value="1003.03515625" calcext:value-type="float">
            <text:p>1003.03515625</text:p>
          </table:table-cell>
          <table:table-cell office:value-type="float" office:value="-23.2042293548584" calcext:value-type="float">
            <text:p>-23.2042293548584</text:p>
          </table:table-cell>
          <table:table-cell office:value-type="float" office:value="14.0076036453247" calcext:value-type="float">
            <text:p>14.0076036453247</text:p>
          </table:table-cell>
          <table:table-cell office:value-type="float" office:value="24.8873996734619" calcext:value-type="float">
            <text:p>24.8873996734619</text:p>
          </table:table-cell>
          <table:table-cell table:style-name="ce1" office:value-type="string" calcext:value-type="string">
            <text:p>2017-06-14 13:13:13.06786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708343505859" calcext:value-type="float">
            <text:p>33.3708343505859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3442382813" calcext:value-type="float">
            <text:p>1003.03442382813</text:p>
          </table:table-cell>
          <table:table-cell office:value-type="float" office:value="-23.2096767425537" calcext:value-type="float">
            <text:p>-23.2096767425537</text:p>
          </table:table-cell>
          <table:table-cell office:value-type="float" office:value="13.8866662979126" calcext:value-type="float">
            <text:p>13.8866662979126</text:p>
          </table:table-cell>
          <table:table-cell office:value-type="float" office:value="25.0473804473877" calcext:value-type="float">
            <text:p>25.0473804473877</text:p>
          </table:table-cell>
          <table:table-cell table:style-name="ce1" office:value-type="string" calcext:value-type="string">
            <text:p>2017-06-14 13:13:13.108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708343505859" calcext:value-type="float">
            <text:p>33.3708343505859</text:p>
          </table:table-cell>
          <table:table-cell office:value-type="float" office:value="37.9620780944824" calcext:value-type="float">
            <text:p>37.9620780944824</text:p>
          </table:table-cell>
          <table:table-cell office:value-type="float" office:value="1003.04345703125" calcext:value-type="float">
            <text:p>1003.04345703125</text:p>
          </table:table-cell>
          <table:table-cell office:value-type="float" office:value="-23.3637447357178" calcext:value-type="float">
            <text:p>-23.3637447357178</text:p>
          </table:table-cell>
          <table:table-cell office:value-type="float" office:value="13.8941459655762" calcext:value-type="float">
            <text:p>13.8941459655762</text:p>
          </table:table-cell>
          <table:table-cell office:value-type="float" office:value="24.9780025482178" calcext:value-type="float">
            <text:p>24.9780025482178</text:p>
          </table:table-cell>
          <table:table-cell table:style-name="ce1" office:value-type="string" calcext:value-type="string">
            <text:p>2017-06-14 13:13:13.1475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791656494141" calcext:value-type="float">
            <text:p>33.3791656494141</text:p>
          </table:table-cell>
          <table:table-cell office:value-type="float" office:value="38.2043380737305" calcext:value-type="float">
            <text:p>38.2043380737305</text:p>
          </table:table-cell>
          <table:table-cell office:value-type="float" office:value="1003.04345703125" calcext:value-type="float">
            <text:p>1003.04345703125</text:p>
          </table:table-cell>
          <table:table-cell office:value-type="float" office:value="-23.4885025024414" calcext:value-type="float">
            <text:p>-23.4885025024414</text:p>
          </table:table-cell>
          <table:table-cell office:value-type="float" office:value="13.8999366760254" calcext:value-type="float">
            <text:p>13.8999366760254</text:p>
          </table:table-cell>
          <table:table-cell office:value-type="float" office:value="24.9913063049316" calcext:value-type="float">
            <text:p>24.9913063049316</text:p>
          </table:table-cell>
          <table:table-cell table:style-name="ce1" office:value-type="string" calcext:value-type="string">
            <text:p>2017-06-14 13:13:13.18544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72917175293" calcext:value-type="float">
            <text:p>33.372917175293</text:p>
          </table:table-cell>
          <table:table-cell office:value-type="float" office:value="38.2043380737305" calcext:value-type="float">
            <text:p>38.2043380737305</text:p>
          </table:table-cell>
          <table:table-cell office:value-type="float" office:value="1003.05249023438" calcext:value-type="float">
            <text:p>1003.05249023438</text:p>
          </table:table-cell>
          <table:table-cell office:value-type="float" office:value="-23.444185256958" calcext:value-type="float">
            <text:p>-23.444185256958</text:p>
          </table:table-cell>
          <table:table-cell office:value-type="float" office:value="14.1110010147095" calcext:value-type="float">
            <text:p>14.1110010147095</text:p>
          </table:table-cell>
          <table:table-cell office:value-type="float" office:value="24.9981155395508" calcext:value-type="float">
            <text:p>24.9981155395508</text:p>
          </table:table-cell>
          <table:table-cell table:style-name="ce1" office:value-type="string" calcext:value-type="string">
            <text:p>2017-06-14 13:13:13.22371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791656494141" calcext:value-type="float">
            <text:p>33.3791656494141</text:p>
          </table:table-cell>
          <table:table-cell office:value-type="float" office:value="38.2043380737305" calcext:value-type="float">
            <text:p>38.2043380737305</text:p>
          </table:table-cell>
          <table:table-cell office:value-type="float" office:value="1003.06372070313" calcext:value-type="float">
            <text:p>1003.06372070313</text:p>
          </table:table-cell>
          <table:table-cell office:value-type="float" office:value="-23.365421295166" calcext:value-type="float">
            <text:p>-23.365421295166</text:p>
          </table:table-cell>
          <table:table-cell office:value-type="float" office:value="14.2678899765015" calcext:value-type="float">
            <text:p>14.2678899765015</text:p>
          </table:table-cell>
          <table:table-cell office:value-type="float" office:value="25.0235767364502" calcext:value-type="float">
            <text:p>25.0235767364502</text:p>
          </table:table-cell>
          <table:table-cell table:style-name="ce1" office:value-type="string" calcext:value-type="string">
            <text:p>2017-06-14 13:13:13.26266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75" calcext:value-type="float">
            <text:p>33.375</text:p>
          </table:table-cell>
          <table:table-cell office:value-type="float" office:value="36.9243316650391" calcext:value-type="float">
            <text:p>36.9243316650391</text:p>
          </table:table-cell>
          <table:table-cell office:value-type="float" office:value="1003.06176757813" calcext:value-type="float">
            <text:p>1003.06176757813</text:p>
          </table:table-cell>
          <table:table-cell office:value-type="float" office:value="-23.245080947876" calcext:value-type="float">
            <text:p>-23.245080947876</text:p>
          </table:table-cell>
          <table:table-cell office:value-type="float" office:value="14.432505607605" calcext:value-type="float">
            <text:p>14.432505607605</text:p>
          </table:table-cell>
          <table:table-cell office:value-type="float" office:value="24.8870735168457" calcext:value-type="float">
            <text:p>24.8870735168457</text:p>
          </table:table-cell>
          <table:table-cell table:style-name="ce1" office:value-type="string" calcext:value-type="string">
            <text:p>2017-06-14 13:13:13.30153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791656494141" calcext:value-type="float">
            <text:p>33.3791656494141</text:p>
          </table:table-cell>
          <table:table-cell office:value-type="float" office:value="36.9243316650391" calcext:value-type="float">
            <text:p>36.9243316650391</text:p>
          </table:table-cell>
          <table:table-cell office:value-type="float" office:value="1003.06811523438" calcext:value-type="float">
            <text:p>1003.06811523438</text:p>
          </table:table-cell>
          <table:table-cell office:value-type="float" office:value="-23.1530590057373" calcext:value-type="float">
            <text:p>-23.1530590057373</text:p>
          </table:table-cell>
          <table:table-cell office:value-type="float" office:value="14.5636539459229" calcext:value-type="float">
            <text:p>14.5636539459229</text:p>
          </table:table-cell>
          <table:table-cell office:value-type="float" office:value="24.9723205566406" calcext:value-type="float">
            <text:p>24.9723205566406</text:p>
          </table:table-cell>
          <table:table-cell table:style-name="ce1" office:value-type="string" calcext:value-type="string">
            <text:p>2017-06-14 13:13:13.33974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812484741211" calcext:value-type="float">
            <text:p>33.3812484741211</text:p>
          </table:table-cell>
          <table:table-cell office:value-type="float" office:value="40.3449172973633" calcext:value-type="float">
            <text:p>40.3449172973633</text:p>
          </table:table-cell>
          <table:table-cell office:value-type="float" office:value="1003.07446289063" calcext:value-type="float">
            <text:p>1003.07446289063</text:p>
          </table:table-cell>
          <table:table-cell office:value-type="float" office:value="-23.07448387146" calcext:value-type="float">
            <text:p>-23.07448387146</text:p>
          </table:table-cell>
          <table:table-cell office:value-type="float" office:value="14.7023134231567" calcext:value-type="float">
            <text:p>14.7023134231567</text:p>
          </table:table-cell>
          <table:table-cell office:value-type="float" office:value="25.0403022766113" calcext:value-type="float">
            <text:p>25.0403022766113</text:p>
          </table:table-cell>
          <table:table-cell table:style-name="ce1" office:value-type="string" calcext:value-type="string">
            <text:p>2017-06-14 13:13:13.37933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854179382324" calcext:value-type="float">
            <text:p>33.3854179382324</text:p>
          </table:table-cell>
          <table:table-cell office:value-type="float" office:value="40.3449172973633" calcext:value-type="float">
            <text:p>40.3449172973633</text:p>
          </table:table-cell>
          <table:table-cell office:value-type="float" office:value="1003.07568359375" calcext:value-type="float">
            <text:p>1003.07568359375</text:p>
          </table:table-cell>
          <table:table-cell office:value-type="float" office:value="-23.1485004425049" calcext:value-type="float">
            <text:p>-23.1485004425049</text:p>
          </table:table-cell>
          <table:table-cell office:value-type="float" office:value="14.7360706329346" calcext:value-type="float">
            <text:p>14.7360706329346</text:p>
          </table:table-cell>
          <table:table-cell office:value-type="float" office:value="25.1786842346191" calcext:value-type="float">
            <text:p>25.1786842346191</text:p>
          </table:table-cell>
          <table:table-cell table:style-name="ce1" office:value-type="string" calcext:value-type="string">
            <text:p>2017-06-14 13:13:13.41783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75" calcext:value-type="float">
            <text:p>33.375</text:p>
          </table:table-cell>
          <table:table-cell office:value-type="float" office:value="38.3525886535645" calcext:value-type="float">
            <text:p>38.3525886535645</text:p>
          </table:table-cell>
          <table:table-cell office:value-type="float" office:value="1003.07592773438" calcext:value-type="float">
            <text:p>1003.07592773438</text:p>
          </table:table-cell>
          <table:table-cell office:value-type="float" office:value="-23.1473407745361" calcext:value-type="float">
            <text:p>-23.1473407745361</text:p>
          </table:table-cell>
          <table:table-cell office:value-type="float" office:value="14.9591398239136" calcext:value-type="float">
            <text:p>14.9591398239136</text:p>
          </table:table-cell>
          <table:table-cell office:value-type="float" office:value="25.3861083984375" calcext:value-type="float">
            <text:p>25.3861083984375</text:p>
          </table:table-cell>
          <table:table-cell table:style-name="ce1" office:value-type="string" calcext:value-type="string">
            <text:p>2017-06-14 13:13:13.45773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3854179382324" calcext:value-type="float">
            <text:p>33.3854179382324</text:p>
          </table:table-cell>
          <table:table-cell office:value-type="float" office:value="38.3525886535645" calcext:value-type="float">
            <text:p>38.3525886535645</text:p>
          </table:table-cell>
          <table:table-cell office:value-type="float" office:value="1003.07202148438" calcext:value-type="float">
            <text:p>1003.07202148438</text:p>
          </table:table-cell>
          <table:table-cell office:value-type="float" office:value="-23.1476345062256" calcext:value-type="float">
            <text:p>-23.1476345062256</text:p>
          </table:table-cell>
          <table:table-cell office:value-type="float" office:value="15.3068561553955" calcext:value-type="float">
            <text:p>15.3068561553955</text:p>
          </table:table-cell>
          <table:table-cell office:value-type="float" office:value="25.4947280883789" calcext:value-type="float">
            <text:p>25.4947280883789</text:p>
          </table:table-cell>
          <table:table-cell table:style-name="ce1" office:value-type="string" calcext:value-type="string">
            <text:p>2017-06-14 13:13:13.49589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3833312988281" calcext:value-type="float">
            <text:p>33.3833312988281</text:p>
          </table:table-cell>
          <table:table-cell office:value-type="float" office:value="38.0380096435547" calcext:value-type="float">
            <text:p>38.0380096435547</text:p>
          </table:table-cell>
          <table:table-cell office:value-type="float" office:value="1003.07275390625" calcext:value-type="float">
            <text:p>1003.07275390625</text:p>
          </table:table-cell>
          <table:table-cell office:value-type="float" office:value="-23.180570602417" calcext:value-type="float">
            <text:p>-23.180570602417</text:p>
          </table:table-cell>
          <table:table-cell office:value-type="float" office:value="15.5855016708374" calcext:value-type="float">
            <text:p>15.5855016708374</text:p>
          </table:table-cell>
          <table:table-cell office:value-type="float" office:value="25.5823440551758" calcext:value-type="float">
            <text:p>25.5823440551758</text:p>
          </table:table-cell>
          <table:table-cell table:style-name="ce1" office:value-type="string" calcext:value-type="string">
            <text:p>2017-06-14 13:13:13.53568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5" calcext:value-type="float">
            <text:p>35.25</text:p>
          </table:table-cell>
          <table:table-cell office:value-type="float" office:value="33.3812484741211" calcext:value-type="float">
            <text:p>33.3812484741211</text:p>
          </table:table-cell>
          <table:table-cell office:value-type="float" office:value="38.0380096435547" calcext:value-type="float">
            <text:p>38.0380096435547</text:p>
          </table:table-cell>
          <table:table-cell office:value-type="float" office:value="1003.072265625" calcext:value-type="float">
            <text:p>1003.072265625</text:p>
          </table:table-cell>
          <table:table-cell office:value-type="float" office:value="-23.1931266784668" calcext:value-type="float">
            <text:p>-23.1931266784668</text:p>
          </table:table-cell>
          <table:table-cell office:value-type="float" office:value="15.8255729675293" calcext:value-type="float">
            <text:p>15.8255729675293</text:p>
          </table:table-cell>
          <table:table-cell office:value-type="float" office:value="25.5085544586182" calcext:value-type="float">
            <text:p>25.5085544586182</text:p>
          </table:table-cell>
          <table:table-cell table:style-name="ce1" office:value-type="string" calcext:value-type="string">
            <text:p>2017-06-14 13:13:13.57753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833312988281" calcext:value-type="float">
            <text:p>33.3833312988281</text:p>
          </table:table-cell>
          <table:table-cell office:value-type="float" office:value="38.5912322998047" calcext:value-type="float">
            <text:p>38.5912322998047</text:p>
          </table:table-cell>
          <table:table-cell office:value-type="float" office:value="1003.07104492188" calcext:value-type="float">
            <text:p>1003.07104492188</text:p>
          </table:table-cell>
          <table:table-cell office:value-type="float" office:value="-23.2262763977051" calcext:value-type="float">
            <text:p>-23.2262763977051</text:p>
          </table:table-cell>
          <table:table-cell office:value-type="float" office:value="15.6119537353516" calcext:value-type="float">
            <text:p>15.6119537353516</text:p>
          </table:table-cell>
          <table:table-cell office:value-type="float" office:value="25.5320491790771" calcext:value-type="float">
            <text:p>25.5320491790771</text:p>
          </table:table-cell>
          <table:table-cell table:style-name="ce1" office:value-type="string" calcext:value-type="string">
            <text:p>2017-06-14 13:13:13.61746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3812484741211" calcext:value-type="float">
            <text:p>33.3812484741211</text:p>
          </table:table-cell>
          <table:table-cell office:value-type="float" office:value="38.5912322998047" calcext:value-type="float">
            <text:p>38.5912322998047</text:p>
          </table:table-cell>
          <table:table-cell office:value-type="float" office:value="1003.07275390625" calcext:value-type="float">
            <text:p>1003.07275390625</text:p>
          </table:table-cell>
          <table:table-cell office:value-type="float" office:value="-23.1888751983643" calcext:value-type="float">
            <text:p>-23.1888751983643</text:p>
          </table:table-cell>
          <table:table-cell office:value-type="float" office:value="15.4843235015869" calcext:value-type="float">
            <text:p>15.4843235015869</text:p>
          </table:table-cell>
          <table:table-cell office:value-type="float" office:value="25.8363456726074" calcext:value-type="float">
            <text:p>25.8363456726074</text:p>
          </table:table-cell>
          <table:table-cell table:style-name="ce1" office:value-type="string" calcext:value-type="string">
            <text:p>2017-06-14 13:13:13.65573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895835876465" calcext:value-type="float">
            <text:p>33.3895835876465</text:p>
          </table:table-cell>
          <table:table-cell office:value-type="float" office:value="37.640266418457" calcext:value-type="float">
            <text:p>37.640266418457</text:p>
          </table:table-cell>
          <table:table-cell office:value-type="float" office:value="1003.07763671875" calcext:value-type="float">
            <text:p>1003.07763671875</text:p>
          </table:table-cell>
          <table:table-cell office:value-type="float" office:value="-23.1605892181396" calcext:value-type="float">
            <text:p>-23.1605892181396</text:p>
          </table:table-cell>
          <table:table-cell office:value-type="float" office:value="15.3820095062256" calcext:value-type="float">
            <text:p>15.3820095062256</text:p>
          </table:table-cell>
          <table:table-cell office:value-type="float" office:value="26.1545715332031" calcext:value-type="float">
            <text:p>26.1545715332031</text:p>
          </table:table-cell>
          <table:table-cell table:style-name="ce1" office:value-type="string" calcext:value-type="string">
            <text:p>2017-06-14 13:13:13.69538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854179382324" calcext:value-type="float">
            <text:p>33.3854179382324</text:p>
          </table:table-cell>
          <table:table-cell office:value-type="float" office:value="37.640266418457" calcext:value-type="float">
            <text:p>37.640266418457</text:p>
          </table:table-cell>
          <table:table-cell office:value-type="float" office:value="1003.07543945313" calcext:value-type="float">
            <text:p>1003.07543945313</text:p>
          </table:table-cell>
          <table:table-cell office:value-type="float" office:value="-23.1689395904541" calcext:value-type="float">
            <text:p>-23.1689395904541</text:p>
          </table:table-cell>
          <table:table-cell office:value-type="float" office:value="15.1822595596313" calcext:value-type="float">
            <text:p>15.1822595596313</text:p>
          </table:table-cell>
          <table:table-cell office:value-type="float" office:value="26.4102077484131" calcext:value-type="float">
            <text:p>26.4102077484131</text:p>
          </table:table-cell>
          <table:table-cell table:style-name="ce1" office:value-type="string" calcext:value-type="string">
            <text:p>2017-06-14 13:13:13.7331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812484741211" calcext:value-type="float">
            <text:p>33.3812484741211</text:p>
          </table:table-cell>
          <table:table-cell office:value-type="float" office:value="37.9006080627441" calcext:value-type="float">
            <text:p>37.9006080627441</text:p>
          </table:table-cell>
          <table:table-cell office:value-type="float" office:value="1003.07568359375" calcext:value-type="float">
            <text:p>1003.07568359375</text:p>
          </table:table-cell>
          <table:table-cell office:value-type="float" office:value="-23.2576694488525" calcext:value-type="float">
            <text:p>-23.2576694488525</text:p>
          </table:table-cell>
          <table:table-cell office:value-type="float" office:value="15.0646886825562" calcext:value-type="float">
            <text:p>15.0646886825562</text:p>
          </table:table-cell>
          <table:table-cell office:value-type="float" office:value="26.1050910949707" calcext:value-type="float">
            <text:p>26.1050910949707</text:p>
          </table:table-cell>
          <table:table-cell table:style-name="ce1" office:value-type="string" calcext:value-type="string">
            <text:p>2017-06-14 13:13:13.77303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791656494141" calcext:value-type="float">
            <text:p>33.3791656494141</text:p>
          </table:table-cell>
          <table:table-cell office:value-type="float" office:value="37.9006080627441" calcext:value-type="float">
            <text:p>37.9006080627441</text:p>
          </table:table-cell>
          <table:table-cell office:value-type="float" office:value="1003.068359375" calcext:value-type="float">
            <text:p>1003.068359375</text:p>
          </table:table-cell>
          <table:table-cell office:value-type="float" office:value="-23.2864665985107" calcext:value-type="float">
            <text:p>-23.2864665985107</text:p>
          </table:table-cell>
          <table:table-cell office:value-type="float" office:value="14.8738174438477" calcext:value-type="float">
            <text:p>14.8738174438477</text:p>
          </table:table-cell>
          <table:table-cell office:value-type="float" office:value="25.9889450073242" calcext:value-type="float">
            <text:p>25.9889450073242</text:p>
          </table:table-cell>
          <table:table-cell table:style-name="ce1" office:value-type="string" calcext:value-type="string">
            <text:p>2017-06-14 13:13:13.81104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7.9403839111328" calcext:value-type="float">
            <text:p>37.9403839111328</text:p>
          </table:table-cell>
          <table:table-cell office:value-type="float" office:value="1003.06958007813" calcext:value-type="float">
            <text:p>1003.06958007813</text:p>
          </table:table-cell>
          <table:table-cell office:value-type="float" office:value="-23.3136653900146" calcext:value-type="float">
            <text:p>-23.3136653900146</text:p>
          </table:table-cell>
          <table:table-cell office:value-type="float" office:value="14.8674163818359" calcext:value-type="float">
            <text:p>14.8674163818359</text:p>
          </table:table-cell>
          <table:table-cell office:value-type="float" office:value="25.9883499145508" calcext:value-type="float">
            <text:p>25.9883499145508</text:p>
          </table:table-cell>
          <table:table-cell table:style-name="ce1" office:value-type="string" calcext:value-type="string">
            <text:p>2017-06-14 13:13:13.85113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895835876465" calcext:value-type="float">
            <text:p>33.3895835876465</text:p>
          </table:table-cell>
          <table:table-cell office:value-type="float" office:value="37.9403839111328" calcext:value-type="float">
            <text:p>37.9403839111328</text:p>
          </table:table-cell>
          <table:table-cell office:value-type="float" office:value="1003.0654296875" calcext:value-type="float">
            <text:p>1003.0654296875</text:p>
          </table:table-cell>
          <table:table-cell office:value-type="float" office:value="-23.3136234283447" calcext:value-type="float">
            <text:p>-23.3136234283447</text:p>
          </table:table-cell>
          <table:table-cell office:value-type="float" office:value="14.8619804382324" calcext:value-type="float">
            <text:p>14.8619804382324</text:p>
          </table:table-cell>
          <table:table-cell office:value-type="float" office:value="25.9873943328857" calcext:value-type="float">
            <text:p>25.9873943328857</text:p>
          </table:table-cell>
          <table:table-cell table:style-name="ce1" office:value-type="string" calcext:value-type="string">
            <text:p>2017-06-14 13:13:13.89104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7.8716812133789" calcext:value-type="float">
            <text:p>37.8716812133789</text:p>
          </table:table-cell>
          <table:table-cell office:value-type="float" office:value="1003.06616210938" calcext:value-type="float">
            <text:p>1003.06616210938</text:p>
          </table:table-cell>
          <table:table-cell office:value-type="float" office:value="-23.3476428985596" calcext:value-type="float">
            <text:p>-23.3476428985596</text:p>
          </table:table-cell>
          <table:table-cell office:value-type="float" office:value="14.6667022705078" calcext:value-type="float">
            <text:p>14.6667022705078</text:p>
          </table:table-cell>
          <table:table-cell office:value-type="float" office:value="25.9281845092773" calcext:value-type="float">
            <text:p>25.9281845092773</text:p>
          </table:table-cell>
          <table:table-cell table:style-name="ce1" office:value-type="string" calcext:value-type="string">
            <text:p>2017-06-14 13:13:13.93144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3875007629395" calcext:value-type="float">
            <text:p>33.3875007629395</text:p>
          </table:table-cell>
          <table:table-cell office:value-type="float" office:value="37.8716812133789" calcext:value-type="float">
            <text:p>37.8716812133789</text:p>
          </table:table-cell>
          <table:table-cell office:value-type="float" office:value="1003.06518554688" calcext:value-type="float">
            <text:p>1003.06518554688</text:p>
          </table:table-cell>
          <table:table-cell office:value-type="float" office:value="-23.3888359069824" calcext:value-type="float">
            <text:p>-23.3888359069824</text:p>
          </table:table-cell>
          <table:table-cell office:value-type="float" office:value="14.4601936340332" calcext:value-type="float">
            <text:p>14.4601936340332</text:p>
          </table:table-cell>
          <table:table-cell office:value-type="float" office:value="25.8065319061279" calcext:value-type="float">
            <text:p>25.8065319061279</text:p>
          </table:table-cell>
          <table:table-cell table:style-name="ce1" office:value-type="string" calcext:value-type="string">
            <text:p>2017-06-14 13:13:13.96976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937492370605" calcext:value-type="float">
            <text:p>33.3937492370605</text:p>
          </table:table-cell>
          <table:table-cell office:value-type="float" office:value="37.7993659973145" calcext:value-type="float">
            <text:p>37.7993659973145</text:p>
          </table:table-cell>
          <table:table-cell office:value-type="float" office:value="1003.06982421875" calcext:value-type="float">
            <text:p>1003.06982421875</text:p>
          </table:table-cell>
          <table:table-cell office:value-type="float" office:value="-23.5062694549561" calcext:value-type="float">
            <text:p>-23.5062694549561</text:p>
          </table:table-cell>
          <table:table-cell office:value-type="float" office:value="14.0820016860962" calcext:value-type="float">
            <text:p>14.0820016860962</text:p>
          </table:table-cell>
          <table:table-cell office:value-type="float" office:value="25.7296867370605" calcext:value-type="float">
            <text:p>25.7296867370605</text:p>
          </table:table-cell>
          <table:table-cell table:style-name="ce1" office:value-type="string" calcext:value-type="string">
            <text:p>2017-06-14 13:13:14.00966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895835876465" calcext:value-type="float">
            <text:p>33.3895835876465</text:p>
          </table:table-cell>
          <table:table-cell office:value-type="float" office:value="37.7993659973145" calcext:value-type="float">
            <text:p>37.7993659973145</text:p>
          </table:table-cell>
          <table:table-cell office:value-type="float" office:value="1003.068359375" calcext:value-type="float">
            <text:p>1003.068359375</text:p>
          </table:table-cell>
          <table:table-cell office:value-type="float" office:value="-23.6002159118652" calcext:value-type="float">
            <text:p>-23.6002159118652</text:p>
          </table:table-cell>
          <table:table-cell office:value-type="float" office:value="13.7794485092163" calcext:value-type="float">
            <text:p>13.7794485092163</text:p>
          </table:table-cell>
          <table:table-cell office:value-type="float" office:value="25.6682109832764" calcext:value-type="float">
            <text:p>25.6682109832764</text:p>
          </table:table-cell>
          <table:table-cell table:style-name="ce1" office:value-type="string" calcext:value-type="string">
            <text:p>2017-06-14 13:13:14.04787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7.983772277832" calcext:value-type="float">
            <text:p>37.983772277832</text:p>
          </table:table-cell>
          <table:table-cell office:value-type="float" office:value="1003.06494140625" calcext:value-type="float">
            <text:p>1003.06494140625</text:p>
          </table:table-cell>
          <table:table-cell office:value-type="float" office:value="-23.6338787078857" calcext:value-type="float">
            <text:p>-23.6338787078857</text:p>
          </table:table-cell>
          <table:table-cell office:value-type="float" office:value="13.784984588623" calcext:value-type="float">
            <text:p>13.784984588623</text:p>
          </table:table-cell>
          <table:table-cell office:value-type="float" office:value="25.5485591888428" calcext:value-type="float">
            <text:p>25.5485591888428</text:p>
          </table:table-cell>
          <table:table-cell table:style-name="ce1" office:value-type="string" calcext:value-type="string">
            <text:p>2017-06-14 13:13:14.0910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000015258789" calcext:value-type="float">
            <text:p>33.4000015258789</text:p>
          </table:table-cell>
          <table:table-cell office:value-type="float" office:value="37.983772277832" calcext:value-type="float">
            <text:p>37.983772277832</text:p>
          </table:table-cell>
          <table:table-cell office:value-type="float" office:value="1003.0625" calcext:value-type="float">
            <text:p>1003.0625</text:p>
          </table:table-cell>
          <table:table-cell office:value-type="float" office:value="-23.5799789428711" calcext:value-type="float">
            <text:p>-23.5799789428711</text:p>
          </table:table-cell>
          <table:table-cell office:value-type="float" office:value="13.9462356567383" calcext:value-type="float">
            <text:p>13.9462356567383</text:p>
          </table:table-cell>
          <table:table-cell office:value-type="float" office:value="25.387767791748" calcext:value-type="float">
            <text:p>25.387767791748</text:p>
          </table:table-cell>
          <table:table-cell table:style-name="ce1" office:value-type="string" calcext:value-type="string">
            <text:p>2017-06-14 13:13:14.12932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8.1247901916504" calcext:value-type="float">
            <text:p>38.1247901916504</text:p>
          </table:table-cell>
          <table:table-cell office:value-type="float" office:value="1003.06518554688" calcext:value-type="float">
            <text:p>1003.06518554688</text:p>
          </table:table-cell>
          <table:table-cell office:value-type="float" office:value="-23.5662593841553" calcext:value-type="float">
            <text:p>-23.5662593841553</text:p>
          </table:table-cell>
          <table:table-cell office:value-type="float" office:value="14.0874271392822" calcext:value-type="float">
            <text:p>14.0874271392822</text:p>
          </table:table-cell>
          <table:table-cell office:value-type="float" office:value="25.1012706756592" calcext:value-type="float">
            <text:p>25.1012706756592</text:p>
          </table:table-cell>
          <table:table-cell table:style-name="ce1" office:value-type="string" calcext:value-type="string">
            <text:p>2017-06-14 13:13:14.16925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3937492370605" calcext:value-type="float">
            <text:p>33.3937492370605</text:p>
          </table:table-cell>
          <table:table-cell office:value-type="float" office:value="38.1247901916504" calcext:value-type="float">
            <text:p>38.1247901916504</text:p>
          </table:table-cell>
          <table:table-cell office:value-type="float" office:value="1003.06494140625" calcext:value-type="float">
            <text:p>1003.06494140625</text:p>
          </table:table-cell>
          <table:table-cell office:value-type="float" office:value="-23.5645122528076" calcext:value-type="float">
            <text:p>-23.5645122528076</text:p>
          </table:table-cell>
          <table:table-cell office:value-type="float" office:value="14.3121423721313" calcext:value-type="float">
            <text:p>14.3121423721313</text:p>
          </table:table-cell>
          <table:table-cell office:value-type="float" office:value="25.218770980835" calcext:value-type="float">
            <text:p>25.218770980835</text:p>
          </table:table-cell>
          <table:table-cell table:style-name="ce1" office:value-type="string" calcext:value-type="string">
            <text:p>2017-06-14 13:13:14.20752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4020843505859" calcext:value-type="float">
            <text:p>33.4020843505859</text:p>
          </table:table-cell>
          <table:table-cell office:value-type="float" office:value="35.7455673217773" calcext:value-type="float">
            <text:p>35.7455673217773</text:p>
          </table:table-cell>
          <table:table-cell office:value-type="float" office:value="1003.06494140625" calcext:value-type="float">
            <text:p>1003.06494140625</text:p>
          </table:table-cell>
          <table:table-cell office:value-type="float" office:value="-23.5794658660889" calcext:value-type="float">
            <text:p>-23.5794658660889</text:p>
          </table:table-cell>
          <table:table-cell office:value-type="float" office:value="14.492151260376" calcext:value-type="float">
            <text:p>14.492151260376</text:p>
          </table:table-cell>
          <table:table-cell office:value-type="float" office:value="25.3131313323975" calcext:value-type="float">
            <text:p>25.3131313323975</text:p>
          </table:table-cell>
          <table:table-cell table:style-name="ce1" office:value-type="string" calcext:value-type="string">
            <text:p>2017-06-14 13:13:14.24776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937492370605" calcext:value-type="float">
            <text:p>33.3937492370605</text:p>
          </table:table-cell>
          <table:table-cell office:value-type="float" office:value="35.7455673217773" calcext:value-type="float">
            <text:p>35.7455673217773</text:p>
          </table:table-cell>
          <table:table-cell office:value-type="float" office:value="1003.05908203125" calcext:value-type="float">
            <text:p>1003.05908203125</text:p>
          </table:table-cell>
          <table:table-cell office:value-type="float" office:value="-23.574779510498" calcext:value-type="float">
            <text:p>-23.574779510498</text:p>
          </table:table-cell>
          <table:table-cell office:value-type="float" office:value="14.5794878005981" calcext:value-type="float">
            <text:p>14.5794878005981</text:p>
          </table:table-cell>
          <table:table-cell office:value-type="float" office:value="25.412353515625" calcext:value-type="float">
            <text:p>25.412353515625</text:p>
          </table:table-cell>
          <table:table-cell table:style-name="ce1" office:value-type="string" calcext:value-type="string">
            <text:p>2017-06-14 13:13:14.28660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3937492370605" calcext:value-type="float">
            <text:p>33.3937492370605</text:p>
          </table:table-cell>
          <table:table-cell office:value-type="float" office:value="35.7455673217773" calcext:value-type="float">
            <text:p>35.7455673217773</text:p>
          </table:table-cell>
          <table:table-cell office:value-type="float" office:value="1003.05541992188" calcext:value-type="float">
            <text:p>1003.05541992188</text:p>
          </table:table-cell>
          <table:table-cell office:value-type="float" office:value="-23.6869602203369" calcext:value-type="float">
            <text:p>-23.6869602203369</text:p>
          </table:table-cell>
          <table:table-cell office:value-type="float" office:value="14.6395282745361" calcext:value-type="float">
            <text:p>14.6395282745361</text:p>
          </table:table-cell>
          <table:table-cell office:value-type="float" office:value="25.5690689086914" calcext:value-type="float">
            <text:p>25.5690689086914</text:p>
          </table:table-cell>
          <table:table-cell table:style-name="ce1" office:value-type="string" calcext:value-type="string">
            <text:p>2017-06-14 13:13:14.3247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7.0328063964844" calcext:value-type="float">
            <text:p>37.0328063964844</text:p>
          </table:table-cell>
          <table:table-cell office:value-type="float" office:value="1003.05786132813" calcext:value-type="float">
            <text:p>1003.05786132813</text:p>
          </table:table-cell>
          <table:table-cell office:value-type="float" office:value="-23.6513748168945" calcext:value-type="float">
            <text:p>-23.6513748168945</text:p>
          </table:table-cell>
          <table:table-cell office:value-type="float" office:value="14.5566349029541" calcext:value-type="float">
            <text:p>14.5566349029541</text:p>
          </table:table-cell>
          <table:table-cell office:value-type="float" office:value="25.5306282043457" calcext:value-type="float">
            <text:p>25.5306282043457</text:p>
          </table:table-cell>
          <table:table-cell table:style-name="ce1" office:value-type="string" calcext:value-type="string">
            <text:p>2017-06-14 13:13:14.36437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916664123535" calcext:value-type="float">
            <text:p>33.3916664123535</text:p>
          </table:table-cell>
          <table:table-cell office:value-type="float" office:value="37.0328063964844" calcext:value-type="float">
            <text:p>37.0328063964844</text:p>
          </table:table-cell>
          <table:table-cell office:value-type="float" office:value="1003.05786132813" calcext:value-type="float">
            <text:p>1003.05786132813</text:p>
          </table:table-cell>
          <table:table-cell office:value-type="float" office:value="-23.6229057312012" calcext:value-type="float">
            <text:p>-23.6229057312012</text:p>
          </table:table-cell>
          <table:table-cell office:value-type="float" office:value="14.4903202056885" calcext:value-type="float">
            <text:p>14.4903202056885</text:p>
          </table:table-cell>
          <table:table-cell office:value-type="float" office:value="25.4998760223389" calcext:value-type="float">
            <text:p>25.4998760223389</text:p>
          </table:table-cell>
          <table:table-cell table:style-name="ce1" office:value-type="string" calcext:value-type="string">
            <text:p>2017-06-14 13:13:14.40342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3875007629395" calcext:value-type="float">
            <text:p>33.3875007629395</text:p>
          </table:table-cell>
          <table:table-cell office:value-type="float" office:value="36.2734794616699" calcext:value-type="float">
            <text:p>36.2734794616699</text:p>
          </table:table-cell>
          <table:table-cell office:value-type="float" office:value="1003.048828125" calcext:value-type="float">
            <text:p>1003.048828125</text:p>
          </table:table-cell>
          <table:table-cell office:value-type="float" office:value="-23.5287055969238" calcext:value-type="float">
            <text:p>-23.5287055969238</text:p>
          </table:table-cell>
          <table:table-cell office:value-type="float" office:value="14.5597801208496" calcext:value-type="float">
            <text:p>14.5597801208496</text:p>
          </table:table-cell>
          <table:table-cell office:value-type="float" office:value="25.6138439178467" calcext:value-type="float">
            <text:p>25.6138439178467</text:p>
          </table:table-cell>
          <table:table-cell table:style-name="ce1" office:value-type="string" calcext:value-type="string">
            <text:p>2017-06-14 13:13:14.44378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4020843505859" calcext:value-type="float">
            <text:p>33.4020843505859</text:p>
          </table:table-cell>
          <table:table-cell office:value-type="float" office:value="36.2734794616699" calcext:value-type="float">
            <text:p>36.2734794616699</text:p>
          </table:table-cell>
          <table:table-cell office:value-type="float" office:value="1003.04125976563" calcext:value-type="float">
            <text:p>1003.04125976563</text:p>
          </table:table-cell>
          <table:table-cell office:value-type="float" office:value="-23.4844417572021" calcext:value-type="float">
            <text:p>-23.4844417572021</text:p>
          </table:table-cell>
          <table:table-cell office:value-type="float" office:value="14.897611618042" calcext:value-type="float">
            <text:p>14.897611618042</text:p>
          </table:table-cell>
          <table:table-cell office:value-type="float" office:value="25.6928520202637" calcext:value-type="float">
            <text:p>25.6928520202637</text:p>
          </table:table-cell>
          <table:table-cell table:style-name="ce1" office:value-type="string" calcext:value-type="string">
            <text:p>2017-06-14 13:13:14.48191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3958320617676" calcext:value-type="float">
            <text:p>33.3958320617676</text:p>
          </table:table-cell>
          <table:table-cell office:value-type="float" office:value="38.2007217407227" calcext:value-type="float">
            <text:p>38.2007217407227</text:p>
          </table:table-cell>
          <table:table-cell office:value-type="float" office:value="1003.03442382813" calcext:value-type="float">
            <text:p>1003.03442382813</text:p>
          </table:table-cell>
          <table:table-cell office:value-type="float" office:value="-23.3666152954102" calcext:value-type="float">
            <text:p>-23.3666152954102</text:p>
          </table:table-cell>
          <table:table-cell office:value-type="float" office:value="15.0990123748779" calcext:value-type="float">
            <text:p>15.0990123748779</text:p>
          </table:table-cell>
          <table:table-cell office:value-type="float" office:value="25.7694072723389" calcext:value-type="float">
            <text:p>25.7694072723389</text:p>
          </table:table-cell>
          <table:table-cell table:style-name="ce1" office:value-type="string" calcext:value-type="string">
            <text:p>2017-06-14 13:13:14.52426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020843505859" calcext:value-type="float">
            <text:p>33.4020843505859</text:p>
          </table:table-cell>
          <table:table-cell office:value-type="float" office:value="38.2007217407227" calcext:value-type="float">
            <text:p>38.2007217407227</text:p>
          </table:table-cell>
          <table:table-cell office:value-type="float" office:value="1003.04052734375" calcext:value-type="float">
            <text:p>1003.04052734375</text:p>
          </table:table-cell>
          <table:table-cell office:value-type="float" office:value="-23.2632160186768" calcext:value-type="float">
            <text:p>-23.2632160186768</text:p>
          </table:table-cell>
          <table:table-cell office:value-type="float" office:value="14.5384559631348" calcext:value-type="float">
            <text:p>14.5384559631348</text:p>
          </table:table-cell>
          <table:table-cell office:value-type="float" office:value="25.8955268859863" calcext:value-type="float">
            <text:p>25.8955268859863</text:p>
          </table:table-cell>
          <table:table-cell table:style-name="ce1" office:value-type="string" calcext:value-type="string">
            <text:p>2017-06-14 13:13:14.5623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000015258789" calcext:value-type="float">
            <text:p>33.4000015258789</text:p>
          </table:table-cell>
          <table:table-cell office:value-type="float" office:value="36.6603775024414" calcext:value-type="float">
            <text:p>36.6603775024414</text:p>
          </table:table-cell>
          <table:table-cell office:value-type="float" office:value="1003.04052734375" calcext:value-type="float">
            <text:p>1003.04052734375</text:p>
          </table:table-cell>
          <table:table-cell office:value-type="float" office:value="-23.2584972381592" calcext:value-type="float">
            <text:p>-23.2584972381592</text:p>
          </table:table-cell>
          <table:table-cell office:value-type="float" office:value="14.5814304351807" calcext:value-type="float">
            <text:p>14.5814304351807</text:p>
          </table:table-cell>
          <table:table-cell office:value-type="float" office:value="25.9965858459473" calcext:value-type="float">
            <text:p>25.9965858459473</text:p>
          </table:table-cell>
          <table:table-cell table:style-name="ce1" office:value-type="string" calcext:value-type="string">
            <text:p>2017-06-14 13:13:14.6026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04167175293" calcext:value-type="float">
            <text:p>33.404167175293</text:p>
          </table:table-cell>
          <table:table-cell office:value-type="float" office:value="36.6603775024414" calcext:value-type="float">
            <text:p>36.6603775024414</text:p>
          </table:table-cell>
          <table:table-cell office:value-type="float" office:value="1003.03759765625" calcext:value-type="float">
            <text:p>1003.03759765625</text:p>
          </table:table-cell>
          <table:table-cell office:value-type="float" office:value="-23.3404731750488" calcext:value-type="float">
            <text:p>-23.3404731750488</text:p>
          </table:table-cell>
          <table:table-cell office:value-type="float" office:value="14.5890207290649" calcext:value-type="float">
            <text:p>14.5890207290649</text:p>
          </table:table-cell>
          <table:table-cell office:value-type="float" office:value="26.0315685272217" calcext:value-type="float">
            <text:p>26.0315685272217</text:p>
          </table:table-cell>
          <table:table-cell table:style-name="ce1" office:value-type="string" calcext:value-type="string">
            <text:p>2017-06-14 13:13:14.64070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0902442932129" calcext:value-type="float">
            <text:p>35.0902442932129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6.6459121704102" calcext:value-type="float">
            <text:p>36.6459121704102</text:p>
          </table:table-cell>
          <table:table-cell office:value-type="float" office:value="1003.03515625" calcext:value-type="float">
            <text:p>1003.03515625</text:p>
          </table:table-cell>
          <table:table-cell office:value-type="float" office:value="-23.381160736084" calcext:value-type="float">
            <text:p>-23.381160736084</text:p>
          </table:table-cell>
          <table:table-cell office:value-type="float" office:value="14.4717121124268" calcext:value-type="float">
            <text:p>14.4717121124268</text:p>
          </table:table-cell>
          <table:table-cell office:value-type="float" office:value="25.7514190673828" calcext:value-type="float">
            <text:p>25.7514190673828</text:p>
          </table:table-cell>
          <table:table-cell table:style-name="ce1" office:value-type="string" calcext:value-type="string">
            <text:p>2017-06-14 13:13:14.68039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0902442932129" calcext:value-type="float">
            <text:p>35.0902442932129</text:p>
          </table:table-cell>
          <table:table-cell office:value-type="float" office:value="33.4000015258789" calcext:value-type="float">
            <text:p>33.4000015258789</text:p>
          </table:table-cell>
          <table:table-cell office:value-type="float" office:value="36.6459121704102" calcext:value-type="float">
            <text:p>36.6459121704102</text:p>
          </table:table-cell>
          <table:table-cell office:value-type="float" office:value="1003.03295898438" calcext:value-type="float">
            <text:p>1003.03295898438</text:p>
          </table:table-cell>
          <table:table-cell office:value-type="float" office:value="-23.4176864624023" calcext:value-type="float">
            <text:p>-23.4176864624023</text:p>
          </table:table-cell>
          <table:table-cell office:value-type="float" office:value="14.4394750595093" calcext:value-type="float">
            <text:p>14.4394750595093</text:p>
          </table:table-cell>
          <table:table-cell office:value-type="float" office:value="25.6677265167236" calcext:value-type="float">
            <text:p>25.6677265167236</text:p>
          </table:table-cell>
          <table:table-cell table:style-name="ce1" office:value-type="string" calcext:value-type="string">
            <text:p>2017-06-14 13:13:14.71835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000015258789" calcext:value-type="float">
            <text:p>33.4000015258789</text:p>
          </table:table-cell>
          <table:table-cell office:value-type="float" office:value="38.2007217407227" calcext:value-type="float">
            <text:p>38.2007217407227</text:p>
          </table:table-cell>
          <table:table-cell office:value-type="float" office:value="1003.03540039063" calcext:value-type="float">
            <text:p>1003.03540039063</text:p>
          </table:table-cell>
          <table:table-cell office:value-type="float" office:value="-23.4414558410645" calcext:value-type="float">
            <text:p>-23.4414558410645</text:p>
          </table:table-cell>
          <table:table-cell office:value-type="float" office:value="14.4136066436768" calcext:value-type="float">
            <text:p>14.4136066436768</text:p>
          </table:table-cell>
          <table:table-cell office:value-type="float" office:value="25.6006526947021" calcext:value-type="float">
            <text:p>25.6006526947021</text:p>
          </table:table-cell>
          <table:table-cell table:style-name="ce1" office:value-type="string" calcext:value-type="string">
            <text:p>2017-06-14 13:13:14.75788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8.2007217407227" calcext:value-type="float">
            <text:p>38.2007217407227</text:p>
          </table:table-cell>
          <table:table-cell office:value-type="float" office:value="1003.0341796875" calcext:value-type="float">
            <text:p>1003.0341796875</text:p>
          </table:table-cell>
          <table:table-cell office:value-type="float" office:value="-23.4626026153564" calcext:value-type="float">
            <text:p>-23.4626026153564</text:p>
          </table:table-cell>
          <table:table-cell office:value-type="float" office:value="14.471700668335" calcext:value-type="float">
            <text:p>14.471700668335</text:p>
          </table:table-cell>
          <table:table-cell office:value-type="float" office:value="25.5916404724121" calcext:value-type="float">
            <text:p>25.5916404724121</text:p>
          </table:table-cell>
          <table:table-cell table:style-name="ce1" office:value-type="string" calcext:value-type="string">
            <text:p>2017-06-14 13:13:14.79579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8.1284065246582" calcext:value-type="float">
            <text:p>38.1284065246582</text:p>
          </table:table-cell>
          <table:table-cell office:value-type="float" office:value="1003.03784179688" calcext:value-type="float">
            <text:p>1003.03784179688</text:p>
          </table:table-cell>
          <table:table-cell office:value-type="float" office:value="-23.42041015625" calcext:value-type="float">
            <text:p>-23.42041015625</text:p>
          </table:table-cell>
          <table:table-cell office:value-type="float" office:value="14.3542079925537" calcext:value-type="float">
            <text:p>14.3542079925537</text:p>
          </table:table-cell>
          <table:table-cell office:value-type="float" office:value="25.4819850921631" calcext:value-type="float">
            <text:p>25.4819850921631</text:p>
          </table:table-cell>
          <table:table-cell table:style-name="ce1" office:value-type="string" calcext:value-type="string">
            <text:p>2017-06-14 13:13:14.83566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8.1284065246582" calcext:value-type="float">
            <text:p>38.1284065246582</text:p>
          </table:table-cell>
          <table:table-cell office:value-type="float" office:value="1003.03784179688" calcext:value-type="float">
            <text:p>1003.03784179688</text:p>
          </table:table-cell>
          <table:table-cell office:value-type="float" office:value="-23.4511795043945" calcext:value-type="float">
            <text:p>-23.4511795043945</text:p>
          </table:table-cell>
          <table:table-cell office:value-type="float" office:value="14.3452033996582" calcext:value-type="float">
            <text:p>14.3452033996582</text:p>
          </table:table-cell>
          <table:table-cell office:value-type="float" office:value="25.547908782959" calcext:value-type="float">
            <text:p>25.547908782959</text:p>
          </table:table-cell>
          <table:table-cell table:style-name="ce1" office:value-type="string" calcext:value-type="string">
            <text:p>2017-06-14 13:13:14.87455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020843505859" calcext:value-type="float">
            <text:p>33.4020843505859</text:p>
          </table:table-cell>
          <table:table-cell office:value-type="float" office:value="38.3164291381836" calcext:value-type="float">
            <text:p>38.3164291381836</text:p>
          </table:table-cell>
          <table:table-cell office:value-type="float" office:value="1003.037109375" calcext:value-type="float">
            <text:p>1003.037109375</text:p>
          </table:table-cell>
          <table:table-cell office:value-type="float" office:value="-23.475793838501" calcext:value-type="float">
            <text:p>-23.475793838501</text:p>
          </table:table-cell>
          <table:table-cell office:value-type="float" office:value="14.3380002975464" calcext:value-type="float">
            <text:p>14.3380002975464</text:p>
          </table:table-cell>
          <table:table-cell office:value-type="float" office:value="25.6006469726562" calcext:value-type="float">
            <text:p>25.6006469726562</text:p>
          </table:table-cell>
          <table:table-cell table:style-name="ce1" office:value-type="string" calcext:value-type="string">
            <text:p>2017-06-14 13:13:14.91483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8.3164291381836" calcext:value-type="float">
            <text:p>38.3164291381836</text:p>
          </table:table-cell>
          <table:table-cell office:value-type="float" office:value="1003.037109375" calcext:value-type="float">
            <text:p>1003.037109375</text:p>
          </table:table-cell>
          <table:table-cell office:value-type="float" office:value="-23.4785137176514" calcext:value-type="float">
            <text:p>-23.4785137176514</text:p>
          </table:table-cell>
          <table:table-cell office:value-type="float" office:value="14.005316734314" calcext:value-type="float">
            <text:p>14.005316734314</text:p>
          </table:table-cell>
          <table:table-cell office:value-type="float" office:value="25.5836963653564" calcext:value-type="float">
            <text:p>25.5836963653564</text:p>
          </table:table-cell>
          <table:table-cell table:style-name="ce1" office:value-type="string" calcext:value-type="string">
            <text:p>2017-06-14 13:13:14.95150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7.3329238891602" calcext:value-type="float">
            <text:p>37.3329238891602</text:p>
          </table:table-cell>
          <table:table-cell office:value-type="float" office:value="1003.03344726563" calcext:value-type="float">
            <text:p>1003.03344726563</text:p>
          </table:table-cell>
          <table:table-cell office:value-type="float" office:value="-23.4394798278809" calcext:value-type="float">
            <text:p>-23.4394798278809</text:p>
          </table:table-cell>
          <table:table-cell office:value-type="float" office:value="13.6196413040161" calcext:value-type="float">
            <text:p>13.6196413040161</text:p>
          </table:table-cell>
          <table:table-cell office:value-type="float" office:value="25.7579803466797" calcext:value-type="float">
            <text:p>25.7579803466797</text:p>
          </table:table-cell>
          <table:table-cell table:style-name="ce1" office:value-type="string" calcext:value-type="string">
            <text:p>2017-06-14 13:13:14.99148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04167175293" calcext:value-type="float">
            <text:p>33.404167175293</text:p>
          </table:table-cell>
          <table:table-cell office:value-type="float" office:value="37.3329238891602" calcext:value-type="float">
            <text:p>37.3329238891602</text:p>
          </table:table-cell>
          <table:table-cell office:value-type="float" office:value="1003.03686523438" calcext:value-type="float">
            <text:p>1003.03686523438</text:p>
          </table:table-cell>
          <table:table-cell office:value-type="float" office:value="-23.4698143005371" calcext:value-type="float">
            <text:p>-23.4698143005371</text:p>
          </table:table-cell>
          <table:table-cell office:value-type="float" office:value="13.611065864563" calcext:value-type="float">
            <text:p>13.611065864563</text:p>
          </table:table-cell>
          <table:table-cell office:value-type="float" office:value="25.7722320556641" calcext:value-type="float">
            <text:p>25.7722320556641</text:p>
          </table:table-cell>
          <table:table-cell table:style-name="ce1" office:value-type="string" calcext:value-type="string">
            <text:p>2017-06-14 13:13:15.02965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020843505859" calcext:value-type="float">
            <text:p>33.4020843505859</text:p>
          </table:table-cell>
          <table:table-cell office:value-type="float" office:value="38.7358665466309" calcext:value-type="float">
            <text:p>38.7358665466309</text:p>
          </table:table-cell>
          <table:table-cell office:value-type="float" office:value="1003.03393554688" calcext:value-type="float">
            <text:p>1003.03393554688</text:p>
          </table:table-cell>
          <table:table-cell office:value-type="float" office:value="-23.4940166473389" calcext:value-type="float">
            <text:p>-23.4940166473389</text:p>
          </table:table-cell>
          <table:table-cell office:value-type="float" office:value="13.6042137145996" calcext:value-type="float">
            <text:p>13.6042137145996</text:p>
          </table:table-cell>
          <table:table-cell office:value-type="float" office:value="25.7806415557861" calcext:value-type="float">
            <text:p>25.7806415557861</text:p>
          </table:table-cell>
          <table:table-cell table:style-name="ce1" office:value-type="string" calcext:value-type="string">
            <text:p>2017-06-14 13:13:15.06931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7358665466309" calcext:value-type="float">
            <text:p>38.7358665466309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4671173095703" calcext:value-type="float">
            <text:p>-23.4671173095703</text:p>
          </table:table-cell>
          <table:table-cell office:value-type="float" office:value="13.7896718978882" calcext:value-type="float">
            <text:p>13.7896718978882</text:p>
          </table:table-cell>
          <table:table-cell office:value-type="float" office:value="25.7857456207275" calcext:value-type="float">
            <text:p>25.7857456207275</text:p>
          </table:table-cell>
          <table:table-cell table:style-name="ce1" office:value-type="string" calcext:value-type="string">
            <text:p>2017-06-14 13:13:15.10739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24984741211" calcext:value-type="float">
            <text:p>33.4124984741211</text:p>
          </table:table-cell>
          <table:table-cell office:value-type="float" office:value="38.7358665466309" calcext:value-type="float">
            <text:p>38.7358665466309</text:p>
          </table:table-cell>
          <table:table-cell office:value-type="float" office:value="1003.0400390625" calcext:value-type="float">
            <text:p>1003.0400390625</text:p>
          </table:table-cell>
          <table:table-cell office:value-type="float" office:value="-23.3010711669922" calcext:value-type="float">
            <text:p>-23.3010711669922</text:p>
          </table:table-cell>
          <table:table-cell office:value-type="float" office:value="13.8911724090576" calcext:value-type="float">
            <text:p>13.8911724090576</text:p>
          </table:table-cell>
          <table:table-cell office:value-type="float" office:value="25.6881160736084" calcext:value-type="float">
            <text:p>25.6881160736084</text:p>
          </table:table-cell>
          <table:table-cell table:style-name="ce1" office:value-type="string" calcext:value-type="string">
            <text:p>2017-06-14 13:13:15.14716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0625" calcext:value-type="float">
            <text:p>33.40625</text:p>
          </table:table-cell>
          <table:table-cell office:value-type="float" office:value="36.8086242675781" calcext:value-type="float">
            <text:p>36.8086242675781</text:p>
          </table:table-cell>
          <table:table-cell office:value-type="float" office:value="1003.04150390625" calcext:value-type="float">
            <text:p>1003.04150390625</text:p>
          </table:table-cell>
          <table:table-cell office:value-type="float" office:value="-23.3837223052979" calcext:value-type="float">
            <text:p>-23.3837223052979</text:p>
          </table:table-cell>
          <table:table-cell office:value-type="float" office:value="14.1444892883301" calcext:value-type="float">
            <text:p>14.1444892883301</text:p>
          </table:table-cell>
          <table:table-cell office:value-type="float" office:value="25.6351528167725" calcext:value-type="float">
            <text:p>25.6351528167725</text:p>
          </table:table-cell>
          <table:table-cell table:style-name="ce1" office:value-type="string" calcext:value-type="string">
            <text:p>2017-06-14 13:13:15.18598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0625" calcext:value-type="float">
            <text:p>33.40625</text:p>
          </table:table-cell>
          <table:table-cell office:value-type="float" office:value="36.8086242675781" calcext:value-type="float">
            <text:p>36.8086242675781</text:p>
          </table:table-cell>
          <table:table-cell office:value-type="float" office:value="1003.03759765625" calcext:value-type="float">
            <text:p>1003.03759765625</text:p>
          </table:table-cell>
          <table:table-cell office:value-type="float" office:value="-23.4497127532959" calcext:value-type="float">
            <text:p>-23.4497127532959</text:p>
          </table:table-cell>
          <table:table-cell office:value-type="float" office:value="14.3471593856812" calcext:value-type="float">
            <text:p>14.3471593856812</text:p>
          </table:table-cell>
          <table:table-cell office:value-type="float" office:value="25.5867977142334" calcext:value-type="float">
            <text:p>25.5867977142334</text:p>
          </table:table-cell>
          <table:table-cell table:style-name="ce1" office:value-type="string" calcext:value-type="string">
            <text:p>2017-06-14 13:13:15.22392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732250213623" calcext:value-type="float">
            <text:p>38.732250213623</text:p>
          </table:table-cell>
          <table:table-cell office:value-type="float" office:value="1003.0361328125" calcext:value-type="float">
            <text:p>1003.0361328125</text:p>
          </table:table-cell>
          <table:table-cell office:value-type="float" office:value="-23.3855819702148" calcext:value-type="float">
            <text:p>-23.3855819702148</text:p>
          </table:table-cell>
          <table:table-cell office:value-type="float" office:value="14.3385391235352" calcext:value-type="float">
            <text:p>14.3385391235352</text:p>
          </table:table-cell>
          <table:table-cell office:value-type="float" office:value="25.5460758209229" calcext:value-type="float">
            <text:p>25.5460758209229</text:p>
          </table:table-cell>
          <table:table-cell table:style-name="ce1" office:value-type="string" calcext:value-type="string">
            <text:p>2017-06-14 13:13:15.26374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8.732250213623" calcext:value-type="float">
            <text:p>38.732250213623</text:p>
          </table:table-cell>
          <table:table-cell office:value-type="float" office:value="1003.03247070313" calcext:value-type="float">
            <text:p>1003.03247070313</text:p>
          </table:table-cell>
          <table:table-cell office:value-type="float" office:value="-23.4460411071777" calcext:value-type="float">
            <text:p>-23.4460411071777</text:p>
          </table:table-cell>
          <table:table-cell office:value-type="float" office:value="14.4458103179932" calcext:value-type="float">
            <text:p>14.4458103179932</text:p>
          </table:table-cell>
          <table:table-cell office:value-type="float" office:value="25.5664329528809" calcext:value-type="float">
            <text:p>25.5664329528809</text:p>
          </table:table-cell>
          <table:table-cell table:style-name="ce1" office:value-type="string" calcext:value-type="string">
            <text:p>2017-06-14 13:13:15.30178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9.3216323852539" calcext:value-type="float">
            <text:p>39.3216323852539</text:p>
          </table:table-cell>
          <table:table-cell office:value-type="float" office:value="1003.03466796875" calcext:value-type="float">
            <text:p>1003.03466796875</text:p>
          </table:table-cell>
          <table:table-cell office:value-type="float" office:value="-23.4072875976562" calcext:value-type="float">
            <text:p>-23.4072875976562</text:p>
          </table:table-cell>
          <table:table-cell office:value-type="float" office:value="14.508544921875" calcext:value-type="float">
            <text:p>14.508544921875</text:p>
          </table:table-cell>
          <table:table-cell office:value-type="float" office:value="25.3506336212158" calcext:value-type="float">
            <text:p>25.3506336212158</text:p>
          </table:table-cell>
          <table:table-cell table:style-name="ce1" office:value-type="string" calcext:value-type="string">
            <text:p>2017-06-14 13:13:15.34153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9.3216323852539" calcext:value-type="float">
            <text:p>39.3216323852539</text:p>
          </table:table-cell>
          <table:table-cell office:value-type="float" office:value="1003.03662109375" calcext:value-type="float">
            <text:p>1003.03662109375</text:p>
          </table:table-cell>
          <table:table-cell office:value-type="float" office:value="-23.3835334777832" calcext:value-type="float">
            <text:p>-23.3835334777832</text:p>
          </table:table-cell>
          <table:table-cell office:value-type="float" office:value="14.6651000976563" calcext:value-type="float">
            <text:p>14.6651000976563</text:p>
          </table:table-cell>
          <table:table-cell office:value-type="float" office:value="25.4379558563232" calcext:value-type="float">
            <text:p>25.4379558563232</text:p>
          </table:table-cell>
          <table:table-cell table:style-name="ce1" office:value-type="string" calcext:value-type="string">
            <text:p>2017-06-14 13:13:15.38003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8.9528198242187" calcext:value-type="float">
            <text:p>38.9528198242187</text:p>
          </table:table-cell>
          <table:table-cell office:value-type="float" office:value="1003.03588867188" calcext:value-type="float">
            <text:p>1003.03588867188</text:p>
          </table:table-cell>
          <table:table-cell office:value-type="float" office:value="-23.4299373626709" calcext:value-type="float">
            <text:p>-23.4299373626709</text:p>
          </table:table-cell>
          <table:table-cell office:value-type="float" office:value="14.7912902832031" calcext:value-type="float">
            <text:p>14.7912902832031</text:p>
          </table:table-cell>
          <table:table-cell office:value-type="float" office:value="25.5092525482178" calcext:value-type="float">
            <text:p>25.5092525482178</text:p>
          </table:table-cell>
          <table:table-cell table:style-name="ce1" office:value-type="string" calcext:value-type="string">
            <text:p>2017-06-14 13:13:15.42151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8.9528198242187" calcext:value-type="float">
            <text:p>38.9528198242187</text:p>
          </table:table-cell>
          <table:table-cell office:value-type="float" office:value="1003.02905273438" calcext:value-type="float">
            <text:p>1003.02905273438</text:p>
          </table:table-cell>
          <table:table-cell office:value-type="float" office:value="-23.4133987426758" calcext:value-type="float">
            <text:p>-23.4133987426758</text:p>
          </table:table-cell>
          <table:table-cell office:value-type="float" office:value="15.1390476226807" calcext:value-type="float">
            <text:p>15.1390476226807</text:p>
          </table:table-cell>
          <table:table-cell office:value-type="float" office:value="25.6869163513184" calcext:value-type="float">
            <text:p>25.6869163513184</text:p>
          </table:table-cell>
          <table:table-cell table:style-name="ce1" office:value-type="string" calcext:value-type="string">
            <text:p>2017-06-14 13:13:15.46032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565063476562" calcext:value-type="float">
            <text:p>35.356506347656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0090827941895" calcext:value-type="float">
            <text:p>38.0090827941895</text:p>
          </table:table-cell>
          <table:table-cell office:value-type="float" office:value="1003.02685546875" calcext:value-type="float">
            <text:p>1003.02685546875</text:p>
          </table:table-cell>
          <table:table-cell office:value-type="float" office:value="-23.4702434539795" calcext:value-type="float">
            <text:p>-23.4702434539795</text:p>
          </table:table-cell>
          <table:table-cell office:value-type="float" office:value="15.1480875015259" calcext:value-type="float">
            <text:p>15.1480875015259</text:p>
          </table:table-cell>
          <table:table-cell office:value-type="float" office:value="25.7267932891846" calcext:value-type="float">
            <text:p>25.7267932891846</text:p>
          </table:table-cell>
          <table:table-cell table:style-name="ce1" office:value-type="string" calcext:value-type="string">
            <text:p>2017-06-14 13:13:15.50024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565063476562" calcext:value-type="float">
            <text:p>35.356506347656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0090827941895" calcext:value-type="float">
            <text:p>38.0090827941895</text:p>
          </table:table-cell>
          <table:table-cell office:value-type="float" office:value="1003.029296875" calcext:value-type="float">
            <text:p>1003.029296875</text:p>
          </table:table-cell>
          <table:table-cell office:value-type="float" office:value="-23.3312206268311" calcext:value-type="float">
            <text:p>-23.3312206268311</text:p>
          </table:table-cell>
          <table:table-cell office:value-type="float" office:value="14.8984098434448" calcext:value-type="float">
            <text:p>14.8984098434448</text:p>
          </table:table-cell>
          <table:table-cell office:value-type="float" office:value="25.9617538452148" calcext:value-type="float">
            <text:p>25.9617538452148</text:p>
          </table:table-cell>
          <table:table-cell table:style-name="ce1" office:value-type="string" calcext:value-type="string">
            <text:p>2017-06-14 13:13:15.53832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3887481689453" calcext:value-type="float">
            <text:p>38.3887481689453</text:p>
          </table:table-cell>
          <table:table-cell office:value-type="float" office:value="1003.03686523438" calcext:value-type="float">
            <text:p>1003.03686523438</text:p>
          </table:table-cell>
          <table:table-cell office:value-type="float" office:value="-23.2153606414795" calcext:value-type="float">
            <text:p>-23.2153606414795</text:p>
          </table:table-cell>
          <table:table-cell office:value-type="float" office:value="14.6992626190186" calcext:value-type="float">
            <text:p>14.6992626190186</text:p>
          </table:table-cell>
          <table:table-cell office:value-type="float" office:value="25.9373226165771" calcext:value-type="float">
            <text:p>25.9373226165771</text:p>
          </table:table-cell>
          <table:table-cell table:style-name="ce1" office:value-type="string" calcext:value-type="string">
            <text:p>2017-06-14 13:13:15.57845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0625" calcext:value-type="float">
            <text:p>33.40625</text:p>
          </table:table-cell>
          <table:table-cell office:value-type="float" office:value="38.3887481689453" calcext:value-type="float">
            <text:p>38.3887481689453</text:p>
          </table:table-cell>
          <table:table-cell office:value-type="float" office:value="1003.0390625" calcext:value-type="float">
            <text:p>1003.0390625</text:p>
          </table:table-cell>
          <table:table-cell office:value-type="float" office:value="-23.125545501709" calcext:value-type="float">
            <text:p>-23.125545501709</text:p>
          </table:table-cell>
          <table:table-cell office:value-type="float" office:value="14.7372303009033" calcext:value-type="float">
            <text:p>14.7372303009033</text:p>
          </table:table-cell>
          <table:table-cell office:value-type="float" office:value="25.9172172546387" calcext:value-type="float">
            <text:p>25.9172172546387</text:p>
          </table:table-cell>
          <table:table-cell table:style-name="ce1" office:value-type="string" calcext:value-type="string">
            <text:p>2017-06-14 13:13:15.61650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8.0018539428711" calcext:value-type="float">
            <text:p>38.0018539428711</text:p>
          </table:table-cell>
          <table:table-cell office:value-type="float" office:value="1003.04052734375" calcext:value-type="float">
            <text:p>1003.04052734375</text:p>
          </table:table-cell>
          <table:table-cell office:value-type="float" office:value="-23.1329898834228" calcext:value-type="float">
            <text:p>-23.1329898834228</text:p>
          </table:table-cell>
          <table:table-cell office:value-type="float" office:value="14.6448621749878" calcext:value-type="float">
            <text:p>14.6448621749878</text:p>
          </table:table-cell>
          <table:table-cell office:value-type="float" office:value="25.8733692169189" calcext:value-type="float">
            <text:p>25.8733692169189</text:p>
          </table:table-cell>
          <table:table-cell table:style-name="ce1" office:value-type="string" calcext:value-type="string">
            <text:p>2017-06-14 13:13:15.65714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8.0018539428711" calcext:value-type="float">
            <text:p>38.0018539428711</text:p>
          </table:table-cell>
          <table:table-cell office:value-type="float" office:value="1003.04174804688" calcext:value-type="float">
            <text:p>1003.04174804688</text:p>
          </table:table-cell>
          <table:table-cell office:value-type="float" office:value="-23.0624694824219" calcext:value-type="float">
            <text:p>-23.0624694824219</text:p>
          </table:table-cell>
          <table:table-cell office:value-type="float" office:value="14.6158418655396" calcext:value-type="float">
            <text:p>14.6158418655396</text:p>
          </table:table-cell>
          <table:table-cell office:value-type="float" office:value="25.5494136810303" calcext:value-type="float">
            <text:p>25.5494136810303</text:p>
          </table:table-cell>
          <table:table-cell table:style-name="ce1" office:value-type="string" calcext:value-type="string">
            <text:p>2017-06-14 13:13:15.69510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104156494141" calcext:value-type="float">
            <text:p>33.4104156494141</text:p>
          </table:table-cell>
          <table:table-cell office:value-type="float" office:value="37.9476165771484" calcext:value-type="float">
            <text:p>37.9476165771484</text:p>
          </table:table-cell>
          <table:table-cell office:value-type="float" office:value="1003.04443359375" calcext:value-type="float">
            <text:p>1003.04443359375</text:p>
          </table:table-cell>
          <table:table-cell office:value-type="float" office:value="-23.0110206604004" calcext:value-type="float">
            <text:p>-23.0110206604004</text:p>
          </table:table-cell>
          <table:table-cell office:value-type="float" office:value="14.5468111038208" calcext:value-type="float">
            <text:p>14.5468111038208</text:p>
          </table:table-cell>
          <table:table-cell office:value-type="float" office:value="25.5476512908936" calcext:value-type="float">
            <text:p>25.5476512908936</text:p>
          </table:table-cell>
          <table:table-cell table:style-name="ce1" office:value-type="string" calcext:value-type="string">
            <text:p>2017-06-14 13:13:15.73497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476165771484" calcext:value-type="float">
            <text:p>37.9476165771484</text:p>
          </table:table-cell>
          <table:table-cell office:value-type="float" office:value="1003.05029296875" calcext:value-type="float">
            <text:p>1003.05029296875</text:p>
          </table:table-cell>
          <table:table-cell office:value-type="float" office:value="-22.9862117767334" calcext:value-type="float">
            <text:p>-22.9862117767334</text:p>
          </table:table-cell>
          <table:table-cell office:value-type="float" office:value="14.4918222427368" calcext:value-type="float">
            <text:p>14.4918222427368</text:p>
          </table:table-cell>
          <table:table-cell office:value-type="float" office:value="25.5466022491455" calcext:value-type="float">
            <text:p>25.5466022491455</text:p>
          </table:table-cell>
          <table:table-cell table:style-name="ce1" office:value-type="string" calcext:value-type="string">
            <text:p>2017-06-14 13:13:15.77293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4.740364074707" calcext:value-type="float">
            <text:p>34.740364074707</text:p>
          </table:table-cell>
          <table:table-cell office:value-type="float" office:value="1003.05224609375" calcext:value-type="float">
            <text:p>1003.05224609375</text:p>
          </table:table-cell>
          <table:table-cell office:value-type="float" office:value="-22.9754028320312" calcext:value-type="float">
            <text:p>-22.9754028320312</text:p>
          </table:table-cell>
          <table:table-cell office:value-type="float" office:value="14.4595222473145" calcext:value-type="float">
            <text:p>14.4595222473145</text:p>
          </table:table-cell>
          <table:table-cell office:value-type="float" office:value="25.4532318115234" calcext:value-type="float">
            <text:p>25.4532318115234</text:p>
          </table:table-cell>
          <table:table-cell table:style-name="ce1" office:value-type="string" calcext:value-type="string">
            <text:p>2017-06-14 13:13:15.81314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4.740364074707" calcext:value-type="float">
            <text:p>34.740364074707</text:p>
          </table:table-cell>
          <table:table-cell office:value-type="float" office:value="1003.04565429688" calcext:value-type="float">
            <text:p>1003.04565429688</text:p>
          </table:table-cell>
          <table:table-cell office:value-type="float" office:value="-22.9941902160645" calcext:value-type="float">
            <text:p>-22.9941902160645</text:p>
          </table:table-cell>
          <table:table-cell office:value-type="float" office:value="14.2307510375977" calcext:value-type="float">
            <text:p>14.2307510375977</text:p>
          </table:table-cell>
          <table:table-cell office:value-type="float" office:value="25.523307800293" calcext:value-type="float">
            <text:p>25.523307800293</text:p>
          </table:table-cell>
          <table:table-cell table:style-name="ce1" office:value-type="string" calcext:value-type="string">
            <text:p>2017-06-14 13:13:15.85314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69970703125" calcext:value-type="float">
            <text:p>38.69970703125</text:p>
          </table:table-cell>
          <table:table-cell office:value-type="float" office:value="1003.04516601563" calcext:value-type="float">
            <text:p>1003.04516601563</text:p>
          </table:table-cell>
          <table:table-cell office:value-type="float" office:value="-23.0429496765137" calcext:value-type="float">
            <text:p>-23.0429496765137</text:p>
          </table:table-cell>
          <table:table-cell office:value-type="float" office:value="13.9246129989624" calcext:value-type="float">
            <text:p>13.9246129989624</text:p>
          </table:table-cell>
          <table:table-cell office:value-type="float" office:value="25.4608974456787" calcext:value-type="float">
            <text:p>25.4608974456787</text:p>
          </table:table-cell>
          <table:table-cell table:style-name="ce1" office:value-type="string" calcext:value-type="string">
            <text:p>2017-06-14 13:13:15.89378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69970703125" calcext:value-type="float">
            <text:p>38.69970703125</text:p>
          </table:table-cell>
          <table:table-cell office:value-type="float" office:value="1003.04467773437" calcext:value-type="float">
            <text:p>1003.04467773437</text:p>
          </table:table-cell>
          <table:table-cell office:value-type="float" office:value="-23.081958770752" calcext:value-type="float">
            <text:p>-23.081958770752</text:p>
          </table:table-cell>
          <table:table-cell office:value-type="float" office:value="13.6797027587891" calcext:value-type="float">
            <text:p>13.6797027587891</text:p>
          </table:table-cell>
          <table:table-cell office:value-type="float" office:value="25.4109706878662" calcext:value-type="float">
            <text:p>25.4109706878662</text:p>
          </table:table-cell>
          <table:table-cell table:style-name="ce1" office:value-type="string" calcext:value-type="string">
            <text:p>2017-06-14 13:13:15.93186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9.6109008789062" calcext:value-type="float">
            <text:p>39.6109008789062</text:p>
          </table:table-cell>
          <table:table-cell office:value-type="float" office:value="1003.04174804688" calcext:value-type="float">
            <text:p>1003.04174804688</text:p>
          </table:table-cell>
          <table:table-cell office:value-type="float" office:value="-23.0895595550537" calcext:value-type="float">
            <text:p>-23.0895595550537</text:p>
          </table:table-cell>
          <table:table-cell office:value-type="float" office:value="13.4046297073364" calcext:value-type="float">
            <text:p>13.4046297073364</text:p>
          </table:table-cell>
          <table:table-cell office:value-type="float" office:value="25.3408584594727" calcext:value-type="float">
            <text:p>25.3408584594727</text:p>
          </table:table-cell>
          <table:table-cell table:style-name="ce1" office:value-type="string" calcext:value-type="string">
            <text:p>2017-06-14 13:13:15.97227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9.6109008789062" calcext:value-type="float">
            <text:p>39.6109008789062</text:p>
          </table:table-cell>
          <table:table-cell office:value-type="float" office:value="1003.03979492188" calcext:value-type="float">
            <text:p>1003.03979492188</text:p>
          </table:table-cell>
          <table:table-cell office:value-type="float" office:value="-23.1309585571289" calcext:value-type="float">
            <text:p>-23.1309585571289</text:p>
          </table:table-cell>
          <table:table-cell office:value-type="float" office:value="13.332314491272" calcext:value-type="float">
            <text:p>13.332314491272</text:p>
          </table:table-cell>
          <table:table-cell office:value-type="float" office:value="25.0578346252441" calcext:value-type="float">
            <text:p>25.0578346252441</text:p>
          </table:table-cell>
          <table:table-cell table:style-name="ce1" office:value-type="string" calcext:value-type="string">
            <text:p>2017-06-14 13:13:16.01333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565063476562" calcext:value-type="float">
            <text:p>35.3565063476562</text:p>
          </table:table-cell>
          <table:table-cell office:value-type="float" office:value="33.408332824707" calcext:value-type="float">
            <text:p>33.408332824707</text:p>
          </table:table-cell>
          <table:table-cell office:value-type="float" office:value="37.0617332458496" calcext:value-type="float">
            <text:p>37.0617332458496</text:p>
          </table:table-cell>
          <table:table-cell office:value-type="float" office:value="1003.0419921875" calcext:value-type="float">
            <text:p>1003.0419921875</text:p>
          </table:table-cell>
          <table:table-cell office:value-type="float" office:value="-23.2736663818359" calcext:value-type="float">
            <text:p>-23.2736663818359</text:p>
          </table:table-cell>
          <table:table-cell office:value-type="float" office:value="13.5511236190796" calcext:value-type="float">
            <text:p>13.5511236190796</text:p>
          </table:table-cell>
          <table:table-cell office:value-type="float" office:value="25.1738243103027" calcext:value-type="float">
            <text:p>25.1738243103027</text:p>
          </table:table-cell>
          <table:table-cell table:style-name="ce1" office:value-type="string" calcext:value-type="string">
            <text:p>2017-06-14 13:13:16.05332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565063476562" calcext:value-type="float">
            <text:p>35.3565063476562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7.0617332458496" calcext:value-type="float">
            <text:p>37.0617332458496</text:p>
          </table:table-cell>
          <table:table-cell office:value-type="float" office:value="1003.03881835938" calcext:value-type="float">
            <text:p>1003.03881835938</text:p>
          </table:table-cell>
          <table:table-cell office:value-type="float" office:value="-23.3854389190674" calcext:value-type="float">
            <text:p>-23.3854389190674</text:p>
          </table:table-cell>
          <table:table-cell office:value-type="float" office:value="13.8676595687866" calcext:value-type="float">
            <text:p>13.8676595687866</text:p>
          </table:table-cell>
          <table:table-cell office:value-type="float" office:value="25.0627899169922" calcext:value-type="float">
            <text:p>25.0627899169922</text:p>
          </table:table-cell>
          <table:table-cell table:style-name="ce1" office:value-type="string" calcext:value-type="string">
            <text:p>2017-06-14 13:13:16.09161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565063476562" calcext:value-type="float">
            <text:p>35.3565063476562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7.0617332458496" calcext:value-type="float">
            <text:p>37.0617332458496</text:p>
          </table:table-cell>
          <table:table-cell office:value-type="float" office:value="1003.03833007813" calcext:value-type="float">
            <text:p>1003.03833007813</text:p>
          </table:table-cell>
          <table:table-cell office:value-type="float" office:value="-23.2949924468994" calcext:value-type="float">
            <text:p>-23.2949924468994</text:p>
          </table:table-cell>
          <table:table-cell office:value-type="float" office:value="14.1182880401611" calcext:value-type="float">
            <text:p>14.1182880401611</text:p>
          </table:table-cell>
          <table:table-cell office:value-type="float" office:value="24.9700031280518" calcext:value-type="float">
            <text:p>24.9700031280518</text:p>
          </table:table-cell>
          <table:table-cell table:style-name="ce1" office:value-type="string" calcext:value-type="string">
            <text:p>2017-06-14 13:13:16.13084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5008392333984" calcext:value-type="float">
            <text:p>38.5008392333984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3340263366699" calcext:value-type="float">
            <text:p>-23.3340263366699</text:p>
          </table:table-cell>
          <table:table-cell office:value-type="float" office:value="14.1683626174927" calcext:value-type="float">
            <text:p>14.1683626174927</text:p>
          </table:table-cell>
          <table:table-cell office:value-type="float" office:value="24.8598365783691" calcext:value-type="float">
            <text:p>24.8598365783691</text:p>
          </table:table-cell>
          <table:table-cell table:style-name="ce1" office:value-type="string" calcext:value-type="string">
            <text:p>2017-06-14 13:13:16.16979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8.5008392333984" calcext:value-type="float">
            <text:p>38.5008392333984</text:p>
          </table:table-cell>
          <table:table-cell office:value-type="float" office:value="1003.03515625" calcext:value-type="float">
            <text:p>1003.03515625</text:p>
          </table:table-cell>
          <table:table-cell office:value-type="float" office:value="-23.3260955810547" calcext:value-type="float">
            <text:p>-23.3260955810547</text:p>
          </table:table-cell>
          <table:table-cell office:value-type="float" office:value="14.3024492263794" calcext:value-type="float">
            <text:p>14.3024492263794</text:p>
          </table:table-cell>
          <table:table-cell office:value-type="float" office:value="25.159252166748" calcext:value-type="float">
            <text:p>25.159252166748</text:p>
          </table:table-cell>
          <table:table-cell table:style-name="ce1" office:value-type="string" calcext:value-type="string">
            <text:p>2017-06-14 13:13:16.20784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7.889762878418" calcext:value-type="float">
            <text:p>37.889762878418</text:p>
          </table:table-cell>
          <table:table-cell office:value-type="float" office:value="1003.0380859375" calcext:value-type="float">
            <text:p>1003.0380859375</text:p>
          </table:table-cell>
          <table:table-cell office:value-type="float" office:value="-23.3228397369385" calcext:value-type="float">
            <text:p>-23.3228397369385</text:p>
          </table:table-cell>
          <table:table-cell office:value-type="float" office:value="14.2971544265747" calcext:value-type="float">
            <text:p>14.2971544265747</text:p>
          </table:table-cell>
          <table:table-cell office:value-type="float" office:value="25.3663177490234" calcext:value-type="float">
            <text:p>25.3663177490234</text:p>
          </table:table-cell>
          <table:table-cell table:style-name="ce1" office:value-type="string" calcext:value-type="string">
            <text:p>2017-06-14 13:13:16.24751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7.889762878418" calcext:value-type="float">
            <text:p>37.889762878418</text:p>
          </table:table-cell>
          <table:table-cell office:value-type="float" office:value="1003.03540039063" calcext:value-type="float">
            <text:p>1003.03540039063</text:p>
          </table:table-cell>
          <table:table-cell office:value-type="float" office:value="-23.3202342987061" calcext:value-type="float">
            <text:p>-23.3202342987061</text:p>
          </table:table-cell>
          <table:table-cell office:value-type="float" office:value="14.2929182052612" calcext:value-type="float">
            <text:p>14.2929182052612</text:p>
          </table:table-cell>
          <table:table-cell office:value-type="float" office:value="25.5319709777832" calcext:value-type="float">
            <text:p>25.5319709777832</text:p>
          </table:table-cell>
          <table:table-cell table:style-name="ce1" office:value-type="string" calcext:value-type="string">
            <text:p>2017-06-14 13:13:16.28563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7.5317916870117" calcext:value-type="float">
            <text:p>37.5317916870117</text:p>
          </table:table-cell>
          <table:table-cell office:value-type="float" office:value="1003.0302734375" calcext:value-type="float">
            <text:p>1003.0302734375</text:p>
          </table:table-cell>
          <table:table-cell office:value-type="float" office:value="-23.2967357635498" calcext:value-type="float">
            <text:p>-23.2967357635498</text:p>
          </table:table-cell>
          <table:table-cell office:value-type="float" office:value="14.4416408538818" calcext:value-type="float">
            <text:p>14.4416408538818</text:p>
          </table:table-cell>
          <table:table-cell office:value-type="float" office:value="25.5798187255859" calcext:value-type="float">
            <text:p>25.5798187255859</text:p>
          </table:table-cell>
          <table:table-cell table:style-name="ce1" office:value-type="string" calcext:value-type="string">
            <text:p>2017-06-14 13:13:16.3256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210029602051" calcext:value-type="float">
            <text:p>35.3210029602051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7.5317916870117" calcext:value-type="float">
            <text:p>37.5317916870117</text:p>
          </table:table-cell>
          <table:table-cell office:value-type="float" office:value="1003.03466796875" calcext:value-type="float">
            <text:p>1003.03466796875</text:p>
          </table:table-cell>
          <table:table-cell office:value-type="float" office:value="-23.3262615203857" calcext:value-type="float">
            <text:p>-23.3262615203857</text:p>
          </table:table-cell>
          <table:table-cell office:value-type="float" office:value="14.6461296081543" calcext:value-type="float">
            <text:p>14.6461296081543</text:p>
          </table:table-cell>
          <table:table-cell office:value-type="float" office:value="25.5291881561279" calcext:value-type="float">
            <text:p>25.5291881561279</text:p>
          </table:table-cell>
          <table:table-cell table:style-name="ce1" office:value-type="string" calcext:value-type="string">
            <text:p>2017-06-14 13:13:16.36379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6.5085105895996" calcext:value-type="float">
            <text:p>36.5085105895996</text:p>
          </table:table-cell>
          <table:table-cell office:value-type="float" office:value="1003.03125" calcext:value-type="float">
            <text:p>1003.03125</text:p>
          </table:table-cell>
          <table:table-cell office:value-type="float" office:value="-23.3830966949463" calcext:value-type="float">
            <text:p>-23.3830966949463</text:p>
          </table:table-cell>
          <table:table-cell office:value-type="float" office:value="14.9900617599487" calcext:value-type="float">
            <text:p>14.9900617599487</text:p>
          </table:table-cell>
          <table:table-cell office:value-type="float" office:value="25.6413402557373" calcext:value-type="float">
            <text:p>25.6413402557373</text:p>
          </table:table-cell>
          <table:table-cell table:style-name="ce1" office:value-type="string" calcext:value-type="string">
            <text:p>2017-06-14 13:13:16.4037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6.5085105895996" calcext:value-type="float">
            <text:p>36.5085105895996</text:p>
          </table:table-cell>
          <table:table-cell office:value-type="float" office:value="1003.03271484375" calcext:value-type="float">
            <text:p>1003.03271484375</text:p>
          </table:table-cell>
          <table:table-cell office:value-type="float" office:value="-23.4242496490479" calcext:value-type="float">
            <text:p>-23.4242496490479</text:p>
          </table:table-cell>
          <table:table-cell office:value-type="float" office:value="15.2657604217529" calcext:value-type="float">
            <text:p>15.2657604217529</text:p>
          </table:table-cell>
          <table:table-cell office:value-type="float" office:value="25.533618927002" calcext:value-type="float">
            <text:p>25.533618927002</text:p>
          </table:table-cell>
          <table:table-cell table:style-name="ce1" office:value-type="string" calcext:value-type="string">
            <text:p>2017-06-14 13:13:16.44302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4811706542969" calcext:value-type="float">
            <text:p>37.4811706542969</text:p>
          </table:table-cell>
          <table:table-cell office:value-type="float" office:value="1003.03955078125" calcext:value-type="float">
            <text:p>1003.03955078125</text:p>
          </table:table-cell>
          <table:table-cell office:value-type="float" office:value="-23.4140911102295" calcext:value-type="float">
            <text:p>-23.4140911102295</text:p>
          </table:table-cell>
          <table:table-cell office:value-type="float" office:value="15.1475658416748" calcext:value-type="float">
            <text:p>15.1475658416748</text:p>
          </table:table-cell>
          <table:table-cell office:value-type="float" office:value="25.4475650787354" calcext:value-type="float">
            <text:p>25.4475650787354</text:p>
          </table:table-cell>
          <table:table-cell table:style-name="ce1" office:value-type="string" calcext:value-type="string">
            <text:p>2017-06-14 13:13:16.48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4811706542969" calcext:value-type="float">
            <text:p>37.4811706542969</text:p>
          </table:table-cell>
          <table:table-cell office:value-type="float" office:value="1003.03930664063" calcext:value-type="float">
            <text:p>1003.03930664063</text:p>
          </table:table-cell>
          <table:table-cell office:value-type="float" office:value="-23.4648513793945" calcext:value-type="float">
            <text:p>-23.4648513793945</text:p>
          </table:table-cell>
          <table:table-cell office:value-type="float" office:value="14.9805994033813" calcext:value-type="float">
            <text:p>14.9805994033813</text:p>
          </table:table-cell>
          <table:table-cell office:value-type="float" office:value="25.3802490234375" calcext:value-type="float">
            <text:p>25.3802490234375</text:p>
          </table:table-cell>
          <table:table-cell table:style-name="ce1" office:value-type="string" calcext:value-type="string">
            <text:p>2017-06-14 13:13:16.52493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9078407287598" calcext:value-type="float">
            <text:p>37.9078407287598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3430767059326" calcext:value-type="float">
            <text:p>-23.3430767059326</text:p>
          </table:table-cell>
          <table:table-cell office:value-type="float" office:value="14.8727531433105" calcext:value-type="float">
            <text:p>14.8727531433105</text:p>
          </table:table-cell>
          <table:table-cell office:value-type="float" office:value="25.3556232452393" calcext:value-type="float">
            <text:p>25.3556232452393</text:p>
          </table:table-cell>
          <table:table-cell table:style-name="ce1" office:value-type="string" calcext:value-type="string">
            <text:p>2017-06-14 13:13:16.56816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078407287598" calcext:value-type="float">
            <text:p>37.9078407287598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4729843139648" calcext:value-type="float">
            <text:p>-23.4729843139648</text:p>
          </table:table-cell>
          <table:table-cell office:value-type="float" office:value="14.7165756225586" calcext:value-type="float">
            <text:p>14.7165756225586</text:p>
          </table:table-cell>
          <table:table-cell office:value-type="float" office:value="25.3172378540039" calcext:value-type="float">
            <text:p>25.3172378540039</text:p>
          </table:table-cell>
          <table:table-cell table:style-name="ce1" office:value-type="string" calcext:value-type="string">
            <text:p>2017-06-14 13:13:16.60959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6.4217300415039" calcext:value-type="float">
            <text:p>36.4217300415039</text:p>
          </table:table-cell>
          <table:table-cell office:value-type="float" office:value="1003.03735351563" calcext:value-type="float">
            <text:p>1003.03735351563</text:p>
          </table:table-cell>
          <table:table-cell office:value-type="float" office:value="-23.5797939300537" calcext:value-type="float">
            <text:p>-23.5797939300537</text:p>
          </table:table-cell>
          <table:table-cell office:value-type="float" office:value="14.681619644165" calcext:value-type="float">
            <text:p>14.681619644165</text:p>
          </table:table-cell>
          <table:table-cell office:value-type="float" office:value="25.3580703735352" calcext:value-type="float">
            <text:p>25.3580703735352</text:p>
          </table:table-cell>
          <table:table-cell table:style-name="ce1" office:value-type="string" calcext:value-type="string">
            <text:p>2017-06-14 13:13:16.6495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6.4217300415039" calcext:value-type="float">
            <text:p>36.4217300415039</text:p>
          </table:table-cell>
          <table:table-cell office:value-type="float" office:value="1003.0439453125" calcext:value-type="float">
            <text:p>1003.0439453125</text:p>
          </table:table-cell>
          <table:table-cell office:value-type="float" office:value="-23.5126285552978" calcext:value-type="float">
            <text:p>-23.5126285552978</text:p>
          </table:table-cell>
          <table:table-cell office:value-type="float" office:value="14.6514482498169" calcext:value-type="float">
            <text:p>14.6514482498169</text:p>
          </table:table-cell>
          <table:table-cell office:value-type="float" office:value="25.3873767852783" calcext:value-type="float">
            <text:p>25.3873767852783</text:p>
          </table:table-cell>
          <table:table-cell table:style-name="ce1" office:value-type="string" calcext:value-type="string">
            <text:p>2017-06-14 13:13:16.67477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6.4217300415039" calcext:value-type="float">
            <text:p>36.4217300415039</text:p>
          </table:table-cell>
          <table:table-cell office:value-type="float" office:value="1003.0439453125" calcext:value-type="float">
            <text:p>1003.0439453125</text:p>
          </table:table-cell>
          <table:table-cell office:value-type="float" office:value="-23.4536437988281" calcext:value-type="float">
            <text:p>-23.4536437988281</text:p>
          </table:table-cell>
          <table:table-cell office:value-type="float" office:value="14.5545711517334" calcext:value-type="float">
            <text:p>14.5545711517334</text:p>
          </table:table-cell>
          <table:table-cell office:value-type="float" office:value="25.2195720672607" calcext:value-type="float">
            <text:p>25.2195720672607</text:p>
          </table:table-cell>
          <table:table-cell table:style-name="ce1" office:value-type="string" calcext:value-type="string">
            <text:p>2017-06-14 13:13:16.6988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0560913085937" calcext:value-type="float">
            <text:p>38.0560913085937</text:p>
          </table:table-cell>
          <table:table-cell office:value-type="float" office:value="1003.04541015625" calcext:value-type="float">
            <text:p>1003.04541015625</text:p>
          </table:table-cell>
          <table:table-cell office:value-type="float" office:value="-23.3901042938232" calcext:value-type="float">
            <text:p>-23.3901042938232</text:p>
          </table:table-cell>
          <table:table-cell office:value-type="float" office:value="14.4768333435059" calcext:value-type="float">
            <text:p>14.4768333435059</text:p>
          </table:table-cell>
          <table:table-cell office:value-type="float" office:value="25.0849685668945" calcext:value-type="float">
            <text:p>25.0849685668945</text:p>
          </table:table-cell>
          <table:table-cell table:style-name="ce1" office:value-type="string" calcext:value-type="string">
            <text:p>2017-06-14 13:13:16.72410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0560913085937" calcext:value-type="float">
            <text:p>38.0560913085937</text:p>
          </table:table-cell>
          <table:table-cell office:value-type="float" office:value="1003.04541015625" calcext:value-type="float">
            <text:p>1003.04541015625</text:p>
          </table:table-cell>
          <table:table-cell office:value-type="float" office:value="-23.3389472961426" calcext:value-type="float">
            <text:p>-23.3389472961426</text:p>
          </table:table-cell>
          <table:table-cell office:value-type="float" office:value="14.4146842956543" calcext:value-type="float">
            <text:p>14.4146842956543</text:p>
          </table:table-cell>
          <table:table-cell office:value-type="float" office:value="24.9623279571533" calcext:value-type="float">
            <text:p>24.9623279571533</text:p>
          </table:table-cell>
          <table:table-cell table:style-name="ce1" office:value-type="string" calcext:value-type="string">
            <text:p>2017-06-14 13:13:16.74757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0560913085937" calcext:value-type="float">
            <text:p>38.0560913085937</text:p>
          </table:table-cell>
          <table:table-cell office:value-type="float" office:value="1003.04833984375" calcext:value-type="float">
            <text:p>1003.04833984375</text:p>
          </table:table-cell>
          <table:table-cell office:value-type="float" office:value="-23.3796138763428" calcext:value-type="float">
            <text:p>-23.3796138763428</text:p>
          </table:table-cell>
          <table:table-cell office:value-type="float" office:value="14.3548736572266" calcext:value-type="float">
            <text:p>14.3548736572266</text:p>
          </table:table-cell>
          <table:table-cell office:value-type="float" office:value="24.8660469055176" calcext:value-type="float">
            <text:p>24.8660469055176</text:p>
          </table:table-cell>
          <table:table-cell table:style-name="ce1" office:value-type="string" calcext:value-type="string">
            <text:p>2017-06-14 13:13:16.77345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7.1846733093262" calcext:value-type="float">
            <text:p>37.1846733093262</text:p>
          </table:table-cell>
          <table:table-cell office:value-type="float" office:value="1003.04321289063" calcext:value-type="float">
            <text:p>1003.04321289063</text:p>
          </table:table-cell>
          <table:table-cell office:value-type="float" office:value="-23.4152202606201" calcext:value-type="float">
            <text:p>-23.4152202606201</text:p>
          </table:table-cell>
          <table:table-cell office:value-type="float" office:value="14.3066310882568" calcext:value-type="float">
            <text:p>14.3066310882568</text:p>
          </table:table-cell>
          <table:table-cell office:value-type="float" office:value="24.9296245574951" calcext:value-type="float">
            <text:p>24.9296245574951</text:p>
          </table:table-cell>
          <table:table-cell table:style-name="ce1" office:value-type="string" calcext:value-type="string">
            <text:p>2017-06-14 13:13:16.79973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7.1846733093262" calcext:value-type="float">
            <text:p>37.1846733093262</text:p>
          </table:table-cell>
          <table:table-cell office:value-type="float" office:value="1003.04321289063" calcext:value-type="float">
            <text:p>1003.04321289063</text:p>
          </table:table-cell>
          <table:table-cell office:value-type="float" office:value="-23.3386688232422" calcext:value-type="float">
            <text:p>-23.3386688232422</text:p>
          </table:table-cell>
          <table:table-cell office:value-type="float" office:value="14.1650791168213" calcext:value-type="float">
            <text:p>14.1650791168213</text:p>
          </table:table-cell>
          <table:table-cell office:value-type="float" office:value="24.9784965515137" calcext:value-type="float">
            <text:p>24.9784965515137</text:p>
          </table:table-cell>
          <table:table-cell table:style-name="ce1" office:value-type="string" calcext:value-type="string">
            <text:p>2017-06-14 13:13:16.82339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7.1846733093262" calcext:value-type="float">
            <text:p>37.1846733093262</text:p>
          </table:table-cell>
          <table:table-cell office:value-type="float" office:value="1003.0419921875" calcext:value-type="float">
            <text:p>1003.0419921875</text:p>
          </table:table-cell>
          <table:table-cell office:value-type="float" office:value="-23.2774276733398" calcext:value-type="float">
            <text:p>-23.2774276733398</text:p>
          </table:table-cell>
          <table:table-cell office:value-type="float" office:value="14.0518369674683" calcext:value-type="float">
            <text:p>14.0518369674683</text:p>
          </table:table-cell>
          <table:table-cell office:value-type="float" office:value="25.0175933837891" calcext:value-type="float">
            <text:p>25.0175933837891</text:p>
          </table:table-cell>
          <table:table-cell table:style-name="ce1" office:value-type="string" calcext:value-type="string">
            <text:p>2017-06-14 13:13:16.84785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46484375" calcext:value-type="float">
            <text:p>38.146484375</text:p>
          </table:table-cell>
          <table:table-cell office:value-type="float" office:value="1003.0419921875" calcext:value-type="float">
            <text:p>1003.0419921875</text:p>
          </table:table-cell>
          <table:table-cell office:value-type="float" office:value="-23.3095741271973" calcext:value-type="float">
            <text:p>-23.3095741271973</text:p>
          </table:table-cell>
          <table:table-cell office:value-type="float" office:value="13.6809196472168" calcext:value-type="float">
            <text:p>13.6809196472168</text:p>
          </table:table-cell>
          <table:table-cell office:value-type="float" office:value="24.9618453979492" calcext:value-type="float">
            <text:p>24.9618453979492</text:p>
          </table:table-cell>
          <table:table-cell table:style-name="ce1" office:value-type="string" calcext:value-type="string">
            <text:p>2017-06-14 13:13:16.87187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46484375" calcext:value-type="float">
            <text:p>38.146484375</text:p>
          </table:table-cell>
          <table:table-cell office:value-type="float" office:value="1003.03930664063" calcext:value-type="float">
            <text:p>1003.03930664063</text:p>
          </table:table-cell>
          <table:table-cell office:value-type="float" office:value="-23.3352909088135" calcext:value-type="float">
            <text:p>-23.3352909088135</text:p>
          </table:table-cell>
          <table:table-cell office:value-type="float" office:value="13.3841857910156" calcext:value-type="float">
            <text:p>13.3841857910156</text:p>
          </table:table-cell>
          <table:table-cell office:value-type="float" office:value="24.9172477722168" calcext:value-type="float">
            <text:p>24.9172477722168</text:p>
          </table:table-cell>
          <table:table-cell table:style-name="ce1" office:value-type="string" calcext:value-type="string">
            <text:p>2017-06-14 13:13:16.89787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46484375" calcext:value-type="float">
            <text:p>38.146484375</text:p>
          </table:table-cell>
          <table:table-cell office:value-type="float" office:value="1003.03442382813" calcext:value-type="float">
            <text:p>1003.03442382813</text:p>
          </table:table-cell>
          <table:table-cell office:value-type="float" office:value="-23.2425155639648" calcext:value-type="float">
            <text:p>-23.2425155639648</text:p>
          </table:table-cell>
          <table:table-cell office:value-type="float" office:value="13.2176389694214" calcext:value-type="float">
            <text:p>13.2176389694214</text:p>
          </table:table-cell>
          <table:table-cell office:value-type="float" office:value="25.1300106048584" calcext:value-type="float">
            <text:p>25.1300106048584</text:p>
          </table:table-cell>
          <table:table-cell table:style-name="ce1" office:value-type="string" calcext:value-type="string">
            <text:p>2017-06-14 13:13:16.92173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6.797779083252" calcext:value-type="float">
            <text:p>36.797779083252</text:p>
          </table:table-cell>
          <table:table-cell office:value-type="float" office:value="1003.03442382813" calcext:value-type="float">
            <text:p>1003.03442382813</text:p>
          </table:table-cell>
          <table:table-cell office:value-type="float" office:value="-23.1682949066162" calcext:value-type="float">
            <text:p>-23.1682949066162</text:p>
          </table:table-cell>
          <table:table-cell office:value-type="float" office:value="13.0844011306763" calcext:value-type="float">
            <text:p>13.0844011306763</text:p>
          </table:table-cell>
          <table:table-cell office:value-type="float" office:value="25.3002223968506" calcext:value-type="float">
            <text:p>25.3002223968506</text:p>
          </table:table-cell>
          <table:table-cell table:style-name="ce1" office:value-type="string" calcext:value-type="string">
            <text:p>2017-06-14 13:13:16.9473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6.797779083252" calcext:value-type="float">
            <text:p>36.797779083252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2576942443848" calcext:value-type="float">
            <text:p>-23.2576942443848</text:p>
          </table:table-cell>
          <table:table-cell office:value-type="float" office:value="13.3919801712036" calcext:value-type="float">
            <text:p>13.3919801712036</text:p>
          </table:table-cell>
          <table:table-cell office:value-type="float" office:value="25.2380275726318" calcext:value-type="float">
            <text:p>25.2380275726318</text:p>
          </table:table-cell>
          <table:table-cell table:style-name="ce1" office:value-type="string" calcext:value-type="string">
            <text:p>2017-06-14 13:13:16.97123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6.797779083252" calcext:value-type="float">
            <text:p>36.797779083252</text:p>
          </table:table-cell>
          <table:table-cell office:value-type="float" office:value="1003.03662109375" calcext:value-type="float">
            <text:p>1003.03662109375</text:p>
          </table:table-cell>
          <table:table-cell office:value-type="float" office:value="-23.3292140960693" calcext:value-type="float">
            <text:p>-23.3292140960693</text:p>
          </table:table-cell>
          <table:table-cell office:value-type="float" office:value="13.6380434036255" calcext:value-type="float">
            <text:p>13.6380434036255</text:p>
          </table:table-cell>
          <table:table-cell office:value-type="float" office:value="25.1882705688477" calcext:value-type="float">
            <text:p>25.1882705688477</text:p>
          </table:table-cell>
          <table:table-cell table:style-name="ce1" office:value-type="string" calcext:value-type="string">
            <text:p>2017-06-14 13:13:16.99506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24984741211" calcext:value-type="float">
            <text:p>33.4124984741211</text:p>
          </table:table-cell>
          <table:table-cell office:value-type="float" office:value="36.797779083252" calcext:value-type="float">
            <text:p>36.797779083252</text:p>
          </table:table-cell>
          <table:table-cell office:value-type="float" office:value="1003.03662109375" calcext:value-type="float">
            <text:p>1003.03662109375</text:p>
          </table:table-cell>
          <table:table-cell office:value-type="float" office:value="-23.2854080200195" calcext:value-type="float">
            <text:p>-23.2854080200195</text:p>
          </table:table-cell>
          <table:table-cell office:value-type="float" office:value="13.8726034164429" calcext:value-type="float">
            <text:p>13.8726034164429</text:p>
          </table:table-cell>
          <table:table-cell office:value-type="float" office:value="25.235818862915" calcext:value-type="float">
            <text:p>25.235818862915</text:p>
          </table:table-cell>
          <table:table-cell table:style-name="ce1" office:value-type="string" calcext:value-type="string">
            <text:p>2017-06-14 13:13:17.01768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0126991271973" calcext:value-type="float">
            <text:p>38.0126991271973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2503623962402" calcext:value-type="float">
            <text:p>-23.2503623962402</text:p>
          </table:table-cell>
          <table:table-cell office:value-type="float" office:value="14.0602512359619" calcext:value-type="float">
            <text:p>14.0602512359619</text:p>
          </table:table-cell>
          <table:table-cell office:value-type="float" office:value="25.2738590240479" calcext:value-type="float">
            <text:p>25.2738590240479</text:p>
          </table:table-cell>
          <table:table-cell table:style-name="ce1" office:value-type="string" calcext:value-type="string">
            <text:p>2017-06-14 13:13:17.04262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0126991271973" calcext:value-type="float">
            <text:p>38.0126991271973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3424854278564" calcext:value-type="float">
            <text:p>-23.3424854278564</text:p>
          </table:table-cell>
          <table:table-cell office:value-type="float" office:value="14.1789646148682" calcext:value-type="float">
            <text:p>14.1789646148682</text:p>
          </table:table-cell>
          <table:table-cell office:value-type="float" office:value="25.0917549133301" calcext:value-type="float">
            <text:p>25.0917549133301</text:p>
          </table:table-cell>
          <table:table-cell table:style-name="ce1" office:value-type="string" calcext:value-type="string">
            <text:p>2017-06-14 13:13:17.0653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0126991271973" calcext:value-type="float">
            <text:p>38.0126991271973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4161834716797" calcext:value-type="float">
            <text:p>-23.4161834716797</text:p>
          </table:table-cell>
          <table:table-cell office:value-type="float" office:value="14.2739353179932" calcext:value-type="float">
            <text:p>14.2739353179932</text:p>
          </table:table-cell>
          <table:table-cell office:value-type="float" office:value="24.9460716247559" calcext:value-type="float">
            <text:p>24.9460716247559</text:p>
          </table:table-cell>
          <table:table-cell table:style-name="ce1" office:value-type="string" calcext:value-type="string">
            <text:p>2017-06-14 13:13:17.08943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3491210938" calcext:value-type="float">
            <text:p>1003.03491210938</text:p>
          </table:table-cell>
          <table:table-cell office:value-type="float" office:value="-23.3959178924561" calcext:value-type="float">
            <text:p>-23.3959178924561</text:p>
          </table:table-cell>
          <table:table-cell office:value-type="float" office:value="14.4379844665527" calcext:value-type="float">
            <text:p>14.4379844665527</text:p>
          </table:table-cell>
          <table:table-cell office:value-type="float" office:value="25.1324863433838" calcext:value-type="float">
            <text:p>25.1324863433838</text:p>
          </table:table-cell>
          <table:table-cell table:style-name="ce1" office:value-type="string" calcext:value-type="string">
            <text:p>2017-06-14 13:13:17.11343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3797054290771" calcext:value-type="float">
            <text:p>-23.3797054290771</text:p>
          </table:table-cell>
          <table:table-cell office:value-type="float" office:value="14.5692234039307" calcext:value-type="float">
            <text:p>14.5692234039307</text:p>
          </table:table-cell>
          <table:table-cell office:value-type="float" office:value="25.2816181182861" calcext:value-type="float">
            <text:p>25.2816181182861</text:p>
          </table:table-cell>
          <table:table-cell table:style-name="ce1" office:value-type="string" calcext:value-type="string">
            <text:p>2017-06-14 13:13:17.13721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3540039063" calcext:value-type="float">
            <text:p>1003.03540039063</text:p>
          </table:table-cell>
          <table:table-cell office:value-type="float" office:value="-23.4316139221191" calcext:value-type="float">
            <text:p>-23.4316139221191</text:p>
          </table:table-cell>
          <table:table-cell office:value-type="float" office:value="14.607460975647" calcext:value-type="float">
            <text:p>14.607460975647</text:p>
          </table:table-cell>
          <table:table-cell office:value-type="float" office:value="25.4234962463379" calcext:value-type="float">
            <text:p>25.4234962463379</text:p>
          </table:table-cell>
          <table:table-cell table:style-name="ce1" office:value-type="string" calcext:value-type="string">
            <text:p>2017-06-14 13:13:17.16099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3540039063" calcext:value-type="float">
            <text:p>1003.03540039063</text:p>
          </table:table-cell>
          <table:table-cell office:value-type="float" office:value="-23.4731407165527" calcext:value-type="float">
            <text:p>-23.4731407165527</text:p>
          </table:table-cell>
          <table:table-cell office:value-type="float" office:value="14.63805103302" calcext:value-type="float">
            <text:p>14.63805103302</text:p>
          </table:table-cell>
          <table:table-cell office:value-type="float" office:value="25.5369987487793" calcext:value-type="float">
            <text:p>25.5369987487793</text:p>
          </table:table-cell>
          <table:table-cell table:style-name="ce1" office:value-type="string" calcext:value-type="string">
            <text:p>2017-06-14 13:13:17.18391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7.7342796325684" calcext:value-type="float">
            <text:p>37.7342796325684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5058689117432" calcext:value-type="float">
            <text:p>-23.5058689117432</text:p>
          </table:table-cell>
          <table:table-cell office:value-type="float" office:value="14.6061134338379" calcext:value-type="float">
            <text:p>14.6061134338379</text:p>
          </table:table-cell>
          <table:table-cell office:value-type="float" office:value="25.6429195404053" calcext:value-type="float">
            <text:p>25.6429195404053</text:p>
          </table:table-cell>
          <table:table-cell table:style-name="ce1" office:value-type="string" calcext:value-type="string">
            <text:p>2017-06-14 13:13:17.20878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7.7342796325684" calcext:value-type="float">
            <text:p>37.7342796325684</text:p>
          </table:table-cell>
          <table:table-cell office:value-type="float" office:value="1003.03857421875" calcext:value-type="float">
            <text:p>1003.03857421875</text:p>
          </table:table-cell>
          <table:table-cell office:value-type="float" office:value="-23.5211505889893" calcext:value-type="float">
            <text:p>-23.5211505889893</text:p>
          </table:table-cell>
          <table:table-cell office:value-type="float" office:value="14.5804052352905" calcext:value-type="float">
            <text:p>14.5804052352905</text:p>
          </table:table-cell>
          <table:table-cell office:value-type="float" office:value="25.7274150848389" calcext:value-type="float">
            <text:p>25.7274150848389</text:p>
          </table:table-cell>
          <table:table-cell table:style-name="ce1" office:value-type="string" calcext:value-type="string">
            <text:p>2017-06-14 13:13:17.23140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7.7342796325684" calcext:value-type="float">
            <text:p>37.7342796325684</text:p>
          </table:table-cell>
          <table:table-cell office:value-type="float" office:value="1003.041015625" calcext:value-type="float">
            <text:p>1003.041015625</text:p>
          </table:table-cell>
          <table:table-cell office:value-type="float" office:value="-23.5239582061768" calcext:value-type="float">
            <text:p>-23.5239582061768</text:p>
          </table:table-cell>
          <table:table-cell office:value-type="float" office:value="14.5610456466675" calcext:value-type="float">
            <text:p>14.5610456466675</text:p>
          </table:table-cell>
          <table:table-cell office:value-type="float" office:value="25.3642292022705" calcext:value-type="float">
            <text:p>25.3642292022705</text:p>
          </table:table-cell>
          <table:table-cell table:style-name="ce1" office:value-type="string" calcext:value-type="string">
            <text:p>2017-06-14 13:13:17.25637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889762878418" calcext:value-type="float">
            <text:p>37.889762878418</text:p>
          </table:table-cell>
          <table:table-cell office:value-type="float" office:value="1003.04296875" calcext:value-type="float">
            <text:p>1003.04296875</text:p>
          </table:table-cell>
          <table:table-cell office:value-type="float" office:value="-23.6363639831543" calcext:value-type="float">
            <text:p>-23.6363639831543</text:p>
          </table:table-cell>
          <table:table-cell office:value-type="float" office:value="14.626049041748" calcext:value-type="float">
            <text:p>14.626049041748</text:p>
          </table:table-cell>
          <table:table-cell office:value-type="float" office:value="25.0758571624756" calcext:value-type="float">
            <text:p>25.0758571624756</text:p>
          </table:table-cell>
          <table:table-cell table:style-name="ce1" office:value-type="string" calcext:value-type="string">
            <text:p>2017-06-14 13:13:17.28117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889762878418" calcext:value-type="float">
            <text:p>37.889762878418</text:p>
          </table:table-cell>
          <table:table-cell office:value-type="float" office:value="1003.04296875" calcext:value-type="float">
            <text:p>1003.04296875</text:p>
          </table:table-cell>
          <table:table-cell office:value-type="float" office:value="-23.7262878417969" calcext:value-type="float">
            <text:p>-23.7262878417969</text:p>
          </table:table-cell>
          <table:table-cell office:value-type="float" office:value="14.678050994873" calcext:value-type="float">
            <text:p>14.678050994873</text:p>
          </table:table-cell>
          <table:table-cell office:value-type="float" office:value="24.8451595306396" calcext:value-type="float">
            <text:p>24.8451595306396</text:p>
          </table:table-cell>
          <table:table-cell table:style-name="ce1" office:value-type="string" calcext:value-type="string">
            <text:p>2017-06-14 13:13:17.3051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38752746582" calcext:value-type="float">
            <text:p>35.338752746582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889762878418" calcext:value-type="float">
            <text:p>37.889762878418</text:p>
          </table:table-cell>
          <table:table-cell office:value-type="float" office:value="1003.04541015625" calcext:value-type="float">
            <text:p>1003.04541015625</text:p>
          </table:table-cell>
          <table:table-cell office:value-type="float" office:value="-23.6939086914062" calcext:value-type="float">
            <text:p>-23.6939086914062</text:p>
          </table:table-cell>
          <table:table-cell office:value-type="float" office:value="15.0498867034912" calcext:value-type="float">
            <text:p>15.0498867034912</text:p>
          </table:table-cell>
          <table:table-cell office:value-type="float" office:value="24.899450302124" calcext:value-type="float">
            <text:p>24.899450302124</text:p>
          </table:table-cell>
          <table:table-cell table:style-name="ce1" office:value-type="string" calcext:value-type="string">
            <text:p>2017-06-14 13:13:17.32892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51229095459" calcext:value-type="float">
            <text:p>37.951229095459</text:p>
          </table:table-cell>
          <table:table-cell office:value-type="float" office:value="1003.0458984375" calcext:value-type="float">
            <text:p>1003.0458984375</text:p>
          </table:table-cell>
          <table:table-cell office:value-type="float" office:value="-23.5879306793213" calcext:value-type="float">
            <text:p>-23.5879306793213</text:p>
          </table:table-cell>
          <table:table-cell office:value-type="float" office:value="15.317720413208" calcext:value-type="float">
            <text:p>15.317720413208</text:p>
          </table:table-cell>
          <table:table-cell office:value-type="float" office:value="25.0368919372559" calcext:value-type="float">
            <text:p>25.0368919372559</text:p>
          </table:table-cell>
          <table:table-cell table:style-name="ce1" office:value-type="string" calcext:value-type="string">
            <text:p>2017-06-14 13:13:17.36830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951229095459" calcext:value-type="float">
            <text:p>37.951229095459</text:p>
          </table:table-cell>
          <table:table-cell office:value-type="float" office:value="1003.0419921875" calcext:value-type="float">
            <text:p>1003.0419921875</text:p>
          </table:table-cell>
          <table:table-cell office:value-type="float" office:value="-23.5031490325928" calcext:value-type="float">
            <text:p>-23.5031490325928</text:p>
          </table:table-cell>
          <table:table-cell office:value-type="float" office:value="15.5319881439209" calcext:value-type="float">
            <text:p>15.5319881439209</text:p>
          </table:table-cell>
          <table:table-cell office:value-type="float" office:value="25.1468467712402" calcext:value-type="float">
            <text:p>25.1468467712402</text:p>
          </table:table-cell>
          <table:table-cell table:style-name="ce1" office:value-type="string" calcext:value-type="string">
            <text:p>2017-06-14 13:13:17.40823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6.9966506958008" calcext:value-type="float">
            <text:p>36.9966506958008</text:p>
          </table:table-cell>
          <table:table-cell office:value-type="float" office:value="1003.04443359375" calcext:value-type="float">
            <text:p>1003.04443359375</text:p>
          </table:table-cell>
          <table:table-cell office:value-type="float" office:value="-23.4416408538818" calcext:value-type="float">
            <text:p>-23.4416408538818</text:p>
          </table:table-cell>
          <table:table-cell office:value-type="float" office:value="15.561411857605" calcext:value-type="float">
            <text:p>15.561411857605</text:p>
          </table:table-cell>
          <table:table-cell office:value-type="float" office:value="25.6181297302246" calcext:value-type="float">
            <text:p>25.6181297302246</text:p>
          </table:table-cell>
          <table:table-cell table:style-name="ce1" office:value-type="string" calcext:value-type="string">
            <text:p>2017-06-14 13:13:17.44819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6.9966506958008" calcext:value-type="float">
            <text:p>36.9966506958008</text:p>
          </table:table-cell>
          <table:table-cell office:value-type="float" office:value="1003.04614257813" calcext:value-type="float">
            <text:p>1003.04614257813</text:p>
          </table:table-cell>
          <table:table-cell office:value-type="float" office:value="-23.2744579315186" calcext:value-type="float">
            <text:p>-23.2744579315186</text:p>
          </table:table-cell>
          <table:table-cell office:value-type="float" office:value="15.4489898681641" calcext:value-type="float">
            <text:p>15.4489898681641</text:p>
          </table:table-cell>
          <table:table-cell office:value-type="float" office:value="25.6730461120605" calcext:value-type="float">
            <text:p>25.6730461120605</text:p>
          </table:table-cell>
          <table:table-cell table:style-name="ce1" office:value-type="string" calcext:value-type="string">
            <text:p>2017-06-14 13:13:17.48665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9.2818603515625" calcext:value-type="float">
            <text:p>39.2818603515625</text:p>
          </table:table-cell>
          <table:table-cell office:value-type="float" office:value="1003.04711914063" calcext:value-type="float">
            <text:p>1003.04711914063</text:p>
          </table:table-cell>
          <table:table-cell office:value-type="float" office:value="-23.1817798614502" calcext:value-type="float">
            <text:p>-23.1817798614502</text:p>
          </table:table-cell>
          <table:table-cell office:value-type="float" office:value="15.3430662155151" calcext:value-type="float">
            <text:p>15.3430662155151</text:p>
          </table:table-cell>
          <table:table-cell office:value-type="float" office:value="25.61328125" calcext:value-type="float">
            <text:p>25.61328125</text:p>
          </table:table-cell>
          <table:table-cell table:style-name="ce1" office:value-type="string" calcext:value-type="string">
            <text:p>2017-06-14 13:13:17.52927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9.2818603515625" calcext:value-type="float">
            <text:p>39.2818603515625</text:p>
          </table:table-cell>
          <table:table-cell office:value-type="float" office:value="1003.04858398438" calcext:value-type="float">
            <text:p>1003.04858398438</text:p>
          </table:table-cell>
          <table:table-cell office:value-type="float" office:value="-23.1035079956055" calcext:value-type="float">
            <text:p>-23.1035079956055</text:p>
          </table:table-cell>
          <table:table-cell office:value-type="float" office:value="15.100733757019" calcext:value-type="float">
            <text:p>15.100733757019</text:p>
          </table:table-cell>
          <table:table-cell office:value-type="float" office:value="25.48215675354" calcext:value-type="float">
            <text:p>25.48215675354</text:p>
          </table:table-cell>
          <table:table-cell table:style-name="ce1" office:value-type="string" calcext:value-type="string">
            <text:p>2017-06-14 13:13:17.56993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3032531738281" calcext:value-type="float">
            <text:p>35.3032531738281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6.9098701477051" calcext:value-type="float">
            <text:p>36.9098701477051</text:p>
          </table:table-cell>
          <table:table-cell office:value-type="float" office:value="1003.0546875" calcext:value-type="float">
            <text:p>1003.0546875</text:p>
          </table:table-cell>
          <table:table-cell office:value-type="float" office:value="-22.9809341430664" calcext:value-type="float">
            <text:p>-22.9809341430664</text:p>
          </table:table-cell>
          <table:table-cell office:value-type="float" office:value="14.9060010910034" calcext:value-type="float">
            <text:p>14.9060010910034</text:p>
          </table:table-cell>
          <table:table-cell office:value-type="float" office:value="25.3759365081787" calcext:value-type="float">
            <text:p>25.3759365081787</text:p>
          </table:table-cell>
          <table:table-cell table:style-name="ce1" office:value-type="string" calcext:value-type="string">
            <text:p>2017-06-14 13:13:17.60970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6.9098701477051" calcext:value-type="float">
            <text:p>36.9098701477051</text:p>
          </table:table-cell>
          <table:table-cell office:value-type="float" office:value="1003.05517578125" calcext:value-type="float">
            <text:p>1003.05517578125</text:p>
          </table:table-cell>
          <table:table-cell office:value-type="float" office:value="-22.9582290649414" calcext:value-type="float">
            <text:p>-22.9582290649414</text:p>
          </table:table-cell>
          <table:table-cell office:value-type="float" office:value="14.7901926040649" calcext:value-type="float">
            <text:p>14.7901926040649</text:p>
          </table:table-cell>
          <table:table-cell office:value-type="float" office:value="25.4719009399414" calcext:value-type="float">
            <text:p>25.4719009399414</text:p>
          </table:table-cell>
          <table:table-cell table:style-name="ce1" office:value-type="string" calcext:value-type="string">
            <text:p>2017-06-14 13:13:17.64777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789970397949" calcext:value-type="float">
            <text:p>35.1789970397949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6.9098701477051" calcext:value-type="float">
            <text:p>36.9098701477051</text:p>
          </table:table-cell>
          <table:table-cell office:value-type="float" office:value="1003.05859375" calcext:value-type="float">
            <text:p>1003.05859375</text:p>
          </table:table-cell>
          <table:table-cell office:value-type="float" office:value="-23.1331558227539" calcext:value-type="float">
            <text:p>-23.1331558227539</text:p>
          </table:table-cell>
          <table:table-cell office:value-type="float" office:value="14.6612529754639" calcext:value-type="float">
            <text:p>14.6612529754639</text:p>
          </table:table-cell>
          <table:table-cell office:value-type="float" office:value="25.4364318847656" calcext:value-type="float">
            <text:p>25.4364318847656</text:p>
          </table:table-cell>
          <table:table-cell table:style-name="ce1" office:value-type="string" calcext:value-type="string">
            <text:p>2017-06-14 13:13:17.68599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5932617188" calcext:value-type="float">
            <text:p>1003.05932617188</text:p>
          </table:table-cell>
          <table:table-cell office:value-type="float" office:value="-23.1275062561035" calcext:value-type="float">
            <text:p>-23.1275062561035</text:p>
          </table:table-cell>
          <table:table-cell office:value-type="float" office:value="14.5783615112305" calcext:value-type="float">
            <text:p>14.5783615112305</text:p>
          </table:table-cell>
          <table:table-cell office:value-type="float" office:value="25.4615936279297" calcext:value-type="float">
            <text:p>25.4615936279297</text:p>
          </table:table-cell>
          <table:table-cell table:style-name="ce1" office:value-type="string" calcext:value-type="string">
            <text:p>2017-06-14 13:13:17.7258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186859130859" calcext:value-type="float">
            <text:p>37.9186859130859</text:p>
          </table:table-cell>
          <table:table-cell office:value-type="float" office:value="1003.05444335938" calcext:value-type="float">
            <text:p>1003.05444335938</text:p>
          </table:table-cell>
          <table:table-cell office:value-type="float" office:value="-23.1229877471924" calcext:value-type="float">
            <text:p>-23.1229877471924</text:p>
          </table:table-cell>
          <table:table-cell office:value-type="float" office:value="14.5120477676392" calcext:value-type="float">
            <text:p>14.5120477676392</text:p>
          </table:table-cell>
          <table:table-cell office:value-type="float" office:value="25.4817218780518" calcext:value-type="float">
            <text:p>25.4817218780518</text:p>
          </table:table-cell>
          <table:table-cell table:style-name="ce1" office:value-type="string" calcext:value-type="string">
            <text:p>2017-06-14 13:13:17.76380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8.3995933532715" calcext:value-type="float">
            <text:p>38.3995933532715</text:p>
          </table:table-cell>
          <table:table-cell office:value-type="float" office:value="1003.05444335938" calcext:value-type="float">
            <text:p>1003.05444335938</text:p>
          </table:table-cell>
          <table:table-cell office:value-type="float" office:value="-23.178186416626" calcext:value-type="float">
            <text:p>-23.178186416626</text:p>
          </table:table-cell>
          <table:table-cell office:value-type="float" office:value="14.1784238815308" calcext:value-type="float">
            <text:p>14.1784238815308</text:p>
          </table:table-cell>
          <table:table-cell office:value-type="float" office:value="25.3863887786865" calcext:value-type="float">
            <text:p>25.3863887786865</text:p>
          </table:table-cell>
          <table:table-cell table:style-name="ce1" office:value-type="string" calcext:value-type="string">
            <text:p>2017-06-14 13:13:17.80158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91687011719" calcext:value-type="float">
            <text:p>33.4291687011719</text:p>
          </table:table-cell>
          <table:table-cell office:value-type="float" office:value="38.3995933532715" calcext:value-type="float">
            <text:p>38.3995933532715</text:p>
          </table:table-cell>
          <table:table-cell office:value-type="float" office:value="1003.05810546875" calcext:value-type="float">
            <text:p>1003.05810546875</text:p>
          </table:table-cell>
          <table:table-cell office:value-type="float" office:value="-23.1352615356445" calcext:value-type="float">
            <text:p>-23.1352615356445</text:p>
          </table:table-cell>
          <table:table-cell office:value-type="float" office:value="13.7973041534424" calcext:value-type="float">
            <text:p>13.7973041534424</text:p>
          </table:table-cell>
          <table:table-cell office:value-type="float" office:value="25.3892936706543" calcext:value-type="float">
            <text:p>25.3892936706543</text:p>
          </table:table-cell>
          <table:table-cell table:style-name="ce1" office:value-type="string" calcext:value-type="string">
            <text:p>2017-06-14 13:13:17.83971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7973365783691" calcext:value-type="float">
            <text:p>38.7973365783691</text:p>
          </table:table-cell>
          <table:table-cell office:value-type="float" office:value="1003.060546875" calcext:value-type="float">
            <text:p>1003.060546875</text:p>
          </table:table-cell>
          <table:table-cell office:value-type="float" office:value="-23.2858047485352" calcext:value-type="float">
            <text:p>-23.2858047485352</text:p>
          </table:table-cell>
          <table:table-cell office:value-type="float" office:value="13.636323928833" calcext:value-type="float">
            <text:p>13.636323928833</text:p>
          </table:table-cell>
          <table:table-cell office:value-type="float" office:value="25.2816181182861" calcext:value-type="float">
            <text:p>25.2816181182861</text:p>
          </table:table-cell>
          <table:table-cell table:style-name="ce1" office:value-type="string" calcext:value-type="string">
            <text:p>2017-06-14 13:13:17.87966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677536010742" calcext:value-type="float">
            <text:p>35.2677536010742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7973365783691" calcext:value-type="float">
            <text:p>38.7973365783691</text:p>
          </table:table-cell>
          <table:table-cell office:value-type="float" office:value="1003.05737304688" calcext:value-type="float">
            <text:p>1003.05737304688</text:p>
          </table:table-cell>
          <table:table-cell office:value-type="float" office:value="-23.4062404632568" calcext:value-type="float">
            <text:p>-23.4062404632568</text:p>
          </table:table-cell>
          <table:table-cell office:value-type="float" office:value="13.5075397491455" calcext:value-type="float">
            <text:p>13.5075397491455</text:p>
          </table:table-cell>
          <table:table-cell office:value-type="float" office:value="25.1954765319824" calcext:value-type="float">
            <text:p>25.1954765319824</text:p>
          </table:table-cell>
          <table:table-cell table:style-name="ce1" office:value-type="string" calcext:value-type="string">
            <text:p>2017-06-14 13:13:17.91756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7.3076095581055" calcext:value-type="float">
            <text:p>37.3076095581055</text:p>
          </table:table-cell>
          <table:table-cell office:value-type="float" office:value="1003.06127929688" calcext:value-type="float">
            <text:p>1003.06127929688</text:p>
          </table:table-cell>
          <table:table-cell office:value-type="float" office:value="-23.3380069732666" calcext:value-type="float">
            <text:p>-23.3380069732666</text:p>
          </table:table-cell>
          <table:table-cell office:value-type="float" office:value="13.6443395614624" calcext:value-type="float">
            <text:p>13.6443395614624</text:p>
          </table:table-cell>
          <table:table-cell office:value-type="float" office:value="25.1610450744629" calcext:value-type="float">
            <text:p>25.1610450744629</text:p>
          </table:table-cell>
          <table:table-cell table:style-name="ce1" office:value-type="string" calcext:value-type="string">
            <text:p>2017-06-14 13:13:17.95747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7.3076095581055" calcext:value-type="float">
            <text:p>37.3076095581055</text:p>
          </table:table-cell>
          <table:table-cell office:value-type="float" office:value="1003.05541992188" calcext:value-type="float">
            <text:p>1003.05541992188</text:p>
          </table:table-cell>
          <table:table-cell office:value-type="float" office:value="-23.3671188354492" calcext:value-type="float">
            <text:p>-23.3671188354492</text:p>
          </table:table-cell>
          <table:table-cell office:value-type="float" office:value="13.9693078994751" calcext:value-type="float">
            <text:p>13.9693078994751</text:p>
          </table:table-cell>
          <table:table-cell office:value-type="float" office:value="25.0808429718018" calcext:value-type="float">
            <text:p>25.0808429718018</text:p>
          </table:table-cell>
          <table:table-cell table:style-name="ce1" office:value-type="string" calcext:value-type="string">
            <text:p>2017-06-14 13:13:17.99565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8.0741691589355" calcext:value-type="float">
            <text:p>38.0741691589355</text:p>
          </table:table-cell>
          <table:table-cell office:value-type="float" office:value="1003.05859375" calcext:value-type="float">
            <text:p>1003.05859375</text:p>
          </table:table-cell>
          <table:table-cell office:value-type="float" office:value="-23.4744834899902" calcext:value-type="float">
            <text:p>-23.4744834899902</text:p>
          </table:table-cell>
          <table:table-cell office:value-type="float" office:value="14.17369556427" calcext:value-type="float">
            <text:p>14.17369556427</text:p>
          </table:table-cell>
          <table:table-cell office:value-type="float" office:value="25.1622352600098" calcext:value-type="float">
            <text:p>25.1622352600098</text:p>
          </table:table-cell>
          <table:table-cell table:style-name="ce1" office:value-type="string" calcext:value-type="string">
            <text:p>2017-06-14 13:13:18.03535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0741691589355" calcext:value-type="float">
            <text:p>38.0741691589355</text:p>
          </table:table-cell>
          <table:table-cell office:value-type="float" office:value="1003.05981445313" calcext:value-type="float">
            <text:p>1003.05981445313</text:p>
          </table:table-cell>
          <table:table-cell office:value-type="float" office:value="-23.5582160949707" calcext:value-type="float">
            <text:p>-23.5582160949707</text:p>
          </table:table-cell>
          <table:table-cell office:value-type="float" office:value="14.3374814987183" calcext:value-type="float">
            <text:p>14.3374814987183</text:p>
          </table:table-cell>
          <table:table-cell office:value-type="float" office:value="25.1286277770996" calcext:value-type="float">
            <text:p>25.1286277770996</text:p>
          </table:table-cell>
          <table:table-cell table:style-name="ce1" office:value-type="string" calcext:value-type="string">
            <text:p>2017-06-14 13:13:18.0732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0669364929199" calcext:value-type="float">
            <text:p>38.0669364929199</text:p>
          </table:table-cell>
          <table:table-cell office:value-type="float" office:value="1003.06372070313" calcext:value-type="float">
            <text:p>1003.06372070313</text:p>
          </table:table-cell>
          <table:table-cell office:value-type="float" office:value="-23.5816822052002" calcext:value-type="float">
            <text:p>-23.5816822052002</text:p>
          </table:table-cell>
          <table:table-cell office:value-type="float" office:value="14.4735164642334" calcext:value-type="float">
            <text:p>14.4735164642334</text:p>
          </table:table-cell>
          <table:table-cell office:value-type="float" office:value="25.1007671356201" calcext:value-type="float">
            <text:p>25.1007671356201</text:p>
          </table:table-cell>
          <table:table-cell table:style-name="ce1" office:value-type="string" calcext:value-type="string">
            <text:p>2017-06-14 13:13:18.11302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8.0669364929199" calcext:value-type="float">
            <text:p>38.0669364929199</text:p>
          </table:table-cell>
          <table:table-cell office:value-type="float" office:value="1003.05249023438" calcext:value-type="float">
            <text:p>1003.05249023438</text:p>
          </table:table-cell>
          <table:table-cell office:value-type="float" office:value="-23.473876953125" calcext:value-type="float">
            <text:p>-23.473876953125</text:p>
          </table:table-cell>
          <table:table-cell office:value-type="float" office:value="14.456449508667" calcext:value-type="float">
            <text:p>14.456449508667</text:p>
          </table:table-cell>
          <table:table-cell office:value-type="float" office:value="25.1029949188232" calcext:value-type="float">
            <text:p>25.1029949188232</text:p>
          </table:table-cell>
          <table:table-cell table:style-name="ce1" office:value-type="string" calcext:value-type="string">
            <text:p>2017-06-14 13:13:18.151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8.1030960083008" calcext:value-type="float">
            <text:p>38.1030960083008</text:p>
          </table:table-cell>
          <table:table-cell office:value-type="float" office:value="1003.05712890625" calcext:value-type="float">
            <text:p>1003.05712890625</text:p>
          </table:table-cell>
          <table:table-cell office:value-type="float" office:value="-23.41916847229" calcext:value-type="float">
            <text:p>-23.41916847229</text:p>
          </table:table-cell>
          <table:table-cell office:value-type="float" office:value="14.476523399353" calcext:value-type="float">
            <text:p>14.476523399353</text:p>
          </table:table-cell>
          <table:table-cell office:value-type="float" office:value="25.2787914276123" calcext:value-type="float">
            <text:p>25.2787914276123</text:p>
          </table:table-cell>
          <table:table-cell table:style-name="ce1" office:value-type="string" calcext:value-type="string">
            <text:p>2017-06-14 13:13:18.19140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030960083008" calcext:value-type="float">
            <text:p>38.1030960083008</text:p>
          </table:table-cell>
          <table:table-cell office:value-type="float" office:value="1003.0595703125" calcext:value-type="float">
            <text:p>1003.0595703125</text:p>
          </table:table-cell>
          <table:table-cell office:value-type="float" office:value="-23.3774833679199" calcext:value-type="float">
            <text:p>-23.3774833679199</text:p>
          </table:table-cell>
          <table:table-cell office:value-type="float" office:value="14.5770254135132" calcext:value-type="float">
            <text:p>14.5770254135132</text:p>
          </table:table-cell>
          <table:table-cell office:value-type="float" office:value="25.4580764770508" calcext:value-type="float">
            <text:p>25.4580764770508</text:p>
          </table:table-cell>
          <table:table-cell table:style-name="ce1" office:value-type="string" calcext:value-type="string">
            <text:p>2017-06-14 13:13:18.22965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1645660400391" calcext:value-type="float">
            <text:p>38.1645660400391</text:p>
          </table:table-cell>
          <table:table-cell office:value-type="float" office:value="1003.05688476563" calcext:value-type="float">
            <text:p>1003.05688476563</text:p>
          </table:table-cell>
          <table:table-cell office:value-type="float" office:value="-23.3386859893799" calcext:value-type="float">
            <text:p>-23.3386859893799</text:p>
          </table:table-cell>
          <table:table-cell office:value-type="float" office:value="14.6573476791382" calcext:value-type="float">
            <text:p>14.6573476791382</text:p>
          </table:table-cell>
          <table:table-cell office:value-type="float" office:value="25.6013851165771" calcext:value-type="float">
            <text:p>25.6013851165771</text:p>
          </table:table-cell>
          <table:table-cell table:style-name="ce1" office:value-type="string" calcext:value-type="string">
            <text:p>2017-06-14 13:13:18.26967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645660400391" calcext:value-type="float">
            <text:p>38.1645660400391</text:p>
          </table:table-cell>
          <table:table-cell office:value-type="float" office:value="1003.05322265625" calcext:value-type="float">
            <text:p>1003.05322265625</text:p>
          </table:table-cell>
          <table:table-cell office:value-type="float" office:value="-23.3284816741943" calcext:value-type="float">
            <text:p>-23.3284816741943</text:p>
          </table:table-cell>
          <table:table-cell office:value-type="float" office:value="14.9979820251465" calcext:value-type="float">
            <text:p>14.9979820251465</text:p>
          </table:table-cell>
          <table:table-cell office:value-type="float" office:value="25.7365474700928" calcext:value-type="float">
            <text:p>25.7365474700928</text:p>
          </table:table-cell>
          <table:table-cell table:style-name="ce1" office:value-type="string" calcext:value-type="string">
            <text:p>2017-06-14 13:13:18.30777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208335876465" calcext:value-type="float">
            <text:p>33.4208335876465</text:p>
          </table:table-cell>
          <table:table-cell office:value-type="float" office:value="38.5116844177246" calcext:value-type="float">
            <text:p>38.5116844177246</text:p>
          </table:table-cell>
          <table:table-cell office:value-type="float" office:value="1003.048828125" calcext:value-type="float">
            <text:p>1003.048828125</text:p>
          </table:table-cell>
          <table:table-cell office:value-type="float" office:value="-23.1763286590576" calcext:value-type="float">
            <text:p>-23.1763286590576</text:p>
          </table:table-cell>
          <table:table-cell office:value-type="float" office:value="15.2066135406494" calcext:value-type="float">
            <text:p>15.2066135406494</text:p>
          </table:table-cell>
          <table:table-cell office:value-type="float" office:value="25.7789115905762" calcext:value-type="float">
            <text:p>25.7789115905762</text:p>
          </table:table-cell>
          <table:table-cell table:style-name="ce1" office:value-type="string" calcext:value-type="string">
            <text:p>2017-06-14 13:13:18.34767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8.5116844177246" calcext:value-type="float">
            <text:p>38.5116844177246</text:p>
          </table:table-cell>
          <table:table-cell office:value-type="float" office:value="1003.05004882813" calcext:value-type="float">
            <text:p>1003.05004882813</text:p>
          </table:table-cell>
          <table:table-cell office:value-type="float" office:value="-23.156078338623" calcext:value-type="float">
            <text:p>-23.156078338623</text:p>
          </table:table-cell>
          <table:table-cell office:value-type="float" office:value="15.1049928665161" calcext:value-type="float">
            <text:p>15.1049928665161</text:p>
          </table:table-cell>
          <table:table-cell office:value-type="float" office:value="25.6514377593994" calcext:value-type="float">
            <text:p>25.6514377593994</text:p>
          </table:table-cell>
          <table:table-cell table:style-name="ce1" office:value-type="string" calcext:value-type="string">
            <text:p>2017-06-14 13:13:18.38978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9.0938339233398" calcext:value-type="float">
            <text:p>39.0938339233398</text:p>
          </table:table-cell>
          <table:table-cell office:value-type="float" office:value="1003.04711914063" calcext:value-type="float">
            <text:p>1003.04711914063</text:p>
          </table:table-cell>
          <table:table-cell office:value-type="float" office:value="-23.1423625946045" calcext:value-type="float">
            <text:p>-23.1423625946045</text:p>
          </table:table-cell>
          <table:table-cell office:value-type="float" office:value="15.0233783721924" calcext:value-type="float">
            <text:p>15.0233783721924</text:p>
          </table:table-cell>
          <table:table-cell office:value-type="float" office:value="25.6631374359131" calcext:value-type="float">
            <text:p>25.6631374359131</text:p>
          </table:table-cell>
          <table:table-cell table:style-name="ce1" office:value-type="string" calcext:value-type="string">
            <text:p>2017-06-14 13:13:18.42997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9.0938339233398" calcext:value-type="float">
            <text:p>39.0938339233398</text:p>
          </table:table-cell>
          <table:table-cell office:value-type="float" office:value="1003.05029296875" calcext:value-type="float">
            <text:p>1003.05029296875</text:p>
          </table:table-cell>
          <table:table-cell office:value-type="float" office:value="-23.1635990142822" calcext:value-type="float">
            <text:p>-23.1635990142822</text:p>
          </table:table-cell>
          <table:table-cell office:value-type="float" office:value="14.9247379302979" calcext:value-type="float">
            <text:p>14.9247379302979</text:p>
          </table:table-cell>
          <table:table-cell office:value-type="float" office:value="25.6733131408691" calcext:value-type="float">
            <text:p>25.6733131408691</text:p>
          </table:table-cell>
          <table:table-cell table:style-name="ce1" office:value-type="string" calcext:value-type="string">
            <text:p>2017-06-14 13:13:18.46826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143497467041" calcext:value-type="float">
            <text:p>35.143497467041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9.0938339233398" calcext:value-type="float">
            <text:p>39.0938339233398</text:p>
          </table:table-cell>
          <table:table-cell office:value-type="float" office:value="1003.05078125" calcext:value-type="float">
            <text:p>1003.05078125</text:p>
          </table:table-cell>
          <table:table-cell office:value-type="float" office:value="-23.1857719421387" calcext:value-type="float">
            <text:p>-23.1857719421387</text:p>
          </table:table-cell>
          <table:table-cell office:value-type="float" office:value="14.778172492981" calcext:value-type="float">
            <text:p>14.778172492981</text:p>
          </table:table-cell>
          <table:table-cell office:value-type="float" office:value="25.714672088623" calcext:value-type="float">
            <text:p>25.714672088623</text:p>
          </table:table-cell>
          <table:table-cell table:style-name="ce1" office:value-type="string" calcext:value-type="string">
            <text:p>2017-06-14 13:13:18.50794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9.0323638916016" calcext:value-type="float">
            <text:p>39.0323638916016</text:p>
          </table:table-cell>
          <table:table-cell office:value-type="float" office:value="1003.05102539063" calcext:value-type="float">
            <text:p>1003.05102539063</text:p>
          </table:table-cell>
          <table:table-cell office:value-type="float" office:value="-23.2383575439453" calcext:value-type="float">
            <text:p>-23.2383575439453</text:p>
          </table:table-cell>
          <table:table-cell office:value-type="float" office:value="14.6054229736328" calcext:value-type="float">
            <text:p>14.6054229736328</text:p>
          </table:table-cell>
          <table:table-cell office:value-type="float" office:value="25.6350803375244" calcext:value-type="float">
            <text:p>25.6350803375244</text:p>
          </table:table-cell>
          <table:table-cell table:style-name="ce1" office:value-type="string" calcext:value-type="string">
            <text:p>2017-06-14 13:13:18.5471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145004272461" calcext:value-type="float">
            <text:p>35.2145004272461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9.0323638916016" calcext:value-type="float">
            <text:p>39.0323638916016</text:p>
          </table:table-cell>
          <table:table-cell office:value-type="float" office:value="1003.05493164063" calcext:value-type="float">
            <text:p>1003.05493164063</text:p>
          </table:table-cell>
          <table:table-cell office:value-type="float" office:value="-23.2771224975586" calcext:value-type="float">
            <text:p>-23.2771224975586</text:p>
          </table:table-cell>
          <table:table-cell office:value-type="float" office:value="14.433762550354" calcext:value-type="float">
            <text:p>14.433762550354</text:p>
          </table:table-cell>
          <table:table-cell office:value-type="float" office:value="25.4428672790527" calcext:value-type="float">
            <text:p>25.4428672790527</text:p>
          </table:table-cell>
          <table:table-cell table:style-name="ce1" office:value-type="string" calcext:value-type="string">
            <text:p>2017-06-14 13:13:18.58773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6438827514648" calcext:value-type="float">
            <text:p>37.6438827514648</text:p>
          </table:table-cell>
          <table:table-cell office:value-type="float" office:value="1003.05322265625" calcext:value-type="float">
            <text:p>1003.05322265625</text:p>
          </table:table-cell>
          <table:table-cell office:value-type="float" office:value="-23.3898906707764" calcext:value-type="float">
            <text:p>-23.3898906707764</text:p>
          </table:table-cell>
          <table:table-cell office:value-type="float" office:value="14.2976160049438" calcext:value-type="float">
            <text:p>14.2976160049438</text:p>
          </table:table-cell>
          <table:table-cell office:value-type="float" office:value="25.2908973693848" calcext:value-type="float">
            <text:p>25.2908973693848</text:p>
          </table:table-cell>
          <table:table-cell table:style-name="ce1" office:value-type="string" calcext:value-type="string">
            <text:p>2017-06-14 13:13:18.62753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24984741211" calcext:value-type="float">
            <text:p>33.4124984741211</text:p>
          </table:table-cell>
          <table:table-cell office:value-type="float" office:value="37.6438827514648" calcext:value-type="float">
            <text:p>37.6438827514648</text:p>
          </table:table-cell>
          <table:table-cell office:value-type="float" office:value="1003.05615234375" calcext:value-type="float">
            <text:p>1003.05615234375</text:p>
          </table:table-cell>
          <table:table-cell office:value-type="float" office:value="-23.2875576019287" calcext:value-type="float">
            <text:p>-23.2875576019287</text:p>
          </table:table-cell>
          <table:table-cell office:value-type="float" office:value="14.275749206543" calcext:value-type="float">
            <text:p>14.275749206543</text:p>
          </table:table-cell>
          <table:table-cell office:value-type="float" office:value="25.2724418640137" calcext:value-type="float">
            <text:p>25.2724418640137</text:p>
          </table:table-cell>
          <table:table-cell table:style-name="ce1" office:value-type="string" calcext:value-type="string">
            <text:p>2017-06-14 13:13:18.66566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4811706542969" calcext:value-type="float">
            <text:p>37.4811706542969</text:p>
          </table:table-cell>
          <table:table-cell office:value-type="float" office:value="1003.06103515625" calcext:value-type="float">
            <text:p>1003.06103515625</text:p>
          </table:table-cell>
          <table:table-cell office:value-type="float" office:value="-23.2817840576172" calcext:value-type="float">
            <text:p>-23.2817840576172</text:p>
          </table:table-cell>
          <table:table-cell office:value-type="float" office:value="14.1585121154785" calcext:value-type="float">
            <text:p>14.1585121154785</text:p>
          </table:table-cell>
          <table:table-cell office:value-type="float" office:value="25.0683059692383" calcext:value-type="float">
            <text:p>25.0683059692383</text:p>
          </table:table-cell>
          <table:table-cell table:style-name="ce1" office:value-type="string" calcext:value-type="string">
            <text:p>2017-06-14 13:13:18.70535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7.4811706542969" calcext:value-type="float">
            <text:p>37.4811706542969</text:p>
          </table:table-cell>
          <table:table-cell office:value-type="float" office:value="1003.06372070313" calcext:value-type="float">
            <text:p>1003.06372070313</text:p>
          </table:table-cell>
          <table:table-cell office:value-type="float" office:value="-23.3002147674561" calcext:value-type="float">
            <text:p>-23.3002147674561</text:p>
          </table:table-cell>
          <table:table-cell office:value-type="float" office:value="13.8898134231567" calcext:value-type="float">
            <text:p>13.8898134231567</text:p>
          </table:table-cell>
          <table:table-cell office:value-type="float" office:value="25.0794830322266" calcext:value-type="float">
            <text:p>25.0794830322266</text:p>
          </table:table-cell>
          <table:table-cell table:style-name="ce1" office:value-type="string" calcext:value-type="string">
            <text:p>2017-06-14 13:13:18.74328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291687011719" calcext:value-type="float">
            <text:p>33.4291687011719</text:p>
          </table:table-cell>
          <table:table-cell office:value-type="float" office:value="37.8391380310059" calcext:value-type="float">
            <text:p>37.8391380310059</text:p>
          </table:table-cell>
          <table:table-cell office:value-type="float" office:value="1003.05859375" calcext:value-type="float">
            <text:p>1003.05859375</text:p>
          </table:table-cell>
          <table:table-cell office:value-type="float" office:value="-23.3149585723877" calcext:value-type="float">
            <text:p>-23.3149585723877</text:p>
          </table:table-cell>
          <table:table-cell office:value-type="float" office:value="13.6748542785645" calcext:value-type="float">
            <text:p>13.6748542785645</text:p>
          </table:table-cell>
          <table:table-cell office:value-type="float" office:value="25.0884246826172" calcext:value-type="float">
            <text:p>25.0884246826172</text:p>
          </table:table-cell>
          <table:table-cell table:style-name="ce1" office:value-type="string" calcext:value-type="string">
            <text:p>2017-06-14 13:13:18.78320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61247253418" calcext:value-type="float">
            <text:p>35.161247253418</text:p>
          </table:table-cell>
          <table:table-cell office:value-type="float" office:value="33.4291687011719" calcext:value-type="float">
            <text:p>33.4291687011719</text:p>
          </table:table-cell>
          <table:table-cell office:value-type="float" office:value="37.8391380310059" calcext:value-type="float">
            <text:p>37.8391380310059</text:p>
          </table:table-cell>
          <table:table-cell office:value-type="float" office:value="1003.05590820313" calcext:value-type="float">
            <text:p>1003.05590820313</text:p>
          </table:table-cell>
          <table:table-cell office:value-type="float" office:value="-23.2618198394775" calcext:value-type="float">
            <text:p>-23.2618198394775</text:p>
          </table:table-cell>
          <table:table-cell office:value-type="float" office:value="13.4623498916626" calcext:value-type="float">
            <text:p>13.4623498916626</text:p>
          </table:table-cell>
          <table:table-cell office:value-type="float" office:value="25.1421146392822" calcext:value-type="float">
            <text:p>25.1421146392822</text:p>
          </table:table-cell>
          <table:table-cell table:style-name="ce1" office:value-type="string" calcext:value-type="string">
            <text:p>2017-06-14 13:13:18.82153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8.1898765563965" calcext:value-type="float">
            <text:p>38.1898765563965</text:p>
          </table:table-cell>
          <table:table-cell office:value-type="float" office:value="1003.05737304688" calcext:value-type="float">
            <text:p>1003.05737304688</text:p>
          </table:table-cell>
          <table:table-cell office:value-type="float" office:value="-23.4255924224853" calcext:value-type="float">
            <text:p>-23.4255924224853</text:p>
          </table:table-cell>
          <table:table-cell office:value-type="float" office:value="13.4261121749878" calcext:value-type="float">
            <text:p>13.4261121749878</text:p>
          </table:table-cell>
          <table:table-cell office:value-type="float" office:value="24.8154335021973" calcext:value-type="float">
            <text:p>24.8154335021973</text:p>
          </table:table-cell>
          <table:table-cell table:style-name="ce1" office:value-type="string" calcext:value-type="string">
            <text:p>2017-06-14 13:13:18.86120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8.1898765563965" calcext:value-type="float">
            <text:p>38.1898765563965</text:p>
          </table:table-cell>
          <table:table-cell office:value-type="float" office:value="1003.05981445313" calcext:value-type="float">
            <text:p>1003.05981445313</text:p>
          </table:table-cell>
          <table:table-cell office:value-type="float" office:value="-23.3885440826416" calcext:value-type="float">
            <text:p>-23.3885440826416</text:p>
          </table:table-cell>
          <table:table-cell office:value-type="float" office:value="13.4841423034668" calcext:value-type="float">
            <text:p>13.4841423034668</text:p>
          </table:table-cell>
          <table:table-cell office:value-type="float" office:value="24.7803421020508" calcext:value-type="float">
            <text:p>24.7803421020508</text:p>
          </table:table-cell>
          <table:table-cell table:style-name="ce1" office:value-type="string" calcext:value-type="string">
            <text:p>2017-06-14 13:13:18.8999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8.0777854919434" calcext:value-type="float">
            <text:p>38.0777854919434</text:p>
          </table:table-cell>
          <table:table-cell office:value-type="float" office:value="1003.05786132813" calcext:value-type="float">
            <text:p>1003.05786132813</text:p>
          </table:table-cell>
          <table:table-cell office:value-type="float" office:value="-23.3611278533936" calcext:value-type="float">
            <text:p>-23.3611278533936</text:p>
          </table:table-cell>
          <table:table-cell office:value-type="float" office:value="13.5302820205688" calcext:value-type="float">
            <text:p>13.5302820205688</text:p>
          </table:table-cell>
          <table:table-cell office:value-type="float" office:value="24.853982925415" calcext:value-type="float">
            <text:p>24.853982925415</text:p>
          </table:table-cell>
          <table:table-cell table:style-name="ce1" office:value-type="string" calcext:value-type="string">
            <text:p>2017-06-14 13:13:18.93998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8.0777854919434" calcext:value-type="float">
            <text:p>38.0777854919434</text:p>
          </table:table-cell>
          <table:table-cell office:value-type="float" office:value="1003.056640625" calcext:value-type="float">
            <text:p>1003.056640625</text:p>
          </table:table-cell>
          <table:table-cell office:value-type="float" office:value="-23.4600086212158" calcext:value-type="float">
            <text:p>-23.4600086212158</text:p>
          </table:table-cell>
          <table:table-cell office:value-type="float" office:value="13.6309309005737" calcext:value-type="float">
            <text:p>13.6309309005737</text:p>
          </table:table-cell>
          <table:table-cell office:value-type="float" office:value="24.9153575897217" calcext:value-type="float">
            <text:p>24.9153575897217</text:p>
          </table:table-cell>
          <table:table-cell table:style-name="ce1" office:value-type="string" calcext:value-type="string">
            <text:p>2017-06-14 13:13:18.97810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124984741211" calcext:value-type="float">
            <text:p>33.4124984741211</text:p>
          </table:table-cell>
          <table:table-cell office:value-type="float" office:value="37.951229095459" calcext:value-type="float">
            <text:p>37.951229095459</text:p>
          </table:table-cell>
          <table:table-cell office:value-type="float" office:value="1003.05541992188" calcext:value-type="float">
            <text:p>1003.05541992188</text:p>
          </table:table-cell>
          <table:table-cell office:value-type="float" office:value="-23.4640369415283" calcext:value-type="float">
            <text:p>-23.4640369415283</text:p>
          </table:table-cell>
          <table:table-cell office:value-type="float" office:value="13.7497205734253" calcext:value-type="float">
            <text:p>13.7497205734253</text:p>
          </table:table-cell>
          <table:table-cell office:value-type="float" office:value="24.9925804138184" calcext:value-type="float">
            <text:p>24.9925804138184</text:p>
          </table:table-cell>
          <table:table-cell table:style-name="ce1" office:value-type="string" calcext:value-type="string">
            <text:p>2017-06-14 13:13:19.01794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32250213623" calcext:value-type="float">
            <text:p>35.232250213623</text:p>
          </table:table-cell>
          <table:table-cell office:value-type="float" office:value="33.4229164123535" calcext:value-type="float">
            <text:p>33.4229164123535</text:p>
          </table:table-cell>
          <table:table-cell office:value-type="float" office:value="37.951229095459" calcext:value-type="float">
            <text:p>37.951229095459</text:p>
          </table:table-cell>
          <table:table-cell office:value-type="float" office:value="1003.06201171875" calcext:value-type="float">
            <text:p>1003.06201171875</text:p>
          </table:table-cell>
          <table:table-cell office:value-type="float" office:value="-23.5959815979004" calcext:value-type="float">
            <text:p>-23.5959815979004</text:p>
          </table:table-cell>
          <table:table-cell office:value-type="float" office:value="14.0099039077759" calcext:value-type="float">
            <text:p>14.0099039077759</text:p>
          </table:table-cell>
          <table:table-cell office:value-type="float" office:value="25.101526260376" calcext:value-type="float">
            <text:p>25.101526260376</text:p>
          </table:table-cell>
          <table:table-cell table:style-name="ce1" office:value-type="string" calcext:value-type="string">
            <text:p>2017-06-14 13:13:19.05612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249992370605" calcext:value-type="float">
            <text:p>33.4249992370605</text:p>
          </table:table-cell>
          <table:table-cell office:value-type="float" office:value="37.8969917297363" calcext:value-type="float">
            <text:p>37.8969917297363</text:p>
          </table:table-cell>
          <table:table-cell office:value-type="float" office:value="1003.0615234375" calcext:value-type="float">
            <text:p>1003.0615234375</text:p>
          </table:table-cell>
          <table:table-cell office:value-type="float" office:value="-23.7003574371338" calcext:value-type="float">
            <text:p>-23.7003574371338</text:p>
          </table:table-cell>
          <table:table-cell office:value-type="float" office:value="14.1730241775513" calcext:value-type="float">
            <text:p>14.1730241775513</text:p>
          </table:table-cell>
          <table:table-cell office:value-type="float" office:value="25.1648788452148" calcext:value-type="float">
            <text:p>25.1648788452148</text:p>
          </table:table-cell>
          <table:table-cell table:style-name="ce1" office:value-type="string" calcext:value-type="string">
            <text:p>2017-06-14 13:13:19.0961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1967468261719" calcext:value-type="float">
            <text:p>35.1967468261719</text:p>
          </table:table-cell>
          <table:table-cell office:value-type="float" office:value="33.4166679382324" calcext:value-type="float">
            <text:p>33.4166679382324</text:p>
          </table:table-cell>
          <table:table-cell office:value-type="float" office:value="37.8969917297363" calcext:value-type="float">
            <text:p>37.8969917297363</text:p>
          </table:table-cell>
          <table:table-cell office:value-type="float" office:value="1003.05810546875" calcext:value-type="float">
            <text:p>1003.05810546875</text:p>
          </table:table-cell>
          <table:table-cell office:value-type="float" office:value="-23.6802997589111" calcext:value-type="float">
            <text:p>-23.6802997589111</text:p>
          </table:table-cell>
          <table:table-cell office:value-type="float" office:value="14.30202293396" calcext:value-type="float">
            <text:p>14.30202293396</text:p>
          </table:table-cell>
          <table:table-cell office:value-type="float" office:value="25.2132816314697" calcext:value-type="float">
            <text:p>25.2132816314697</text:p>
          </table:table-cell>
          <table:table-cell table:style-name="ce1" office:value-type="string" calcext:value-type="string">
            <text:p>2017-06-14 13:13:19.13405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030960083008" calcext:value-type="float">
            <text:p>38.1030960083008</text:p>
          </table:table-cell>
          <table:table-cell office:value-type="float" office:value="1003.06103515625" calcext:value-type="float">
            <text:p>1003.06103515625</text:p>
          </table:table-cell>
          <table:table-cell office:value-type="float" office:value="-23.5301246643066" calcext:value-type="float">
            <text:p>-23.5301246643066</text:p>
          </table:table-cell>
          <table:table-cell office:value-type="float" office:value="14.4094038009644" calcext:value-type="float">
            <text:p>14.4094038009644</text:p>
          </table:table-cell>
          <table:table-cell office:value-type="float" office:value="25.0935497283936" calcext:value-type="float">
            <text:p>25.0935497283936</text:p>
          </table:table-cell>
          <table:table-cell table:style-name="ce1" office:value-type="string" calcext:value-type="string">
            <text:p>2017-06-14 13:13:19.17379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5" calcext:value-type="float">
            <text:p>35.25</text:p>
          </table:table-cell>
          <table:table-cell office:value-type="float" office:value="33.4187507629395" calcext:value-type="float">
            <text:p>33.4187507629395</text:p>
          </table:table-cell>
          <table:table-cell office:value-type="float" office:value="38.1030960083008" calcext:value-type="float">
            <text:p>38.1030960083008</text:p>
          </table:table-cell>
          <table:table-cell office:value-type="float" office:value="1003.05737304688" calcext:value-type="float">
            <text:p>1003.05737304688</text:p>
          </table:table-cell>
          <table:table-cell office:value-type="float" office:value="-23.4995594024658" calcext:value-type="float">
            <text:p>-23.4995594024658</text:p>
          </table:table-cell>
          <table:table-cell office:value-type="float" office:value="14.5745487213135" calcext:value-type="float">
            <text:p>14.5745487213135</text:p>
          </table:table-cell>
          <table:table-cell office:value-type="float" office:value="25.3044757843018" calcext:value-type="float">
            <text:p>25.3044757843018</text:p>
          </table:table-cell>
          <table:table-cell table:style-name="ce1" office:value-type="string" calcext:value-type="string">
            <text:p>2017-06-14 13:13:19.2119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7.6764259338379" calcext:value-type="float">
            <text:p>37.6764259338379</text:p>
          </table:table-cell>
          <table:table-cell office:value-type="float" office:value="1003.05395507813" calcext:value-type="float">
            <text:p>1003.05395507813</text:p>
          </table:table-cell>
          <table:table-cell office:value-type="float" office:value="-23.4558544158936" calcext:value-type="float">
            <text:p>-23.4558544158936</text:p>
          </table:table-cell>
          <table:table-cell office:value-type="float" office:value="14.8310403823853" calcext:value-type="float">
            <text:p>14.8310403823853</text:p>
          </table:table-cell>
          <table:table-cell office:value-type="float" office:value="25.2571125030518" calcext:value-type="float">
            <text:p>25.2571125030518</text:p>
          </table:table-cell>
          <table:table-cell table:style-name="ce1" office:value-type="string" calcext:value-type="string">
            <text:p>2017-06-14 13:13:19.25174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270820617676" calcext:value-type="float">
            <text:p>33.4270820617676</text:p>
          </table:table-cell>
          <table:table-cell office:value-type="float" office:value="37.6764259338379" calcext:value-type="float">
            <text:p>37.6764259338379</text:p>
          </table:table-cell>
          <table:table-cell office:value-type="float" office:value="1003.05102539063" calcext:value-type="float">
            <text:p>1003.05102539063</text:p>
          </table:table-cell>
          <table:table-cell office:value-type="float" office:value="-23.4208908081055" calcext:value-type="float">
            <text:p>-23.4208908081055</text:p>
          </table:table-cell>
          <table:table-cell office:value-type="float" office:value="15.0362339019775" calcext:value-type="float">
            <text:p>15.0362339019775</text:p>
          </table:table-cell>
          <table:table-cell office:value-type="float" office:value="25.2192230224609" calcext:value-type="float">
            <text:p>25.2192230224609</text:p>
          </table:table-cell>
          <table:table-cell table:style-name="ce1" office:value-type="string" calcext:value-type="string">
            <text:p>2017-06-14 13:13:19.2899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5.2855033874512" calcext:value-type="float">
            <text:p>35.2855033874512</text:p>
          </table:table-cell>
          <table:table-cell office:value-type="float" office:value="33.4124984741211" calcext:value-type="float">
            <text:p>33.4124984741211</text:p>
          </table:table-cell>
          <table:table-cell office:value-type="float" office:value="37.6764259338379" calcext:value-type="float">
            <text:p>37.6764259338379</text:p>
          </table:table-cell>
          <table:table-cell office:value-type="float" office:value="1003.05102539063" calcext:value-type="float">
            <text:p>1003.05102539063</text:p>
          </table:table-cell>
          <table:table-cell office:value-type="float" office:value="-23.3368492126465" calcext:value-type="float">
            <text:p>-23.3368492126465</text:p>
          </table:table-cell>
          <table:table-cell office:value-type="float" office:value="15.0021476745605" calcext:value-type="float">
            <text:p>15.0021476745605</text:p>
          </table:table-cell>
          <table:table-cell office:value-type="float" office:value="25.248104095459" calcext:value-type="float">
            <text:p>25.248104095459</text:p>
          </table:table-cell>
          <table:table-cell table:style-name="ce1" office:value-type="string" calcext:value-type="string">
            <text:p>2017-06-14 13:13:19.3261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3:45:35.798496745</dc:date>
    <meta:editing-duration>PT20M6S</meta:editing-duration>
    <meta:editing-cycles>6</meta:editing-cycles>
    <meta:generator>LibreOffice/5.3.2.2$Linux_X86_64 LibreOffice_project/30m0$Build-2</meta:generator>
    <meta:document-statistic meta:table-count="1" meta:cell-count="2118" meta:object-count="0"/>
  </office:meta>
</office:document-meta>
</file>